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8.5cm" table:align="left"/>
    </style:style>
    <style:style style:name="Tabela1.A" style:family="table-column">
      <style:table-column-properties style:column-width="2.879cm"/>
    </style:style>
    <style:style style:name="Tabela1.B" style:family="table-column">
      <style:table-column-properties style:column-width="15.621cm"/>
    </style:style>
    <style:style style:name="Tabela1.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1.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1.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1.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 style:family="table">
      <style:table-properties style:width="18.5cm" table:align="left"/>
    </style:style>
    <style:style style:name="Tabela2.A" style:family="table-column">
      <style:table-column-properties style:column-width="2.641cm"/>
    </style:style>
    <style:style style:name="Tabela2.B" style:family="table-column">
      <style:table-column-properties style:column-width="8.285cm"/>
    </style:style>
    <style:style style:name="Tabela2.C" style:family="table-column">
      <style:table-column-properties style:column-width="7.574cm"/>
    </style:style>
    <style:style style:name="Tabela2.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2.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4"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2.B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C4"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2.C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 style:family="table">
      <style:table-properties style:width="18.5cm" table:align="left"/>
    </style:style>
    <style:style style:name="Tabela3.A" style:family="table-column">
      <style:table-column-properties style:column-width="2.886cm"/>
    </style:style>
    <style:style style:name="Tabela3.B" style:family="table-column">
      <style:table-column-properties style:column-width="7.691cm"/>
    </style:style>
    <style:style style:name="Tabela3.C" style:family="table-column">
      <style:table-column-properties style:column-width="7.923cm"/>
    </style:style>
    <style:style style:name="Tabela3.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3.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3.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C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3.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3.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3.C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4" style:family="table">
      <style:table-properties style:width="18.5cm" table:align="left"/>
    </style:style>
    <style:style style:name="Tabela4.A" style:family="table-column">
      <style:table-column-properties style:column-width="10.834cm"/>
    </style:style>
    <style:style style:name="Tabela4.B" style:family="table-column">
      <style:table-column-properties style:column-width="7.666cm"/>
    </style:style>
    <style:style style:name="Tabela4.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4.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4.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4.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4.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4.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5" style:family="table">
      <style:table-properties style:width="18.45cm" table:align="left"/>
    </style:style>
    <style:style style:name="Tabela5.A" style:family="table-column">
      <style:table-column-properties style:column-width="4.78cm"/>
    </style:style>
    <style:style style:name="Tabela5.B" style:family="table-column">
      <style:table-column-properties style:column-width="13.67cm"/>
    </style:style>
    <style:style style:name="Tabela5.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5.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5.A3"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5.B3"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a6" style:family="table">
      <style:table-properties style:width="18.5cm" table:align="left"/>
    </style:style>
    <style:style style:name="Tabela6.A" style:family="table-column">
      <style:table-column-properties style:column-width="7.925cm"/>
    </style:style>
    <style:style style:name="Tabela6.B" style:family="table-column">
      <style:table-column-properties style:column-width="10.575cm"/>
    </style:style>
    <style:style style:name="Tabela6.A1" style:family="table-cell">
      <style:table-cell-properties style:vertical-align="middle" fo:background-color="#cccccc"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background-image/>
      </style:table-cell-properties>
    </style:style>
    <style:style style:name="Tabela6.B1" style:family="table-cell">
      <style:table-cell-properties style:vertical-align="middle" fo:background-color="#cccccc"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background-image/>
      </style:table-cell-properties>
    </style:style>
    <style:style style:name="Tabe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3"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a6.B3"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a6.A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a6.B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Contents_20_1">
      <style:paragraph-properties>
        <style:tab-stops>
          <style:tab-stop style:position="18.498cm" style:type="right" style:leader-style="dotted" style:leader-text="."/>
        </style:tab-stops>
      </style:paragraph-properties>
    </style:style>
    <style:style style:name="P2" style:family="paragraph" style:parent-style-name="Heading_20_1" style:master-page-name="Index">
      <style:paragraph-properties fo:margin-top="0cm" fo:margin-bottom="0cm" style:contextual-spacing="false" fo:line-height="115%" style:page-number="1"/>
    </style:style>
    <style:style style:name="P3" style:family="paragraph" style:parent-style-name="Text_20_body">
      <style:paragraph-properties fo:margin-top="0cm" fo:margin-bottom="0cm" style:contextual-spacing="false" fo:line-height="115%" fo:text-align="justify" style:justify-single-word="false"/>
    </style:style>
    <style:style style:name="P4" style:family="paragraph" style:parent-style-name="Heading_20_2">
      <style:paragraph-properties fo:margin-top="0cm" fo:margin-bottom="0cm" style:contextual-spacing="false" fo:line-height="115%" fo:text-align="justify" style:justify-single-word="false"/>
    </style:style>
    <style:style style:name="P5" style:family="paragraph" style:parent-style-name="Table_20_Contents">
      <style:paragraph-properties fo:margin-top="0cm" fo:margin-bottom="0cm" style:contextual-spacing="false" fo:line-height="115%" fo:text-align="center" style:justify-single-word="false"/>
      <style:text-properties fo:font-weight="bold" style:font-weight-asian="bold" style:font-weight-complex="bold"/>
    </style:style>
    <style:style style:name="P6" style:family="paragraph" style:parent-style-name="Table_20_Contents">
      <style:paragraph-properties fo:margin-top="0cm" fo:margin-bottom="0cm" style:contextual-spacing="false" fo:line-height="115%" fo:text-align="center" style:justify-single-word="false"/>
      <style:text-properties fo:font-weight="bold"/>
    </style:style>
    <style:style style:name="P7" style:family="paragraph" style:parent-style-name="Table_20_Contents">
      <style:paragraph-properties fo:margin-top="0cm" fo:margin-bottom="0cm" style:contextual-spacing="false" fo:line-height="115%" fo:text-align="justify" style:justify-single-word="false"/>
    </style:style>
    <style:style style:name="P8" style:family="paragraph" style:parent-style-name="Heading_20_3">
      <style:paragraph-properties fo:margin-top="0cm" fo:margin-bottom="0cm" style:contextual-spacing="false" fo:line-height="115%" fo:text-align="justify" style:justify-single-word="false"/>
    </style:style>
    <style:style style:name="P9" style:family="paragraph" style:parent-style-name="Preformatted_20_Text">
      <style:paragraph-properties fo:margin-top="0cm" fo:margin-bottom="0cm" style:contextual-spacing="false" fo:line-height="115%" fo:text-align="justify" style:justify-single-word="false" fo:padding="0.45cm" fo:border="0.06pt solid #000000" style:shadow="#808080 0.176cm 0.176cm"/>
    </style:style>
    <style:style style:name="P10" style:family="paragraph" style:parent-style-name="Preformatted_20_Text">
      <style:paragraph-properties fo:margin-top="0cm" fo:margin-bottom="0cm" style:contextual-spacing="false" fo:line-height="115%" fo:text-align="justify" style:justify-single-word="false"/>
    </style:style>
    <style:style style:name="P11" style:family="paragraph" style:parent-style-name="Text_20_body" style:list-style-name="L1">
      <style:paragraph-properties fo:margin-top="0cm" fo:margin-bottom="0cm" style:contextual-spacing="false" fo:line-height="115%" fo:text-align="justify" style:justify-single-word="false"/>
    </style:style>
    <style:style style:name="P12" style:family="paragraph" style:parent-style-name="Text_20_body" style:list-style-name="L2">
      <style:paragraph-properties fo:margin-top="0cm" fo:margin-bottom="0cm" style:contextual-spacing="false" fo:line-height="115%" fo:text-align="justify" style:justify-single-word="false"/>
    </style:style>
    <style:style style:name="P13" style:family="paragraph" style:parent-style-name="Standard">
      <style:paragraph-properties fo:margin-top="0cm" fo:margin-bottom="0cm" style:contextual-spacing="false" fo:line-height="115%" fo:text-align="justify" style:justify-single-word="false"/>
    </style:style>
    <style:style style:name="P14" style:family="paragraph" style:parent-style-name="Heading_20_1">
      <style:paragraph-properties fo:margin-top="0cm" fo:margin-bottom="0cm" style:contextual-spacing="false" fo:line-height="115%" fo:text-align="justify" style:justify-single-word="false"/>
    </style:style>
    <style:style style:name="P15" style:family="paragraph" style:parent-style-name="Text_20_body">
      <style:paragraph-properties fo:margin-top="0cm" fo:margin-bottom="0cm" style:contextual-spacing="false" fo:text-align="justify" style:justify-single-word="false"/>
    </style:style>
    <style:style style:name="P16" style:family="paragraph" style:parent-style-name="Text_20_body" style:list-style-name="L3">
      <style:paragraph-properties fo:margin-top="0cm" fo:margin-bottom="0cm" style:contextual-spacing="false" fo:text-align="justify" style:justify-single-word="false"/>
    </style:style>
    <style:style style:name="P17" style:family="paragraph" style:parent-style-name="Table_20_Contents">
      <style:paragraph-properties fo:margin-top="0cm" fo:margin-bottom="0cm" style:contextual-spacing="false" fo:line-height="115%" fo:text-align="center" style:justify-single-word="false"/>
    </style:style>
    <style:style style:name="P18" style:family="paragraph" style:parent-style-name="Table_20_Contents">
      <style:paragraph-properties fo:margin-top="0cm" fo:margin-bottom="0cm" style:contextual-spacing="false" fo:line-height="115%" fo:text-align="start" style:justify-single-word="false"/>
      <style:text-properties fo:font-weight="bold"/>
    </style:style>
    <style:style style:name="P19" style:family="paragraph" style:parent-style-name="Table_20_Contents">
      <style:paragraph-properties fo:margin-top="0cm" fo:margin-bottom="0cm" style:contextual-spacing="false" fo:line-height="115%" fo:text-align="start" style:justify-single-word="false"/>
    </style:style>
    <style:style style:name="P20" style:family="paragraph" style:parent-style-name="Text_20_body" style:list-style-name="L4">
      <style:paragraph-properties fo:margin-top="0cm" fo:margin-bottom="0cm" style:contextual-spacing="false" fo:text-align="justify" style:justify-single-word="false"/>
    </style:style>
    <style:style style:name="P21" style:family="paragraph" style:parent-style-name="Text_20_body">
      <style:paragraph-properties fo:margin-top="0cm" fo:margin-bottom="0cm" style:contextual-spacing="false" fo:line-height="115%" fo:text-align="justify" style:justify-single-word="false"/>
      <style:text-properties fo:font-weight="bold"/>
    </style:style>
    <style:style style:name="P22" style:family="paragraph" style:parent-style-name="Text_20_body" style:list-style-name="L5">
      <style:paragraph-properties fo:margin-top="0cm" fo:margin-bottom="0cm" style:contextual-spacing="false" fo:text-align="justify" style:justify-single-word="false"/>
    </style:style>
    <style:style style:name="P23" style:family="paragraph" style:parent-style-name="Heading_20_3">
      <style:paragraph-properties fo:margin-top="0cm" fo:margin-bottom="0cm" style:contextual-spacing="false" fo:line-height="115%" fo:text-align="justify" style:justify-single-word="false"/>
      <style:text-properties fo:font-weight="bold"/>
    </style:style>
    <style:style style:name="P24" style:family="paragraph" style:parent-style-name="Heading_20_4">
      <style:paragraph-properties fo:margin-top="0cm" fo:margin-bottom="0cm" style:contextual-spacing="false" fo:line-height="115%" fo:text-align="justify" style:justify-single-word="false"/>
      <style:text-properties fo:font-weight="bold"/>
    </style:style>
    <style:style style:name="P25" style:family="paragraph" style:parent-style-name="Text_20_body">
      <style:paragraph-properties fo:margin-top="0cm" fo:margin-bottom="0cm" style:contextual-spacing="false" fo:text-align="justify" style:justify-single-word="false"/>
      <style:text-properties fo:font-weight="bold"/>
    </style:style>
    <style:style style:name="P26" style:family="paragraph" style:parent-style-name="Text_20_body" style:list-style-name="L6">
      <style:paragraph-properties fo:margin-top="0cm" fo:margin-bottom="0cm" style:contextual-spacing="false" fo:text-align="justify" style:justify-single-word="false"/>
    </style:style>
    <style:style style:name="P27" style:family="paragraph" style:parent-style-name="Text_20_body" style:list-style-name="L7">
      <style:paragraph-properties fo:margin-top="0cm" fo:margin-bottom="0cm" style:contextual-spacing="false" fo:text-align="justify" style:justify-single-word="false"/>
    </style:style>
    <style:style style:name="P28" style:family="paragraph" style:parent-style-name="Text_20_body" style:list-style-name="L8">
      <style:paragraph-properties fo:margin-top="0cm" fo:margin-bottom="0cm" style:contextual-spacing="false" fo:text-align="justify" style:justify-single-word="false"/>
    </style:style>
    <style:style style:name="P29" style:family="paragraph" style:parent-style-name="Heading_20_4">
      <style:paragraph-properties fo:margin-top="0cm" fo:margin-bottom="0cm" style:contextual-spacing="false" fo:line-height="115%" fo:text-align="justify" style:justify-single-word="false"/>
    </style:style>
    <style:style style:name="P30" style:family="paragraph" style:parent-style-name="Text_20_body" style:list-style-name="L9">
      <style:paragraph-properties fo:margin-top="0cm" fo:margin-bottom="0cm" style:contextual-spacing="false" fo:text-align="justify" style:justify-single-word="false"/>
    </style:style>
    <style:style style:name="P31" style:family="paragraph" style:parent-style-name="Text_20_body" style:list-style-name="L10">
      <style:paragraph-properties fo:margin-top="0cm" fo:margin-bottom="0cm" style:contextual-spacing="false" fo:text-align="justify" style:justify-single-word="false"/>
      <style:text-properties fo:font-weight="bold"/>
    </style:style>
    <style:style style:name="P32" style:family="paragraph" style:parent-style-name="Text_20_body" style:list-style-name="L10">
      <style:paragraph-properties fo:margin-top="0cm" fo:margin-bottom="0cm" style:contextual-spacing="false" fo:text-align="justify" style:justify-single-word="false"/>
    </style:style>
    <style:style style:name="P33" style:family="paragraph" style:parent-style-name="Text_20_body" style:list-style-name="L11">
      <style:paragraph-properties fo:margin-top="0cm" fo:margin-bottom="0cm" style:contextual-spacing="false" fo:text-align="justify" style:justify-single-word="false"/>
    </style:style>
    <style:style style:name="P34" style:family="paragraph" style:parent-style-name="Text_20_body" style:list-style-name="L12">
      <style:paragraph-properties fo:margin-top="0cm" fo:margin-bottom="0cm" style:contextual-spacing="false" fo:text-align="justify" style:justify-single-word="false"/>
    </style:style>
    <style:style style:name="P35" style:family="paragraph" style:parent-style-name="Text_20_body" style:list-style-name="L13">
      <style:paragraph-properties fo:margin-top="0cm" fo:margin-bottom="0cm" style:contextual-spacing="false" fo:text-align="justify" style:justify-single-word="false"/>
    </style:style>
    <style:style style:name="P36" style:family="paragraph" style:parent-style-name="Text_20_body" style:list-style-name="L14">
      <style:paragraph-properties fo:margin-top="0cm" fo:margin-bottom="0cm" style:contextual-spacing="false" fo:text-align="justify" style:justify-single-word="false"/>
    </style:style>
    <style:style style:name="P37" style:family="paragraph" style:parent-style-name="Table_20_Contents">
      <style:paragraph-properties fo:margin-top="0cm" fo:margin-bottom="0cm" style:contextual-spacing="false" fo:line-height="115%" fo:text-align="start" style:justify-single-word="false"/>
      <style:text-properties officeooo:paragraph-rsid="000a6860"/>
    </style:style>
    <style:style style:name="P38" style:family="paragraph" style:parent-style-name="Text_20_body" style:list-style-name="L15">
      <style:paragraph-properties fo:margin-top="0cm" fo:margin-bottom="0cm" style:contextual-spacing="false" fo:text-align="justify" style:justify-single-word="false"/>
    </style:style>
    <style:style style:name="P39" style:family="paragraph" style:parent-style-name="Text_20_body" style:list-style-name="L16">
      <style:paragraph-properties fo:margin-top="0cm" fo:margin-bottom="0cm" style:contextual-spacing="false" fo:text-align="justify" style:justify-single-word="false"/>
    </style:style>
    <style:style style:name="P40" style:family="paragraph" style:parent-style-name="Heading_20_1">
      <style:paragraph-properties fo:margin-top="0cm" fo:margin-bottom="0cm" style:contextual-spacing="false" fo:text-align="start" style:justify-single-word="false"/>
    </style:style>
    <style:style style:name="P41" style:family="paragraph" style:parent-style-name="Preformatted_20_Text">
      <style:paragraph-properties fo:margin-top="0cm" fo:margin-bottom="0cm" style:contextual-spacing="false" fo:line-height="115%" fo:text-align="justify" style:justify-single-word="false" fo:padding="0.4cm" fo:border="0.06pt solid #000000" style:shadow="#808080 0.176cm 0.176cm"/>
    </style:style>
    <style:style style:name="P42" style:family="paragraph" style:parent-style-name="Text_20_body" style:list-style-name="L17">
      <style:paragraph-properties fo:margin-top="0cm" fo:margin-bottom="0cm" style:contextual-spacing="false" fo:text-align="justify" style:justify-single-word="false"/>
    </style:style>
    <style:style style:name="P43" style:family="paragraph" style:parent-style-name="Table_20_Contents">
      <style:paragraph-properties fo:margin-top="0cm" fo:margin-bottom="0cm" style:contextual-spacing="false" fo:line-height="115%" fo:text-align="justify" style:justify-single-word="false"/>
      <style:text-properties fo:font-weight="bold"/>
    </style:style>
    <style:style style:name="P44" style:family="paragraph" style:parent-style-name="Table_20_Contents">
      <style:paragraph-properties fo:margin-top="0cm" fo:margin-bottom="0cm" style:contextual-spacing="false" fo:line-height="115%" fo:text-align="justify" style:justify-single-word="false"/>
      <style:text-properties officeooo:rsid="000d0103" officeooo:paragraph-rsid="000d0103"/>
    </style:style>
    <style:style style:name="P45" style:family="paragraph" style:parent-style-name="Preformatted_20_Text">
      <style:paragraph-properties fo:margin-top="0cm" fo:margin-bottom="0cm" style:contextual-spacing="false" fo:line-height="115%" fo:text-align="justify" style:justify-single-word="false"/>
      <style:text-properties officeooo:paragraph-rsid="000d0103"/>
    </style:style>
    <style:style style:name="P46" style:family="paragraph" style:parent-style-name="Standard">
      <style:text-properties style:font-name="Liberation Serif"/>
    </style:style>
    <style:style style:name="P47" style:family="paragraph" style:parent-style-name="Text_20_body" style:list-style-name="L18">
      <style:paragraph-properties fo:margin-top="0cm" fo:margin-bottom="0cm" style:contextual-spacing="false" fo:text-align="justify" style:justify-single-word="false"/>
    </style:style>
    <style:style style:name="P48" style:family="paragraph" style:parent-style-name="Heading_20_1">
      <style:paragraph-properties fo:margin-top="0cm" fo:margin-bottom="0cm" style:contextual-spacing="false" fo:text-align="justify" style:justify-single-word="false"/>
    </style:style>
    <style:style style:name="P49" style:family="paragraph" style:parent-style-name="Text_20_body" style:list-style-name="L19">
      <style:paragraph-properties fo:margin-top="0cm" fo:margin-bottom="0cm" style:contextual-spacing="false" fo:text-align="justify" style:justify-single-word="false"/>
    </style:style>
    <style:style style:name="P50" style:family="paragraph" style:parent-style-name="Text_20_body" style:list-style-name="L20">
      <style:paragraph-properties fo:margin-top="0cm" fo:margin-bottom="0cm" style:contextual-spacing="false" fo:text-align="justify" style:justify-single-word="false"/>
    </style:style>
    <style:style style:name="P51" style:family="paragraph" style:parent-style-name="Text_20_body" style:list-style-name="L21">
      <style:paragraph-properties fo:margin-top="0cm" fo:margin-bottom="0cm" style:contextual-spacing="false" fo:text-align="justify" style:justify-single-word="false"/>
    </style:style>
    <style:style style:name="P52" style:family="paragraph" style:parent-style-name="Text_20_body" style:list-style-name="L22">
      <style:paragraph-properties fo:margin-top="0cm" fo:margin-bottom="0cm" style:contextual-spacing="false" fo:text-align="justify" style:justify-single-word="false"/>
    </style:style>
    <style:style style:name="P53" style:family="paragraph" style:parent-style-name="Text_20_body">
      <style:paragraph-properties fo:margin-top="0cm" fo:margin-bottom="0cm" style:contextual-spacing="false" fo:text-align="justify" style:justify-single-word="false"/>
      <style:text-properties officeooo:paragraph-rsid="0013371c"/>
    </style:style>
    <style:style style:name="P54" style:family="paragraph" style:parent-style-name="Text_20_body" style:list-style-name="L23">
      <style:paragraph-properties fo:margin-top="0cm" fo:margin-bottom="0cm" style:contextual-spacing="false" fo:text-align="justify" style:justify-single-word="false"/>
    </style:style>
    <style:style style:name="P55" style:family="paragraph" style:parent-style-name="Text_20_body" style:list-style-name="L23">
      <style:paragraph-properties fo:margin-top="0cm" fo:margin-bottom="0cm" style:contextual-spacing="false" fo:text-align="justify" style:justify-single-word="false"/>
      <style:text-properties officeooo:paragraph-rsid="0013371c"/>
    </style:style>
    <style:style style:name="P56" style:family="paragraph" style:parent-style-name="Heading_20_3">
      <style:paragraph-properties fo:margin-top="0cm" fo:margin-bottom="0cm" style:contextual-spacing="false"/>
    </style:style>
    <style:style style:name="P57" style:family="paragraph" style:parent-style-name="Text_20_body">
      <style:paragraph-properties fo:margin-top="0cm" fo:margin-bottom="0cm" style:contextual-spacing="false"/>
    </style:style>
    <style:style style:name="P58" style:family="paragraph" style:parent-style-name="Preformatted_20_Text">
      <style:paragraph-properties fo:margin-top="0cm" fo:margin-bottom="0cm" style:contextual-spacing="false" fo:line-height="115%" fo:text-align="justify" style:justify-single-word="false" fo:padding="0.049cm" fo:border="0.06pt solid #000000" style:shadow="#808080 0.176cm 0.176cm"/>
    </style:style>
    <style:style style:name="P59" style:family="paragraph" style:parent-style-name="Text_20_body" style:list-style-name="L24">
      <style:paragraph-properties fo:margin-top="0cm" fo:margin-bottom="0cm" style:contextual-spacing="false" fo:text-align="justify" style:justify-single-word="false"/>
    </style:style>
    <style:style style:name="P60" style:family="paragraph" style:parent-style-name="Text_20_body" style:list-style-name="L25">
      <style:paragraph-properties fo:margin-top="0cm" fo:margin-bottom="0cm" style:contextual-spacing="false" fo:text-align="justify" style:justify-single-word="false"/>
    </style:style>
    <style:style style:name="P61" style:family="paragraph" style:parent-style-name="Text_20_body" style:list-style-name="L26">
      <style:paragraph-properties fo:margin-top="0cm" fo:margin-bottom="0cm" style:contextual-spacing="false" fo:text-align="justify" style:justify-single-word="false"/>
    </style:style>
    <style:style style:name="P62" style:family="paragraph" style:parent-style-name="Text_20_body" style:list-style-name="L27">
      <style:paragraph-properties fo:margin-top="0cm" fo:margin-bottom="0cm" style:contextual-spacing="false" fo:text-align="justify" style:justify-single-word="false"/>
    </style:style>
    <style:style style:name="P63" style:family="paragraph" style:parent-style-name="Text_20_body" style:list-style-name="L28">
      <style:paragraph-properties fo:margin-top="0cm" fo:margin-bottom="0cm" style:contextual-spacing="false" fo:text-align="justify" style:justify-single-word="false"/>
    </style:style>
    <style:style style:name="P64" style:family="paragraph" style:parent-style-name="Text_20_body" style:list-style-name="L29">
      <style:paragraph-properties fo:margin-top="0cm" fo:margin-bottom="0cm" style:contextual-spacing="false" fo:text-align="justify" style:justify-single-word="false"/>
    </style:style>
    <style:style style:name="P65" style:family="paragraph" style:parent-style-name="Text_20_body" style:list-style-name="L30">
      <style:paragraph-properties fo:margin-top="0cm" fo:margin-bottom="0cm" style:contextual-spacing="false" fo:text-align="justify" style:justify-single-word="false"/>
    </style:style>
    <style:style style:name="P66" style:family="paragraph" style:parent-style-name="Text_20_body" style:list-style-name="L31">
      <style:paragraph-properties fo:margin-top="0cm" fo:margin-bottom="0cm" style:contextual-spacing="false" fo:text-align="justify" style:justify-single-word="false"/>
    </style:style>
    <style:style style:name="P67" style:family="paragraph" style:parent-style-name="Text_20_body" style:list-style-name="L32">
      <style:paragraph-properties fo:margin-top="0cm" fo:margin-bottom="0cm" style:contextual-spacing="false" fo:text-align="justify" style:justify-single-word="false"/>
    </style:style>
    <style:style style:name="P68" style:family="paragraph" style:parent-style-name="Text_20_body">
      <style:paragraph-properties fo:margin-top="0cm" fo:margin-bottom="0cm" style:contextual-spacing="false" fo:text-align="justify" style:justify-single-word="false"/>
      <style:text-properties officeooo:rsid="0016c828" officeooo:paragraph-rsid="0016c828"/>
    </style:style>
    <style:style style:name="P69" style:family="paragraph" style:parent-style-name="Text_20_body">
      <style:paragraph-properties fo:margin-top="0cm" fo:margin-bottom="0cm" style:contextual-spacing="false" fo:text-align="justify" style:justify-single-word="false"/>
      <style:text-properties fo:font-style="italic"/>
    </style:style>
    <style:style style:name="P70" style:family="paragraph" style:parent-style-name="Text_20_body" style:list-style-name="L33">
      <style:paragraph-properties fo:margin-top="0cm" fo:margin-bottom="0cm" style:contextual-spacing="false" fo:text-align="justify" style:justify-single-word="false"/>
    </style:style>
    <style:style style:name="P71" style:family="paragraph" style:parent-style-name="Text_20_body" style:list-style-name="L34">
      <style:paragraph-properties fo:margin-top="0cm" fo:margin-bottom="0cm" style:contextual-spacing="false" fo:text-align="justify" style:justify-single-word="false"/>
    </style:style>
    <style:style style:name="P72" style:family="paragraph" style:parent-style-name="Heading_20_3">
      <style:paragraph-properties fo:margin-top="0cm" fo:margin-bottom="0.499cm" style:contextual-spacing="false" fo:line-height="115%" fo:text-align="justify" style:justify-single-word="false"/>
      <style:text-properties fo:font-weight="bold"/>
    </style:style>
    <style:style style:name="P73" style:family="paragraph" style:parent-style-name="Text_20_body">
      <style:paragraph-properties fo:text-align="justify" style:justify-single-word="false"/>
    </style:style>
    <style:style style:name="P74" style:family="paragraph" style:parent-style-name="Heading_20_3">
      <style:paragraph-properties fo:margin-top="0cm" fo:margin-bottom="0.499cm" style:contextual-spacing="false" fo:line-height="115%" fo:text-align="justify" style:justify-single-word="false"/>
    </style:style>
    <style:style style:name="P75" style:family="paragraph" style:parent-style-name="Text_20_body" style:list-style-name="L35">
      <style:paragraph-properties fo:margin-top="0cm" fo:margin-bottom="0cm" style:contextual-spacing="false" fo:text-align="justify" style:justify-single-word="false"/>
    </style:style>
    <style:style style:name="P76" style:family="paragraph" style:parent-style-name="Text_20_body" style:list-style-name="L35">
      <style:paragraph-properties fo:text-align="justify" style:justify-single-word="false"/>
    </style:style>
    <style:style style:name="P77" style:family="paragraph" style:parent-style-name="Heading_20_4">
      <style:paragraph-properties fo:margin-top="0cm" fo:margin-bottom="0.499cm" style:contextual-spacing="false" fo:line-height="115%" fo:text-align="justify" style:justify-single-word="false"/>
      <style:text-properties fo:font-weight="bold"/>
    </style:style>
    <style:style style:name="P78" style:family="paragraph" style:parent-style-name="Text_20_body" style:list-style-name="L36">
      <style:paragraph-properties fo:margin-top="0cm" fo:margin-bottom="0cm" style:contextual-spacing="false" fo:text-align="justify" style:justify-single-word="false"/>
    </style:style>
    <style:style style:name="P79" style:family="paragraph" style:parent-style-name="Text_20_body" style:list-style-name="L36">
      <style:paragraph-properties fo:text-align="justify" style:justify-single-word="false"/>
    </style:style>
    <style:style style:name="P80" style:family="paragraph" style:parent-style-name="Text_20_body" style:list-style-name="L37">
      <style:paragraph-properties fo:margin-top="0cm" fo:margin-bottom="0cm" style:contextual-spacing="false" fo:text-align="justify" style:justify-single-word="false"/>
    </style:style>
    <style:style style:name="P81" style:family="paragraph" style:parent-style-name="Text_20_body" style:list-style-name="L37">
      <style:paragraph-properties fo:text-align="justify" style:justify-single-word="false"/>
    </style:style>
    <style:style style:name="P82" style:family="paragraph" style:parent-style-name="Text_20_body" style:list-style-name="L38">
      <style:paragraph-properties fo:margin-top="0cm" fo:margin-bottom="0cm" style:contextual-spacing="false" fo:text-align="justify" style:justify-single-word="false"/>
    </style:style>
    <style:style style:name="P83" style:family="paragraph" style:parent-style-name="Text_20_body" style:list-style-name="L38">
      <style:paragraph-properties fo:text-align="justify" style:justify-single-word="false"/>
    </style:style>
    <style:style style:name="P84" style:family="paragraph" style:parent-style-name="Heading_20_1">
      <style:paragraph-properties fo:text-align="justify" style:justify-single-word="false"/>
    </style:style>
    <style:style style:name="P85" style:family="paragraph" style:parent-style-name="Heading_20_2">
      <style:paragraph-properties fo:margin-top="0cm" fo:margin-bottom="0.247cm" style:contextual-spacing="false" fo:line-height="115%" fo:text-align="justify" style:justify-single-word="false"/>
    </style:style>
    <style:style style:name="P86" style:family="paragraph" style:parent-style-name="Text_20_body">
      <style:paragraph-properties fo:margin-top="0cm" fo:margin-bottom="0.247cm" style:contextual-spacing="false" fo:line-height="115%" fo:text-align="justify" style:justify-single-word="false"/>
    </style:style>
    <style:style style:name="P87" style:family="paragraph" style:parent-style-name="Text_20_body" style:list-style-name="L39">
      <style:paragraph-properties fo:margin-top="0cm" fo:margin-bottom="0cm" style:contextual-spacing="false" fo:text-align="justify" style:justify-single-word="false"/>
    </style:style>
    <style:style style:name="P88" style:family="paragraph" style:parent-style-name="Text_20_body" style:list-style-name="L39">
      <style:paragraph-properties fo:text-align="justify" style:justify-single-word="false"/>
    </style:style>
    <style:style style:name="P89" style:family="paragraph" style:parent-style-name="Text_20_body">
      <style:paragraph-properties fo:text-align="justify" style:justify-single-word="false"/>
      <style:text-properties fo:font-style="italic"/>
    </style:style>
    <style:style style:name="P90" style:family="paragraph" style:parent-style-name="Heading_20_3">
      <style:paragraph-properties fo:margin-top="0cm" fo:margin-bottom="0.247cm" style:contextual-spacing="false" fo:line-height="115%" fo:text-align="justify" style:justify-single-word="false"/>
    </style:style>
    <style:style style:name="P91" style:family="paragraph" style:parent-style-name="Text_20_body" style:list-style-name="L40">
      <style:paragraph-properties fo:margin-top="0cm" fo:margin-bottom="0cm" style:contextual-spacing="false" fo:text-align="justify" style:justify-single-word="false"/>
    </style:style>
    <style:style style:name="P92" style:family="paragraph" style:parent-style-name="Text_20_body" style:list-style-name="L40">
      <style:paragraph-properties fo:text-align="justify" style:justify-single-word="false"/>
    </style:style>
    <style:style style:name="P93" style:family="paragraph" style:parent-style-name="Preformatted_20_Text">
      <style:paragraph-properties fo:margin-top="0cm" fo:margin-bottom="0.247cm" style:contextual-spacing="false" fo:line-height="115%" fo:text-align="justify" style:justify-single-word="false" fo:padding="0.45cm" fo:border="0.06pt solid #000000" style:shadow="#808080 0.176cm 0.176cm"/>
    </style:style>
    <style:style style:name="P94" style:family="paragraph" style:parent-style-name="Preformatted_20_Text">
      <style:paragraph-properties fo:margin-top="0cm" fo:margin-bottom="0.247cm" style:contextual-spacing="false" fo:line-height="115%" fo:text-align="justify" style:justify-single-word="false"/>
    </style:style>
    <style:style style:name="P95" style:family="paragraph" style:parent-style-name="Text_20_body" style:list-style-name="L41">
      <style:paragraph-properties fo:margin-top="0cm" fo:margin-bottom="0cm" style:contextual-spacing="false" fo:text-align="justify" style:justify-single-word="false"/>
    </style:style>
    <style:style style:name="P96" style:family="paragraph" style:parent-style-name="Text_20_body" style:list-style-name="L41">
      <style:paragraph-properties fo:text-align="justify" style:justify-single-word="false"/>
    </style:style>
    <style:style style:name="P97" style:family="paragraph" style:parent-style-name="Text_20_body" style:list-style-name="L42">
      <style:paragraph-properties fo:margin-top="0cm" fo:margin-bottom="0cm" style:contextual-spacing="false" fo:text-align="justify" style:justify-single-word="false"/>
    </style:style>
    <style:style style:name="P98" style:family="paragraph" style:parent-style-name="Text_20_body" style:list-style-name="L42">
      <style:paragraph-properties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03dd21"/>
    </style:style>
    <style:style style:name="T5" style:family="text">
      <style:text-properties officeooo:rsid="0006f74a"/>
    </style:style>
    <style:style style:name="T6" style:family="text">
      <style:text-properties officeooo:rsid="0006c0cd"/>
    </style:style>
    <style:style style:name="T7" style:family="text">
      <style:text-properties officeooo:rsid="0008eaf3"/>
    </style:style>
    <style:style style:name="T8" style:family="text">
      <style:text-properties style:font-name="Liberation Serif"/>
    </style:style>
    <style:style style:name="T9" style:family="text">
      <style:text-properties fo:font-style="italic" fo:font-weight="bold"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fo:font-weight="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table-of-content text:style-name="Sect1" text:name="Sumário1">
        <text:table-of-content-source text:outline-level="1">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índice</text:p>
          </text:index-title>
          <text:p text:style-name="P1"><text:a xlink:type="simple" xlink:href="#__RefHeading___Toc1_2371216937" office:name="Estruturas de Repetição: O Loop for em JavaScript" text:style-name="Index_20_Link" text:visited-style-name="Index_20_Link">Estruturas de Repetição: O Loop for em JavaScript<text:tab/>1</text:a></text:p>
          <text:p text:style-name="P1"><text:a xlink:type="simple" xlink:href="#__RefHeading___Toc1588_3555358693" office:name="Loops for...in e for...of em JavaScript" text:style-name="Index_20_Link" text:visited-style-name="Index_20_Link">Loops for...in e for...of em JavaScript<text:tab/>4</text:a></text:p>
          <text:p text:style-name="P1"><text:a xlink:type="simple" xlink:href="#__RefHeading___Toc1590_3555358693" office:name="O Loop while em JavaScript" text:style-name="Index_20_Link" text:visited-style-name="Index_20_Link">O Loop while em JavaScript<text:tab/>7</text:a></text:p>
          <text:p text:style-name="P1"><text:a xlink:type="simple" xlink:href="#__RefHeading___Toc1592_3555358693" office:name="A Diferença Essencial entre Loops while e do-while em JavaScript" text:style-name="Index_20_Link" text:visited-style-name="Index_20_Link">A Diferença Essencial entre Loops while e do-while em JavaScript<text:tab/>10</text:a></text:p>
          <text:p text:style-name="P1"><text:a xlink:type="simple" xlink:href="#__RefHeading___Toc1633_3555358693" office:name="Controle de Fluxo em Loops JavaScript: Desvendando break e continue" text:style-name="Index_20_Link" text:visited-style-name="Index_20_Link">Controle de Fluxo em Loops JavaScript: Desvendando break e continue<text:tab/>13</text:a></text:p>
          <text:p text:style-name="P1"><text:a xlink:type="simple" xlink:href="#__RefHeading___Toc1635_3555358693" office:name="Introdução às Funções em JavaScript" text:style-name="Index_20_Link" text:visited-style-name="Index_20_Link">Introdução às Funções em JavaScript<text:tab/>16</text:a></text:p>
          <text:p text:style-name="P1"><text:a xlink:type="simple" xlink:href="#__RefHeading___Toc1637_3555358693" office:name="Funções com Retorno em JavaScript" text:style-name="Index_20_Link" text:visited-style-name="Index_20_Link">Funções com Retorno em JavaScript<text:tab/>19</text:a></text:p>
          <text:p text:style-name="P1"><text:a xlink:type="simple" xlink:href="#__RefHeading___Toc1639_3555358693" office:name="Dominando Funções Parametrizadas em JavaScript" text:style-name="Index_20_Link" text:visited-style-name="Index_20_Link">Dominando Funções Parametrizadas em JavaScript<text:tab/>23</text:a></text:p>
          <text:p text:style-name="P1"><text:a xlink:type="simple" xlink:href="#__RefHeading___Toc3687_1423847352" office:name="Parâmetros REST em Funções JavaScript" text:style-name="Index_20_Link" text:visited-style-name="Index_20_Link">Parâmetros REST em Funções JavaScript<text:tab/>27</text:a></text:p>
          <text:p text:style-name="P1"><text:a xlink:type="simple" xlink:href="#__RefHeading___Toc3689_1423847352" office:name="Funções Anônimas em JavaScript" text:style-name="Index_20_Link" text:visited-style-name="Index_20_Link">Funções Anônimas em JavaScript<text:tab/>30</text:a></text:p>
          <text:p text:style-name="P1"><text:a xlink:type="simple" xlink:href="#__RefHeading___Toc3691_1423847352" office:name="Resumo da Aula: Dominando Arrow Functions em JavaScript Moderno" text:style-name="Index_20_Link" text:visited-style-name="Index_20_Link">Resumo da Aula: Dominando Arrow Functions em JavaScript Moderno<text:tab/>32</text:a></text:p>
          <text:p text:style-name="P1"><text:a xlink:type="simple" xlink:href="#__RefHeading___Toc3693_1423847352" office:name="Dominando Funções Aninhadas em JavaScript" text:style-name="Index_20_Link" text:visited-style-name="Index_20_Link">Dominando Funções Aninhadas em JavaScript<text:tab/>36</text:a></text:p>
          <text:p text:style-name="P1"><text:a xlink:type="simple" xlink:href="#__RefHeading___Toc3982_1423847352" office:name="Funções Geradoras em JavaScript" text:style-name="Index_20_Link" text:visited-style-name="Index_20_Link">Funções Geradoras em JavaScript<text:tab/>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text:bookmark-start text:name="__RefHeading___Toc1_2371216937"/>Estruturas de Repetição: O Loop <text:span text:style-name="Source_20_Text">for</text:span> em JavaScript<text:bookmark-end text:name="__RefHeading___Toc1_2371216937"/></text:h>
      <text:p text:style-name="P3"/>
      <text:h text:style-name="P4" text:outline-level="2">1. Introdução a Loops e Iterações</text:h>
      <text:p text:style-name="P3"/>
      <text:p text:style-name="P3">Na programação, a necessidade de repetir tarefas é uma constante. Seja para processar uma lista de itens, exibir múltiplos elementos em uma interface ou simplesmente executar uma ação um número específico de vezes, a repetição é uma operação fundamental. Estruturas de repetição, ou loops, são os mecanismos que nos permitem automatizar essas tarefas repetitivas de forma eficiente, evitando a duplicação de código e tornando nossos programas mais dinâmicos e poderosos.</text:p>
      <text:p text:style-name="P3"/>
      <text:p text:style-name="P3">Um <text:span text:style-name="T1">loop</text:span> é uma estrutura de controle que repete um bloco de comandos enquanto uma determinada condição for satisfeita. Cada repetição executada por um loop é tecnicamente chamada de <text:span text:style-name="T1">iteração</text:span>. Adotar essa terminologia é um passo importante para a comunicação profissional entre desenvolvedores. Existem diferentes tipos de loops em JavaScript, cada um adequado para um cenário específico, e a escolha correta da estrutura é crucial para escrever um código limpo e eficaz.</text:p>
      <text:p text:style-name="P3"/>
      <text:h text:style-name="P4" text:outline-level="2">2. Classificação de Loops: Definidos vs. Indefinidos</text:h>
      <text:p text:style-name="P3">A principal forma de classificar os loops é baseada no conhecimento prévio sobre a quantidade de iterações necessárias, pois a escolha da estrutura correta depende diretamente deste fator. A tabela abaixo resume os dois tipos principais de loops e seus casos de uso:</text:p>
      <text:p text:style-name="P3"/>
      <table:table table:name="Tabela1" table:style-name="Tabela1">
        <table:table-column table:style-name="Tabela1.A"/>
        <table:table-column table:style-name="Tabela1.B"/>
        <table:table-row>
          <table:table-cell table:style-name="Tabela1.A1" office:value-type="string">
            <text:p text:style-name="P5">Tipo de Loop</text:p>
          </table:table-cell>
          <table:table-cell table:style-name="Tabela1.B1" office:value-type="string">
            <text:p text:style-name="P5">Caso de Uso Principal</text:p>
          </table:table-cell>
        </table:table-row>
        <table:table-row>
          <table:table-cell table:style-name="Tabela1.A2" office:value-type="string">
            <text:p text:style-name="P6">Loops Definidos</text:p>
          </table:table-cell>
          <table:table-cell table:style-name="Tabela1.B2" office:value-type="string">
            <text:p text:style-name="P7">Utilizados quando a quantidade de iterações é conhecida antes do início do loop. O principal exemplo é o loop <text:span text:style-name="Source_20_Text">for</text:span>.</text:p>
          </table:table-cell>
        </table:table-row>
        <table:table-row>
          <table:table-cell table:style-name="Tabela1.A3" office:value-type="string">
            <text:p text:style-name="P6">Loops Indefinidos</text:p>
          </table:table-cell>
          <table:table-cell table:style-name="Tabela1.B3" office:value-type="string">
            <text:p text:style-name="P7">Utilizados quando a quantidade de iterações não é conhecida e depende de uma condição que pode mudar durante a execução. Os exemplos são <text:span text:style-name="Source_20_Text">while</text:span> e <text:span text:style-name="Source_20_Text">do while</text:span>.</text:p>
          </table:table-cell>
        </table:table-row>
      </table:table>
      <text:p text:style-name="P3"/>
      <text:p text:style-name="P3">Neste resumo, nosso foco será a estrutura de repetição definida mais comum e fundamental do JavaScript: o loop <text:span text:style-name="Source_20_Text">for</text:span>.</text:p>
      <text:p text:style-name="P3"/>
      <text:h text:style-name="P4" text:outline-level="2">3. Análise Profunda do Loop <text:span text:style-name="Source_20_Text">for</text:span></text:h>
      <text:p text:style-name="P3"><text:span text:style-name="Source_20_Text"/></text:p>
      <text:p text:style-name="P3">O loop <text:span text:style-name="Source_20_Text">for</text:span> é a principal estrutura de repetição definida em JavaScript. Ele é ideal para cenários onde você sabe exatamente quantas vezes um bloco de código precisa ser executado, como iterar sobre os índices de um array ou repetir uma ação por um número fixo de vezes.</text:p>
      <text:p text:style-name="P3"/>
      <text:h text:style-name="P8" text:outline-level="3">3.1. Sintaxe e Componentes Essenciais</text:h>
      <text:p text:style-name="P3"/>
      <text:p text:style-name="P3">A sintaxe do loop <text:span text:style-name="Source_20_Text">for</text:span> é composta por três partes essenciais, contidas entre parênteses e separadas por ponto e vírgula.</text:p>
      <text:p text:style-name="P3"/>
      <text:p text:style-name="P9"><text:soft-page-break/><text:span text:style-name="Source_20_Text">for (inicialização; condição; controle) {</text:span></text:p>
      <text:p text:style-name="P9"><text:span text:style-name="Source_20_Text"><text:s text:c="2"/>// comandos a serem iterados</text:span></text:p>
      <text:p text:style-name="P9"><text:span text:style-name="Source_20_Text">}</text:span></text:p>
      <text:p text:style-name="P10"><text:span text:style-name="Source_20_Text"/></text:p>
      <text:p text:style-name="P3">É importante notar que, assim como na estrutura <text:span text:style-name="Source_20_Text">if</text:span>, se o bloco a ser repetido contiver apenas um único comando, as chaves <text:span text:style-name="Source_20_Text">{}</text:span> são opcionais. No entanto, usá-las consistentemente é uma boa prática para melhorar a legibilidade e evitar erros. Cada um desses componentes possui um papel crucial no funcionamento do loop:</text:p>
      <text:p text:style-name="P3"/>
      <text:list text:style-name="L1">
        <text:list-item>
          <text:p text:style-name="P11"><text:span text:style-name="Source_20_Text"><text:span text:style-name="T1">Inicialização</text:span></text:span>: Esta expressão é executada uma única vez, antes do início do loop. É o local ideal para declarar e atribuir um valor inicial à variável de controle (comumente chamada de contador).</text:p>
        </text:list-item>
        <text:list-item>
          <text:p text:style-name="P11"><text:span text:style-name="Source_20_Text"><text:span text:style-name="T1">Condição</text:span></text:span>: Esta é a expressão que é avaliada antes de cada iteração. Enquanto essa condição retornar <text:span text:style-name="Source_20_Text">true</text:span> (verdadeiro), o bloco de comandos dentro das chaves será executado. Quando a condição retornar <text:span text:style-name="Source_20_Text">false</text:span> (falso), o loop é encerrado.</text:p>
        </text:list-item>
        <text:list-item>
          <text:p text:style-name="P11"><text:span text:style-name="Source_20_Text"><text:span text:style-name="T1">Controle</text:span></text:span>: Esta expressão é executada ao final de cada iteração. Sua função é atualizar a variável de controle, aproximando-a do estado que tornará a condição falsa. Embora frequentemente seja um incremento (<text:span text:style-name="Source_20_Text">i++</text:span>), o termo "controle" é mais preciso, pois a variável também pode ser decrementada (<text:span text:style-name="Source_20_Text">i--</text:span>) ou atualizada de outras formas, como <text:span text:style-name="Source_20_Text">i += 1</text:span>, que é equivalente a <text:span text:style-name="Source_20_Text">i++</text:span>. A correta formulação da expressão de <text:span text:style-name="Source_20_Text">controle</text:span> é crucial, pois é ela que garante que o loop eventualmente termine, evitando o erro crítico do loop infinito, que será discutido na Seção 5.</text:p>
          <text:p text:style-name="P11"/>
        </text:list-item>
      </text:list>
      <text:h text:style-name="P8" text:outline-level="3">3.2. O Fluxo de Execução Passo a Passo</text:h>
      <text:p text:style-name="P3"/>
      <text:p text:style-name="P3">Para garantir a clareza, o fluxo lógico de um loop <text:span text:style-name="Source_20_Text">for</text:span> pode ser descrito nos seguintes passos:</text:p>
      <text:p text:style-name="P3"/>
      <text:list text:style-name="L2">
        <text:list-item>
          <text:p text:style-name="P12">A <text:span text:style-name="T1">inicialização</text:span> da variável de controle ocorre uma única vez.</text:p>
        </text:list-item>
        <text:list-item>
          <text:p text:style-name="P12">A <text:span text:style-name="T1">condição</text:span> é verificada. Se o resultado for <text:span text:style-name="Source_20_Text">false</text:span>, o loop é imediatamente encerrado e o programa continua sua execução normal.</text:p>
        </text:list-item>
        <text:list-item>
          <text:p text:style-name="P12">Se a condição for <text:span text:style-name="Source_20_Text">true</text:span>, o bloco de comandos dentro das chaves é executado.</text:p>
        </text:list-item>
        <text:list-item>
          <text:p text:style-name="P12">Ao final da execução do bloco, a expressão de <text:span text:style-name="T1">controle</text:span> (ex: <text:span text:style-name="Source_20_Text">i++</text:span>) é executada.</text:p>
        </text:list-item>
        <text:list-item>
          <text:p text:style-name="P12">O fluxo retorna ao <text:span text:style-name="T1">passo 2</text:span>, onde a condição é novamente verificada, iniciando um novo ciclo de iteração.</text:p>
          <text:p text:style-name="P12"/>
        </text:list-item>
      </text:list>
      <text:h text:style-name="P4" text:outline-level="2">4. Aplicações Práticas do Loop <text:span text:style-name="Source_20_Text">for</text:span></text:h>
      <text:p text:style-name="P3"><text:span text:style-name="Source_20_Text"/></text:p>
      <text:p text:style-name="P3">Para solidificar a compreensão dos componentes teóricos — <text:span text:style-name="Source_20_Text">inicialização</text:span>, <text:span text:style-name="Source_20_Text">condição</text:span> e <text:span text:style-name="Source_20_Text">controle</text:span> — vamos analisar como eles operam em conjunto em exemplos práticos, do mais básico ao mais complexo.</text:p>
      <text:p text:style-name="P3"/>
      <text:h text:style-name="P8" text:outline-level="3">4.1. Exemplo Básico: Repetindo um Comando</text:h>
      <text:p text:style-name="P3"/>
      <text:p text:style-name="P3">Este é o caso de uso mais simples: executar um comando um número exato de vezes. O código abaixo imprimirá uma mensagem no console 10 vezes.</text:p>
      <text:p text:style-name="P9"><text:soft-page-break/><text:span text:style-name="Source_20_Text">console.log("Início do programa");</text:span></text:p>
      <text:p text:style-name="P9"/>
      <text:p text:style-name="P9"><text:span text:style-name="Source_20_Text">for (let i = 0; i &lt; 10; i++) {</text:span></text:p>
      <text:p text:style-name="P9"><text:span text:style-name="Source_20_Text"><text:s text:c="2"/>console.log("CFB Cursos - valor do i: " + i);</text:span></text:p>
      <text:p text:style-name="P9"><text:span text:style-name="Source_20_Text">}</text:span></text:p>
      <text:p text:style-name="P9"><text:span text:style-name="Source_20_Text">console.log("Fim do programa");</text:span></text:p>
      <text:p text:style-name="P10"><text:span text:style-name="Source_20_Text"/></text:p>
      <text:p text:style-name="P3">Neste exemplo, o loop inicia com <text:span text:style-name="Source_20_Text">i = 0</text:span>. A cada iteração, o valor de <text:span text:style-name="Source_20_Text">i</text:span> é impresso e, em seguida, incrementado. O loop continua enquanto a condição <text:span text:style-name="Source_20_Text">i &lt; 10</text:span> for verdadeira, o que é verdadeiro para <text:span text:style-name="Source_20_Text">i</text:span> nos valores de 0 a 9 (totalizando 10 iterações). Quando <text:span text:style-name="Source_20_Text">i</text:span> se torna 10, a condição se torna falsa e o loop é finalizado.</text:p>
      <text:p text:style-name="P3"/>
      <text:h text:style-name="P8" text:outline-level="3">4.2. Exemplo Avançado: Combinando <text:span text:style-name="Source_20_Text">for</text:span> e <text:span text:style-name="Source_20_Text">if</text:span></text:h>
      <text:p text:style-name="P3"><text:span text:style-name="Source_20_Text"/></text:p>
      <text:p text:style-name="P3">O loop <text:span text:style-name="Source_20_Text">for</text:span> pode ser combinado com outras estruturas de controle, como o <text:span text:style-name="Source_20_Text">if</text:span>, para realizar tarefas mais complexas a cada iteração. O exemplo a seguir itera de 0 a 99 e verifica se cada número é par ou ímpar.</text:p>
      <text:p text:style-name="P3"/>
      <text:p text:style-name="P9"><text:span text:style-name="Source_20_Text">for (let i = 0; i &lt; 100; i++) {</text:span></text:p>
      <text:p text:style-name="P9"><text:span text:style-name="Source_20_Text"><text:s text:c="2"/>if (i % 2 == 0) {</text:span></text:p>
      <text:p text:style-name="P9"><text:span text:style-name="Source_20_Text"><text:s text:c="4"/>console.log(i + " é par");</text:span></text:p>
      <text:p text:style-name="P9"><text:span text:style-name="Source_20_Text"><text:s text:c="2"/>} else {</text:span></text:p>
      <text:p text:style-name="P9"><text:span text:style-name="Source_20_Text"><text:s text:c="4"/>console.log(i + " é ímpar");</text:span></text:p>
      <text:p text:style-name="P9"><text:span text:style-name="Source_20_Text"><text:s text:c="2"/>}</text:span></text:p>
      <text:p text:style-name="P9"><text:span text:style-name="Source_20_Text">}</text:span></text:p>
      <text:p text:style-name="P10"><text:span text:style-name="Source_20_Text"/></text:p>
      <text:p text:style-name="P3">A lógica aqui é direta: a cada iteração, o operador de módulo (<text:span text:style-name="Source_20_Text">%</text:span>), que retorna o resto de uma divisão, calcula o resto da divisão do número atual (<text:span text:style-name="Source_20_Text">i</text:span>) por 2. Se o resto for 0, o número é par; caso contrário, é ímpar. Isso demonstra como lógicas complexas podem ser aplicadas repetidamente a uma série de dados. Embora poderoso, o uso de loops exige atenção a certos detalhes para evitar problemas.</text:p>
      <text:p text:style-name="P3"/>
      <text:h text:style-name="P4" text:outline-level="2">5. Cuidado Essencial: O Perigo do Loop Infinito</text:h>
      <text:p text:style-name="P3"/>
      <text:p text:style-name="P3">Um dos erros mais críticos ao trabalhar com loops é a criação de um <text:span text:style-name="T1">loop infinito</text:span>. Isso ocorre quando a condição de parada do loop é configurada de tal forma que ela nunca se torna falsa, fazendo com que o loop execute indefinidamente e, na maioria dos casos, trave a aplicação ou o navegador.</text:p>
      <text:p text:style-name="P3">Um loop infinito ocorre quando a variável de controle nunca atinge um valor que satisfaça a condição de término. Veja um exemplo clássico:</text:p>
      <text:p text:style-name="P3"/>
      <text:p text:style-name="P9"><text:span text:style-name="Source_20_Text">// CUIDADO: Exemplo de Loop Infinito!</text:span></text:p>
      <text:p text:style-name="P9"><text:span text:style-name="Source_20_Text">for (let i = 0; i &gt;= 0; i++) {</text:span></text:p>
      <text:p text:style-name="P9"><text:span text:style-name="Source_20_Text"><text:s text:c="2"/>// Este código nunca irá parar</text:span></text:p>
      <text:p text:style-name="P9"><text:span text:style-name="Source_20_Text">}</text:span></text:p>
      <text:p text:style-name="P10"><text:span text:style-name="Source_20_Text"/></text:p>
      <text:p text:style-name="P3"><text:soft-page-break/>Neste código, a variável <text:span text:style-name="Source_20_Text">i</text:span> é inicializada com <text:span text:style-name="Source_20_Text">0</text:span> e incrementada a cada iteração. A condição para o loop continuar é <text:span text:style-name="Source_20_Text">i &gt;= 0</text:span>. Como <text:span text:style-name="Source_20_Text">i</text:span> começa em 0 e só aumenta, essa condição <text:span text:style-name="T1">sempre</text:span> será verdadeira. Isso faz com que o loop execute indefinidamente, travando a aplicação. Em um ambiente de execução real, a variável <text:span text:style-name="Source_20_Text">i</text:span> atingiria valores altíssimos em questão de segundos, consumindo todos os recursos disponíveis. É fundamental garantir que a lógica da condição e do controle trabalhem juntas para, eventualmente, encerrar o loop.</text:p>
      <text:p text:style-name="P3"/>
      <text:h text:style-name="P4" text:outline-level="2">6. Conclusão e Próximos Passos</text:h>
      <text:p text:style-name="P3"/>
      <text:p text:style-name="P3">O loop <text:span text:style-name="Source_20_Text">for</text:span> é uma ferramenta poderosa e indispensável no arsenal de qualquer programador JavaScript. Ele oferece uma maneira clara e estruturada de executar repetições quando o número de iterações é conhecido de antemão. Dominar sua sintaxe e fluxo de execução é um passo fundamental para escrever algoritmos eficientes. Esta aula estabeleceu as bases do <text:span text:style-name="Source_20_Text">for</text:span> tradicional. Conforme o curso avança, serão exploradas variações modernas e especializadas, como <text:span text:style-name="Source_20_Text">for in</text:span> e <text:span text:style-name="Source_20_Text">for of</text:span>, que oferecem maneiras ainda mais convenientes de iterar sobre objetos e coleções de dados. Continue seus estudos para aprofundar seu conhecimento sobre as estruturas de repetição em JavaScript.</text:p>
      <text:p text:style-name="P13"/>
      <text:h text:style-name="P14" text:outline-level="1"><text:bookmark-start text:name="__RefHeading___Toc1588_3555358693"/>Loops <text:span text:style-name="Source_20_Text">for...in</text:span> e <text:span text:style-name="Source_20_Text">for...of</text:span> em JavaScript<text:bookmark-end text:name="__RefHeading___Toc1588_3555358693"/></text:h>
      <text:p text:style-name="P3"/>
      <text:h text:style-name="P4" text:outline-level="2">1. Introdução: Simplificando a Iteração em Coleções</text:h>
      <text:p text:style-name="P3"/>
      <text:p text:style-name="P15">Em JavaScript, a tarefa de percorrer coleções de dados é fundamental. Embora o loop <text:span text:style-name="Source_20_Text">for</text:span> tradicional seja uma ferramenta poderosa, ele exige uma gestão manual de estado que pode ser verbosa e propensa a erros. Para resolver isso, o JavaScript moderno oferece ferramentas de alta precisão projetadas para mitigar as armadilhas comuns do loop <text:span text:style-name="Source_20_Text">for</text:span> tradicional, como a verbosidade na sintaxe e a gestão manual de índices. Este resumo explora duas dessas ferramentas: o <text:span text:style-name="Source_20_Text">for...in</text:span> e o <text:span text:style-name="Source_20_Text">for...of</text:span>, que simplificam radicalmente a iteração sobre coleções como arrays e conjuntos de elementos do DOM. Para apreciar plenamente suas vantagens, é essencial primeiro revisar o funcionamento do loop <text:span text:style-name="Source_20_Text">for</text:span> tradicional como nosso ponto de partida.</text:p>
      <text:p text:style-name="P15"/>
      <text:h text:style-name="P4" text:outline-level="2">2. O Ponto de Partida: O Loop <text:span text:style-name="Source_20_Text">for</text:span> Tradicional</text:h>
      <text:p text:style-name="P3"/>
      <text:p text:style-name="P15">Compreender a mecânica do loop <text:span text:style-name="Source_20_Text">for</text:span> tradicional é crucial para reconhecer como o <text:span text:style-name="Source_20_Text">for...in</text:span> e o <text:span text:style-name="Source_20_Text">for...of</text:span> otimizam o processo de iteração. O loop clássico, embora eficaz, exige uma configuração explícita e detalhada que consiste em três partes: a inicialização de um contador, a definição de uma condição de parada e a especificação de um incremento. É precisamente esse processo manual que <text:span text:style-name="Source_20_Text">for...in</text:span> e <text:span text:style-name="Source_20_Text">for...of</text:span> foram projetados para abstrair.</text:p>
      <text:p text:style-name="P15">Ao iterar sobre um array numérico como <text:span text:style-name="Source_20_Text">[10, 20, 30, 40, 50]</text:span>, o mecanismo funciona da seguinte forma:</text:p>
      <text:p text:style-name="P15"/>
      <text:list text:style-name="L3">
        <text:list-item>
          <text:p text:style-name="P16"><text:span text:style-name="T1">Estrutura Verbosa:</text:span> A sintaxe completa (<text:span text:style-name="Source_20_Text">let i = 0; i &lt; num.length; i++</text:span>) exige que o desenvolvedor gerencie cada etapa do ciclo manualmente.</text:p>
        </text:list-item>
        <text:list-item>
          <text:p text:style-name="P16"><text:soft-page-break/><text:span text:style-name="T1">Acesso por Posição (Índice):</text:span> A variável de controle (<text:span text:style-name="Source_20_Text">i</text:span>) não contém o valor do elemento, mas sim sua <text:span text:style-name="T1">posição (índice)</text:span> dentro do array (<text:span text:style-name="Source_20_Text">0</text:span>, <text:span text:style-name="Source_20_Text">1</text:span>, <text:span text:style-name="Source_20_Text">2</text:span>, etc.).</text:p>
        </text:list-item>
        <text:list-item>
          <text:p text:style-name="P16"><text:span text:style-name="T1">Obtenção do Valor:</text:span> Para acessar o <text:span text:style-name="T1">valor</text:span> real armazenado em cada posição, é necessário um passo adicional, utilizando a notação de acesso por índice: <text:span text:style-name="Source_20_Text">num[i]</text:span>.</text:p>
        </text:list-item>
      </text:list>
      <text:p text:style-name="P15"/>
      <text:p text:style-name="P15">Os loops <text:span text:style-name="Source_20_Text">for...in</text:span> e <text:span text:style-name="Source_20_Text">for...of</text:span> oferecem abordagens mais diretas e legíveis para essa tarefa, cada um com um propósito específico.</text:p>
      <text:p text:style-name="P15"/>
      <text:h text:style-name="P4" text:outline-level="2">3. Explorando o <text:span text:style-name="Source_20_Text">for...in</text:span>: Iterando sobre Índices e Chaves</text:h>
      <text:p text:style-name="P3"/>
      <text:p text:style-name="P15">O loop <text:span text:style-name="Source_20_Text">for...in</text:span> é projetado para iterar sobre as <text:span text:style-name="T1">chaves das propriedades enumeráveis</text:span> de um objeto. Para arrays, essas chaves correspondem aos seus <text:span text:style-name="T1">índices</text:span> (que são tratados como chaves de string: <text:span text:style-name="Source_20_Text">'0'</text:span>, <text:span text:style-name="Source_20_Text">'1'</text:span>, etc.). Ele simplifica a sintaxe, eliminando a necessidade de inicializar e incrementar manualmente uma variável de controle.</text:p>
      <text:p text:style-name="P15"/>
      <text:p text:style-name="P15">Com a sintaxe <text:span text:style-name="Source_20_Text">for (let n in num)</text:span>, o loop percorre o array <text:span text:style-name="Source_20_Text">num</text:span> e, a cada iteração, a variável <text:span text:style-name="Source_20_Text">n</text:span> recebe o índice do elemento atual (<text:span text:style-name="Source_20_Text">0</text:span>, <text:span text:style-name="Source_20_Text">1</text:span>, <text:span text:style-name="Source_20_Text">2</text:span>, ...). Para obter o valor correspondente, ainda é necessário utilizar a notação de acesso <text:span text:style-name="Source_20_Text">num[n]</text:span>.</text:p>
      <text:p text:style-name="P15"/>
      <text:h text:style-name="P8" text:outline-level="3">Comportamento com Coleções do DOM</text:h>
      <text:p text:style-name="P3"/>
      <text:p text:style-name="P15">O propósito real do <text:span text:style-name="Source_20_Text">for...in</text:span> fica evidente — e problemático — ao ser usado com coleções de elementos do DOM, como a retornada por <text:span text:style-name="Source_20_Text">getElementsByTagName</text:span>. Uma coleção do DOM é um objeto do tipo "array-like" que possui não apenas os índices numéricos (<text:span text:style-name="Source_20_Text">'0'</text:span>, <text:span text:style-name="Source_20_Text">'1'</text:span>, etc.) como propriedades, mas também outras propriedades nomeadas como <text:span text:style-name="Source_20_Text">length</text:span>, <text:span text:style-name="Source_20_Text">item</text:span> e <text:span text:style-name="Source_20_Text">namedItem</text:span>.</text:p>
      <text:p text:style-name="P15"/>
      <text:p text:style-name="P15">O <text:span text:style-name="Source_20_Text">for...in</text:span> itera sobre <text:span text:style-name="T1">todas</text:span> essas propriedades enumeráveis, não apenas os elementos. A consequência é que, ao tentar manipular o DOM, o código encontrará erros fatais. Uma tentativa de acessar <text:span text:style-name="Source_20_Text">.innerHTML</text:span> em chaves como <text:span text:style-name="Source_20_Text">length</text:span> ou <text:span text:style-name="Source_20_Text">item</text:span> resultará em <text:span text:style-name="Source_20_Text">undefined</text:span>, pois essas propriedades não são elementos HTML. Isso torna o <text:span text:style-name="Source_20_Text">for...in</text:span> uma ferramenta insegura e inadequada para a manipulação direta de elementos do DOM.</text:p>
      <text:p text:style-name="P15"/>
      <text:h text:style-name="P4" text:outline-level="2">4. Desvendando o <text:span text:style-name="Source_20_Text">for...of</text:span>: Acesso Direto aos Valores</text:h>
      <text:p text:style-name="P3"/>
      <text:p text:style-name="P15">O loop <text:span text:style-name="Source_20_Text">for...of</text:span> é a abordagem moderna e direta para iterar sobre os <text:span text:style-name="T1">valores</text:span> de coleções iteráveis. Uma coleção é considerada "iterável" se implementar o <text:span text:style-name="T1">protocolo de iteração</text:span>, um padrão que define como seus elementos devem ser sequenciados. Arrays, Strings, Maps, Sets e coleções do DOM são exemplos de iteráveis nativos.</text:p>
      <text:p text:style-name="P15"/>
      <text:p text:style-name="P15">Utilizando a sintaxe <text:span text:style-name="Source_20_Text">for (let n of num)</text:span>, o loop percorre o array <text:span text:style-name="Source_20_Text">num</text:span>, e a variável <text:span text:style-name="Source_20_Text">n</text:span> recebe diretamente o <text:span text:style-name="T1">valor</text:span> de cada elemento (<text:span text:style-name="Source_20_Text">10</text:span>, <text:span text:style-name="Source_20_Text">20</text:span>, <text:span text:style-name="Source_20_Text">30</text:span>, ...) a cada iteração. Isso elimina completamente a necessidade de usar um índice para acessar os dados, tornando o código mais limpo, intuitivo e robusto.</text:p>
      <text:p text:style-name="P15"/>
      <text:h text:style-name="P8" text:outline-level="3"><text:soft-page-break/>Vantagens com Coleções do DOM</text:h>
      <text:p text:style-name="P3"/>
      <text:p text:style-name="P15">Quando aplicado a uma coleção de elementos do DOM, o <text:span text:style-name="Source_20_Text">for...of</text:span> demonstra sua superioridade e segurança. Ele itera exclusivamente sobre os <text:span text:style-name="T1">objetos de elemento</text:span> contidos na coleção, ignorando as propriedades acessórias como <text:span text:style-name="Source_20_Text">length</text:span> ou <text:span text:style-name="Source_20_Text">item</text:span>.</text:p>
      <text:p text:style-name="P15"/>
      <text:p text:style-name="P15">Isso permite uma manipulação segura e direta dos elementos. Por exemplo, alterar o conteúdo de todas as <text:span text:style-name="Source_20_Text">&lt;div&gt;</text:span> de uma coleção para "curso" torna-se uma operação simples e à prova de erros com <text:span text:style-name="Source_20_Text">n.innerHTML = "curso"</text:span>, pois <text:span text:style-name="Source_20_Text">n</text:span> é garantidamente um objeto de elemento a cada passo do loop.</text:p>
      <text:p text:style-name="P15"/>
      <text:h text:style-name="P4" text:outline-level="2">5. Análise Comparativa: <text:span text:style-name="Source_20_Text">for...in</text:span> vs. <text:span text:style-name="Source_20_Text">for...of</text:span></text:h>
      <text:p text:style-name="P3"><text:span text:style-name="Source_20_Text"/></text:p>
      <text:p text:style-name="P15">A escolha entre <text:span text:style-name="Source_20_Text">for...in</text:span> e <text:span text:style-name="Source_20_Text">for...of</text:span> depende inteiramente do objetivo da iteração. Não se trata de qual é melhor em absoluto, mas de qual é a ferramenta correta para acessar os índices/chaves ou os valores.</text:p>
      <text:p text:style-name="P15">A tabela abaixo resume as diferenças fundamentais:</text:p>
      <text:p text:style-name="P15"/>
      <table:table table:name="Tabela2" table:style-name="Tabela2">
        <table:table-column table:style-name="Tabela2.A"/>
        <table:table-column table:style-name="Tabela2.B"/>
        <table:table-column table:style-name="Tabela2.C"/>
        <table:table-row>
          <table:table-cell table:style-name="Tabela2.A1" office:value-type="string">
            <text:p text:style-name="P5">Critério</text:p>
          </table:table-cell>
          <table:table-cell table:style-name="Tabela2.B1" office:value-type="string">
            <text:p text:style-name="P17"><text:span text:style-name="Source_20_Text"><text:span text:style-name="T2">for...in</text:span></text:span></text:p>
          </table:table-cell>
          <table:table-cell table:style-name="Tabela2.B1" office:value-type="string">
            <text:p text:style-name="P17"><text:span text:style-name="Source_20_Text"><text:span text:style-name="T2">for...of</text:span></text:span></text:p>
          </table:table-cell>
        </table:table-row>
        <table:table-row>
          <table:table-cell table:style-name="Tabela2.A2" office:value-type="string">
            <text:p text:style-name="P18">Propósito Principal</text:p>
          </table:table-cell>
          <table:table-cell table:style-name="Tabela2.B2" office:value-type="string">
            <text:p text:style-name="P19">Itera sobre as <text:span text:style-name="T1">chaves/índices</text:span> das propriedades enumeráveis de um objeto.</text:p>
          </table:table-cell>
          <table:table-cell table:style-name="Tabela2.C2" office:value-type="string">
            <text:p text:style-name="P19">Itera sobre os <text:span text:style-name="T1">valores</text:span> dos elementos de uma coleção iterável.</text:p>
          </table:table-cell>
        </table:table-row>
        <table:table-row>
          <table:table-cell table:style-name="Tabela2.A2" office:value-type="string">
            <text:p text:style-name="P18">Retorno da Variável</text:p>
          </table:table-cell>
          <table:table-cell table:style-name="Tabela2.B2" office:value-type="string">
            <text:p text:style-name="P19">A variável do loop contém a <text:span text:style-name="T1">chave (índice)</text:span> do elemento (<text:span text:style-name="Source_20_Text">0</text:span>, <text:span text:style-name="Source_20_Text">1</text:span>, <text:span text:style-name="Source_20_Text">2</text:span>, ...).</text:p>
          </table:table-cell>
          <table:table-cell table:style-name="Tabela2.C2" office:value-type="string">
            <text:p text:style-name="P19">A variável do loop contém o <text:span text:style-name="T1">valor</text:span> direto do elemento (<text:span text:style-name="Source_20_Text">10</text:span>, <text:span text:style-name="Source_20_Text">20</text:span>, <text:span text:style-name="Source_20_Text">30</text:span>, ...).</text:p>
          </table:table-cell>
        </table:table-row>
        <table:table-row>
          <table:table-cell table:style-name="Tabela2.A2" office:value-type="string">
            <text:p text:style-name="P18">Uso com Arrays</text:p>
          </table:table-cell>
          <table:table-cell table:style-name="Tabela2.B2" office:value-type="string">
            <text:p text:style-name="P19">Para obter o valor, requer um passo adicional: <text:span text:style-name="Source_20_Text">array[indice]</text:span>.</text:p>
          </table:table-cell>
          <table:table-cell table:style-name="Tabela2.C2" office:value-type="string">
            <text:p text:style-name="P19">Fornece acesso direto ao valor, tornando o código mais simples e legível.</text:p>
          </table:table-cell>
        </table:table-row>
        <table:table-row>
          <table:table-cell table:style-name="Tabela2.A5" office:value-type="string">
            <text:p text:style-name="P18">Uso com Coleções do DOM</text:p>
          </table:table-cell>
          <table:table-cell table:style-name="Tabela2.B5" office:value-type="string">
            <text:p text:style-name="P19"><text:span text:style-name="T1">Inseguro e propenso a erros.</text:span> Itera sobre propriedades não-elementares (<text:span text:style-name="Source_20_Text">length</text:span>, <text:span text:style-name="Source_20_Text">item</text:span>), o que causa erros fatais (<text:span text:style-name="Source_20_Text">undefined</text:span>) ao tentar manipular o DOM.</text:p>
          </table:table-cell>
          <table:table-cell table:style-name="Tabela2.C5" office:value-type="string">
            <text:p text:style-name="P19"><text:span text:style-name="T1">Seguro e recomendado.</text:span> Itera exclusivamente sobre os objetos de elemento, garantindo uma manipulação do DOM direta, limpa e sem erros.</text:p>
          </table:table-cell>
        </table:table-row>
      </table:table>
      <text:h text:style-name="P4" text:outline-level="2"/>
      <text:h text:style-name="P4" text:outline-level="2">6. Conclusão e Recomendações de Uso</text:h>
      <text:p text:style-name="P3"/>
      <text:p text:style-name="P15">A principal lição é que o JavaScript fornece ferramentas especializadas que, ao abstrair a complexidade do loop <text:span text:style-name="Source_20_Text">for</text:span> tradicional, resultam em um código mais legível, conciso e seguro. A escolha consciente entre <text:span text:style-name="Source_20_Text">for...in</text:span> e <text:span text:style-name="Source_20_Text">for...of</text:span> é um pilar para a escrita de um código robusto e de fácil manutenção.</text:p>
      <text:p text:style-name="P15">Com base nesta análise, as recomendações de uso são claras:</text:p>
      <text:p text:style-name="P15"/>
      <text:list text:style-name="L4">
        <text:list-item>
          <text:p text:style-name="P20"><text:span text:style-name="T1">Use </text:span><text:span text:style-name="Source_20_Text"><text:span text:style-name="T1">for...in</text:span></text:span> <text:span text:style-name="T1">quando:</text:span> Seu objetivo é acessar especificamente os <text:span text:style-name="T1">índices</text:span> de um array ou as <text:span text:style-name="T1">chaves</text:span> de uma coleção de propriedades de um objeto.</text:p>
        </text:list-item>
        <text:list-item>
          <text:p text:style-name="P20"><text:span text:style-name="T1">Use </text:span><text:span text:style-name="Source_20_Text"><text:span text:style-name="T1">for...of</text:span></text:span> <text:span text:style-name="T1">quando:</text:span> Você precisa dos <text:span text:style-name="T1">valores</text:span> contidos nos elementos de uma coleção. Esta é a abordagem moderna, preferencial e mais segura para percorrer arrays e coleções do DOM, especialmente quando a intenção é ler ou manipular os elementos diretamente.</text:p>
        </text:list-item>
      </text:list>
      <text:p text:style-name="P13"/>
      <text:h text:style-name="P14" text:outline-level="1"><text:bookmark-start text:name="__RefHeading___Toc1590_3555358693"/><text:soft-page-break/>O Loop <text:span text:style-name="Source_20_Text">while</text:span> em JavaScript<text:bookmark-end text:name="__RefHeading___Toc1590_3555358693"/></text:h>
      <text:p text:style-name="P3"/>
      <text:h text:style-name="P8" text:outline-level="3"><text:span text:style-name="T1">1. Introdução ao Loop </text:span><text:span text:style-name="Source_20_Text"><text:span text:style-name="T1">while</text:span></text:span><text:span text:style-name="T1">: O Poder da Repetição Condicional</text:span></text:h>
      <text:p text:style-name="P21"/>
      <text:p text:style-name="P15">O loop <text:span text:style-name="Source_20_Text">while</text:span> é uma estrutura de controle fundamental na linguagem JavaScript, projetada para executar repetidamente um bloco de código. Sua principal característica é ser um <text:span text:style-name="T1">loop indefinido</text:span>, o que o torna a ferramenta ideal para cenários onde o número exato de iterações não é conhecido de antemão, ao contrário de loops como o <text:span text:style-name="Source_20_Text">for</text:span>, que são tipicamente usados para iterar um número pré-determinado de vezes. Em vez de depender de um contador fixo, sua execução é governada por uma condição lógica que deve ser satisfeita.</text:p>
      <text:p text:style-name="P15"/>
      <text:p text:style-name="P15">O propósito central do loop <text:span text:style-name="Source_20_Text">while</text:span> é continuar iterando sobre um bloco de comandos <text:span text:style-name="T1">enquanto</text:span> uma condição especificada for avaliada como <text:span text:style-name="Source_20_Text">true</text:span> (verdadeira). Essa natureza condicional o torna extremamente poderoso para lidar com tarefas que possuem pontos de término variáveis, dependendo de entradas, estados do programa ou interações do usuário. Para utilizá-lo de forma eficaz, é crucial compreender sua mecânica operacional e o fluxo lógico que dita seu comportamento.</text:p>
      <text:p text:style-name="P15"/>
      <text:h text:style-name="P8" text:outline-level="3"><text:span text:style-name="T1">2. A Mecânica Operacional do Loop </text:span><text:span text:style-name="Source_20_Text"><text:span text:style-name="T1">while</text:span></text:span></text:h>
      <text:p text:style-name="P3"><text:span text:style-name="Source_20_Text"><text:span text:style-name="T1"/></text:span></text:p>
      <text:p text:style-name="P15">Para dominar o loop <text:span text:style-name="Source_20_Text">while</text:span> e prevenir bugs comuns, você deve internalizar seu fluxo operacional preciso. Todo loop <text:span text:style-name="Source_20_Text">while</text:span> segue uma sequência lógica rigorosa de quatro passos, que garante que o controle do programa seja mantido de forma previsível. O fluxo lógico pode ser decomposto nos seguintes passos:</text:p>
      <text:p text:style-name="P15"/>
      <text:list text:style-name="L5">
        <text:list-item>
          <text:p text:style-name="P22"><text:span text:style-name="T1">Teste da Condição:</text:span> O loop primeiro avalia a expressão condicional fornecida.</text:p>
        </text:list-item>
        <text:list-item>
          <text:p text:style-name="P22"><text:span text:style-name="T1">Execução do Bloco:</text:span> Se a condição for <text:span text:style-name="Source_20_Text">true</text:span> (verdadeira), o bloco de comandos dentro do loop é executado na íntegra.</text:p>
        </text:list-item>
        <text:list-item>
          <text:p text:style-name="P22"><text:span text:style-name="T1">Retorno e Reavaliação:</text:span> Após a execução completa do bloco, o controle do programa retorna ao início do loop, e a condição é testada novamente.</text:p>
        </text:list-item>
        <text:list-item>
          <text:p text:style-name="P22"><text:span text:style-name="T1">Término do Loop:</text:span> Se, em qualquer momento, a condição for avaliada como <text:span text:style-name="Source_20_Text">false</text:span> (falsa), o loop é imediatamente encerrado. A execução do programa continua na primeira linha de código que se segue ao bloco do loop.</text:p>
          <text:p text:style-name="P22"/>
        </text:list-item>
      </text:list>
      <text:p text:style-name="P15">A sintaxe geral do loop <text:span text:style-name="Source_20_Text">while</text:span> é limpa e direta:</text:p>
      <text:p text:style-name="P15"/>
      <text:p text:style-name="P9"><text:span text:style-name="Source_20_Text">while (condição) {</text:span></text:p>
      <text:p text:style-name="P9"><text:span text:style-name="Source_20_Text"><text:s text:c="2"/>// Bloco de comandos a ser executado</text:span></text:p>
      <text:p text:style-name="P9"><text:span text:style-name="Source_20_Text">}</text:span></text:p>
      <text:p text:style-name="P10"><text:span text:style-name="Source_20_Text"/></text:p>
      <text:p text:style-name="P15">Essa dependência direta da condição, no entanto, introduz a responsabilidade mais crítica do desenvolvedor: gerenciar o estado que controla essa condição para evitar que o programa seja executado indefinidamente.</text:p>
      <text:p text:style-name="P15"/>
      <text:p text:style-name="P15"/>
      <text:p text:style-name="P15"/>
      <text:h text:style-name="P23" text:outline-level="3"><text:soft-page-break/>3. O Ponto Crítico: Gerenciando a Variável de Controle para Evitar Loops Infinitos</text:h>
      <text:p text:style-name="P15"/>
      <text:p text:style-name="P15">A armadilha mais significativa ao trabalhar com loops <text:span text:style-name="Source_20_Text">while</text:span> é a criação inadvertida de um <text:span text:style-name="T1">loop infinito</text:span>. Isso ocorre quando a condição do loop nunca se torna falsa, fazendo com que o programa execute o mesmo bloco de código indefinidamente, o que pode levar ao travamento da aplicação. A causa raiz de um loop infinito geralmente reside na falha em modificar a variável que controla a condição. Considere o seguinte código:</text:p>
      <text:p text:style-name="P15"/>
      <text:p text:style-name="P9"><text:span text:style-name="Source_20_Text">// Exemplo de um loop infinito</text:span></text:p>
      <text:p text:style-name="P9"><text:span text:style-name="Source_20_Text">let n = 0;</text:span></text:p>
      <text:p text:style-name="P9"><text:span text:style-name="Source_20_Text">while (n &lt; 10) {</text:span></text:p>
      <text:p text:style-name="P9"><text:span text:style-name="Source_20_Text"><text:s text:c="2"/>console.log(n);</text:span></text:p>
      <text:p text:style-name="P9"><text:span text:style-name="Source_20_Text"><text:s text:c="2"/>// ERRO: 'n' nunca é modificado!</text:span></text:p>
      <text:p text:style-name="P9"><text:span text:style-name="Source_20_Text">}</text:span></text:p>
      <text:p text:style-name="P10"><text:span text:style-name="Source_20_Text"/></text:p>
      <text:p text:style-name="P15">Este código executaria para sempre porque a variável <text:span text:style-name="Source_20_Text">n</text:span> é inicializada com <text:span text:style-name="Source_20_Text">0</text:span> e seu valor nunca muda dentro do loop. A condição <text:span text:style-name="Source_20_Text">n &lt; 10</text:span> será, portanto, sempre verdadeira. A solução é operar sobre a variável de controle dentro do corpo do loop. O único propósito dessa operação — seja um incremento (<text:span text:style-name="Source_20_Text">n++</text:span>) ou um decremento (<text:span text:style-name="Source_20_Text">n--</text:span>) — é garantir que a expressão condicional seja eventualmente falsificada. Isso garante que, em algum momento — inevitavelmente, não apenas eventualmente — a condição será falsificada e o loop terminará.</text:p>
      <text:p text:style-name="P15"/>
      <text:p text:style-name="P15">É importante notar que, em cenários específicos, um loop infinito pode ser um comportamento desejado. Em aplicações como jogos ou certos processos de sistema que precisam rodar continuamente, um loop construído intencionalmente com <text:span text:style-name="Source_20_Text">while (true)</text:span> pode ser uma prática válida. Passando dos riscos teóricos, vamos agora analisar a aplicação prática desses conceitos em exemplos de código.</text:p>
      <text:p text:style-name="P15"/>
      <text:h text:style-name="P23" text:outline-level="3">4. Aplicações Práticas: Desconstruindo Exemplos de Código</text:h>
      <text:p text:style-name="P21"/>
      <text:p text:style-name="P15">Analisar exemplos concretos é uma das melhores maneiras de solidificar o entendimento teórico. As subseções a seguir irão desconstruir dois casos de uso distintos — um contador simples e uma calculadora de fatorial — para demonstrar como os loops <text:span text:style-name="Source_20_Text">while</text:span> são implementados para resolver problemas práticos.</text:p>
      <text:p text:style-name="P15"/>
      <text:h text:style-name="P24" text:outline-level="4">4.1. Exemplo 1: Implementando um Contador Simples</text:h>
      <text:p text:style-name="P21"/>
      <text:p text:style-name="P15">O objetivo deste exemplo é utilizar um loop <text:span text:style-name="Source_20_Text">while</text:span> para imprimir os números de 0 a 9 no console.</text:p>
      <text:p text:style-name="P15"/>
      <text:p text:style-name="P15"/>
      <text:p text:style-name="P15"/>
      <text:p text:style-name="P15"/>
      <text:p text:style-name="P15"/>
      <text:p text:style-name="P15"/>
      <text:p text:style-name="P15"/>
      <text:p text:style-name="P15"/>
      <text:p text:style-name="P9"><text:soft-page-break/><text:span text:style-name="Source_20_Text">// Inicializa a variável de controle</text:span></text:p>
      <text:p text:style-name="P9"><text:span text:style-name="Source_20_Text">let n = 0;</text:span></text:p>
      <text:p text:style-name="P9"><text:span text:style-name="Source_20_Text">// O loop executa enquanto 'n' for menor que 10</text:span></text:p>
      <text:p text:style-name="P9"><text:span text:style-name="Source_20_Text">while (n &lt; 10) {</text:span></text:p>
      <text:p text:style-name="P9"><text:span text:style-name="Source_20_Text"><text:s text:c="2"/>// Imprime o valor atual de 'n'</text:span></text:p>
      <text:p text:style-name="P9"><text:span text:style-name="Source_20_Text"><text:s text:c="2"/>console.log(n);</text:span></text:p>
      <text:p text:style-name="P9"><text:span text:style-name="Source_20_Text"><text:s text:c="2"/>// Incrementa 'n' para garantir que o loop termine</text:span></text:p>
      <text:p text:style-name="P9"><text:span text:style-name="Source_20_Text"><text:s text:c="2"/>n++;</text:span></text:p>
      <text:p text:style-name="P9"><text:span text:style-name="Source_20_Text">}</text:span></text:p>
      <text:p text:style-name="P10"><text:span text:style-name="Source_20_Text"/></text:p>
      <text:p text:style-name="P25">Desconstruindo a Execução do Contador</text:p>
      <text:p text:style-name="P25"/>
      <text:list text:style-name="L6">
        <text:list-item>
          <text:p text:style-name="P26">A variável <text:span text:style-name="Source_20_Text">n</text:span> é inicializada com <text:span text:style-name="Source_20_Text">0</text:span>.</text:p>
        </text:list-item>
        <text:list-item>
          <text:p text:style-name="P26">Na primeira iteração, a condição <text:span text:style-name="Source_20_Text">n &lt; 10</text:span> (0 &lt; 10) é verdadeira. O valor <text:span text:style-name="Source_20_Text">0</text:span> é impresso e, em seguida, <text:span text:style-name="Source_20_Text">n</text:span> é incrementado para <text:span text:style-name="Source_20_Text">1</text:span>.</text:p>
        </text:list-item>
        <text:list-item>
          <text:p text:style-name="P26">O processo se repete: o valor de <text:span text:style-name="Source_20_Text">n</text:span> é impresso e depois incrementado.</text:p>
        </text:list-item>
        <text:list-item>
          <text:p text:style-name="P26">Na iteração em que <text:span text:style-name="Source_20_Text">n</text:span> vale <text:span text:style-name="Source_20_Text">9</text:span>, o valor <text:span text:style-name="Source_20_Text">9</text:span> é impresso e <text:span text:style-name="Source_20_Text">n</text:span> se torna <text:span text:style-name="Source_20_Text">10</text:span>.</text:p>
        </text:list-item>
        <text:list-item>
          <text:p text:style-name="P26">Quando o controle retorna ao topo do loop, a condição <text:span text:style-name="Source_20_Text">n &lt; 10</text:span> (10 &lt; 10) é avaliada como <text:span text:style-name="Source_20_Text">false</text:span>, e o loop é encerrado.</text:p>
          <text:p text:style-name="P26"/>
        </text:list-item>
      </text:list>
      <text:h text:style-name="P24" text:outline-level="4">4.2. Exemplo 2: Construindo uma Calculadora de Fatorial</text:h>
      <text:p text:style-name="P21"/>
      <text:p text:style-name="P15">O fatorial de um número inteiro não negativo (representado por <text:span text:style-name="Source_20_Text">n!</text:span>) é o produto de todos os inteiros positivos menores ou iguais a <text:span text:style-name="Source_20_Text">n</text:span>. Por exemplo, o fatorial de 5 é <text:span text:style-name="Source_20_Text">5! = 5 x 4 x 3 x 2 x 1 = 120</text:span>. O código a seguir calcula o fatorial de um número usando um loop <text:span text:style-name="Source_20_Text">while</text:span>.</text:p>
      <text:p text:style-name="P15"/>
      <text:p text:style-name="P9"><text:span text:style-name="Source_20_Text">// Define o número para o qual o fatorial será calculado</text:span></text:p>
      <text:p text:style-name="P9"><text:span text:style-name="Source_20_Text">let n = 5; // Pode ser alterado para 10 ou outro valor</text:span></text:p>
      <text:p text:style-name="P9"/>
      <text:p text:style-name="P9"><text:span text:style-name="Source_20_Text">// Inicializa a variável que armazenará o resultado</text:span></text:p>
      <text:p text:style-name="P9"><text:span text:style-name="Source_20_Text">let fatorial = 1;</text:span></text:p>
      <text:p text:style-name="P9"/>
      <text:p text:style-name="P9"><text:span text:style-name="Source_20_Text">// O loop executa enquanto 'n' for maior ou igual a 1</text:span></text:p>
      <text:p text:style-name="P9"><text:span text:style-name="Source_20_Text">while (n &gt;= 1) {</text:span></text:p>
      <text:p text:style-name="P9"><text:span text:style-name="Source_20_Text"><text:s text:c="2"/>// Multiplica o valor atual do fatorial por 'n'</text:span></text:p>
      <text:p text:style-name="P9"><text:span text:style-name="Source_20_Text"><text:s text:c="2"/>fatorial *= n; // Equivalente a: fatorial = fatorial * n;</text:span></text:p>
      <text:p text:style-name="P9"/>
      <text:p text:style-name="P9"><text:span text:style-name="Source_20_Text"><text:s text:c="2"/>// Decrementa 'n' para a próxima iteração</text:span></text:p>
      <text:p text:style-name="P9"><text:span text:style-name="Source_20_Text"><text:s text:c="2"/>n--; // Equivalente a: n = n - 1;</text:span></text:p>
      <text:p text:style-name="P9"><text:span text:style-name="Source_20_Text">}</text:span></text:p>
      <text:p text:style-name="P9"/>
      <text:p text:style-name="P9"><text:span text:style-name="Source_20_Text">// Imprime o resultado final</text:span></text:p>
      <text:p text:style-name="P9"><text:span text:style-name="Source_20_Text">console.log(fatorial); // Saída para n=5 será 120</text:span></text:p>
      <text:p text:style-name="P10"><text:span text:style-name="Source_20_Text"/></text:p>
      <text:p text:style-name="P25">Analisando a Lógica do Fatorial</text:p>
      <text:p text:style-name="P25"/>
      <text:p text:style-name="P15">A variável <text:span text:style-name="Source_20_Text">fatorial</text:span> atua como um "acumulador". A lógica se desenrola iterativamente da seguinte forma:</text:p>
      <text:p text:style-name="P15"><text:soft-page-break/></text:p>
      <text:list text:style-name="L7">
        <text:list-item>
          <text:p text:style-name="P27"><text:span text:style-name="T1">Iteração 1:</text:span> <text:span text:style-name="Source_20_Text">n</text:span> é <text:span text:style-name="Source_20_Text">5</text:span>. A condição <text:span text:style-name="Source_20_Text">5 &gt;= 1</text:span> é verdadeira. <text:span text:style-name="Source_20_Text">fatorial</text:span> (inicialmente <text:span text:style-name="Source_20_Text">1</text:span>) é atualizado para <text:span text:style-name="Source_20_Text">1 * 5 = 5</text:span>. <text:span text:style-name="Source_20_Text">n</text:span> é decrementado para <text:span text:style-name="Source_20_Text">4</text:span>.</text:p>
        </text:list-item>
        <text:list-item>
          <text:p text:style-name="P27"><text:span text:style-name="T1">Iteração 2:</text:span> <text:span text:style-name="Source_20_Text">n</text:span> é <text:span text:style-name="Source_20_Text">4</text:span>. A condição <text:span text:style-name="Source_20_Text">4 &gt;= 1</text:span> é verdadeira. <text:span text:style-name="Source_20_Text">fatorial</text:span> (agora <text:span text:style-name="Source_20_Text">5</text:span>) é atualizado para <text:span text:style-name="Source_20_Text">5 * 4 = 20</text:span>. <text:span text:style-name="Source_20_Text">n</text:span> é decrementado para <text:span text:style-name="Source_20_Text">3</text:span>.</text:p>
        </text:list-item>
        <text:list-item>
          <text:p text:style-name="P27"><text:span text:style-name="T1">Iteração 3:</text:span> <text:span text:style-name="Source_20_Text">n</text:span> é <text:span text:style-name="Source_20_Text">3</text:span>. A condição <text:span text:style-name="Source_20_Text">3 &gt;= 1</text:span> é verdadeira. <text:span text:style-name="Source_20_Text">fatorial</text:span> (agora <text:span text:style-name="Source_20_Text">20</text:span>) é atualizado para <text:span text:style-name="Source_20_Text">20 * 3 = 60</text:span>. <text:span text:style-name="Source_20_Text">n</text:span> é decrementado para <text:span text:style-name="Source_20_Text">2</text:span>.</text:p>
        </text:list-item>
        <text:list-item>
          <text:p text:style-name="P27">...e assim por diante, até que <text:span text:style-name="Source_20_Text">n</text:span> seja <text:span text:style-name="Source_20_Text">1</text:span>. Após essa última multiplicação, <text:span text:style-name="Source_20_Text">n</text:span> é decrementado para <text:span text:style-name="Source_20_Text">0</text:span>.</text:p>
        </text:list-item>
        <text:list-item>
          <text:p text:style-name="P27">Na próxima verificação, a condição <text:span text:style-name="Source_20_Text">0 &gt;= 1</text:span> é <text:span text:style-name="Source_20_Text">false</text:span>, o loop termina, e o valor final de <text:span text:style-name="Source_20_Text">fatorial</text:span> (120) é impresso. A grande vantagem é que para calcular o fatorial de <text:span text:style-name="Source_20_Text">10</text:span>, basta alterar o valor inicial da variável <text:span text:style-name="Source_20_Text">n</text:span>.</text:p>
          <text:p text:style-name="P27"/>
        </text:list-item>
      </text:list>
      <text:h text:style-name="P23" text:outline-level="3">5. Conclusão: Principais Pontos e Próximos Passos</text:h>
      <text:p text:style-name="P21"/>
      <text:p text:style-name="P15">Em última análise, o loop <text:span text:style-name="Source_20_Text">while</text:span> personifica um princípio fundamental da programação: a execução condicional. Ele concede a você o poder de repetir operações não por uma contagem fixa, mas enquanto um estado específico permanecer verdadeiro. Para maximizar a retenção do conhecimento, os pontos mais críticos desta aula são:</text:p>
      <text:p text:style-name="P15"/>
      <text:list text:style-name="L8">
        <text:list-item>
          <text:p text:style-name="P28"><text:span text:style-name="T1">Quando usar </text:span><text:span text:style-name="Source_20_Text"><text:span text:style-name="T1">while</text:span></text:span><text:span text:style-name="T1">:</text:span> Ideal para situações onde o número de repetições é desconhecido e depende de uma condição lógica ser satisfeita.</text:p>
        </text:list-item>
        <text:list-item>
          <text:p text:style-name="P28"><text:span text:style-name="T1">A Importância da Condição:</text:span> O loop é totalmente governado pela expressão lógica; sua execução depende do retorno <text:span text:style-name="Source_20_Text">true</text:span> dessa expressão.</text:p>
        </text:list-item>
        <text:list-item>
          <text:p text:style-name="P28"><text:span text:style-name="T1">O Controle é Essencial:</text:span> A manipulação da variável de controle dentro do corpo do loop é fundamental para garantir sua terminação e, mais importante, para evitar a criação de loops infinitos.</text:p>
        </text:list-item>
      </text:list>
      <text:p text:style-name="P15"/>
      <text:p text:style-name="P15">Com o domínio do loop <text:span text:style-name="Source_20_Text">while</text:span>, você está mais preparado para criar lógicas complexas e dinâmicas. A próxima aula avançará neste tópico, cobrindo o loop <text:span text:style-name="Source_20_Text">do...while</text:span>, que apresenta uma sutil, mas importante, diferença em seu funcionamento.</text:p>
      <text:p text:style-name="P13"/>
      <text:h text:style-name="P14" text:outline-level="1"><text:bookmark-start text:name="__RefHeading___Toc1592_3555358693"/>A Diferença Essencial entre Loops <text:span text:style-name="Source_20_Text">while</text:span> e <text:span text:style-name="Source_20_Text">do-while</text:span> em JavaScript<text:bookmark-end text:name="__RefHeading___Toc1592_3555358693"/></text:h>
      <text:p text:style-name="P3"/>
      <text:h text:style-name="P8" text:outline-level="3">1.0 Introdução aos Loops de Repetição Indefinida</text:h>
      <text:p text:style-name="P3"/>
      <text:p text:style-name="P15">Em JavaScript, os loops <text:span text:style-name="Source_20_Text">while</text:span> e <text:span text:style-name="Source_20_Text">do-while</text:span> são estruturas de repetição fundamentais, utilizadas em cenários onde o número de iterações não é conhecido antecipadamente. Ambos servem para executar um bloco de código repetidamente, mas a sutil, porém crítica, diferença entre eles é uma distinção estratégica crucial para a construção de um código lógico, eficiente e livre de erros.</text:p>
      <text:p text:style-name="P15"/>
      <text:p text:style-name="P15">O propósito fundamental compartilhado por ambos os loops é executar um bloco de comandos repetidamente enquanto uma expressão lógica específica retornar o valor <text:span text:style-name="Source_20_Text">verdadeiro</text:span>. Apesar dessa <text:soft-page-break/>semelhança, a forma como cada um aborda a ordem de execução e verificação define seus casos de uso ideais. A seguir, analisaremos em detalhes a estrutura e a lógica de cada um para esclarecer essa distinção.</text:p>
      <text:p text:style-name="P15"/>
      <text:h text:style-name="P8" text:outline-level="3">2.0 A Distinção Fundamental: Ordem de Execução e Verificação</text:h>
      <text:p text:style-name="P3"/>
      <text:p text:style-name="P15">A principal diferença entre os loops <text:span text:style-name="Source_20_Text">while</text:span> e <text:span text:style-name="Source_20_Text">do-while</text:span> reside na ordem em que eles executam o bloco de comandos e testam a expressão lógica. Essa diferença de arquitetura não é apenas sintática; ela leva a resultados de execução distintos e determina qual loop é apropriado para cada situação.</text:p>
      <text:p text:style-name="P15"/>
      <text:h text:style-name="P29" text:outline-level="4">Análise do Loop <text:span text:style-name="Source_20_Text">while</text:span></text:h>
      <text:p text:style-name="P3"><text:span text:style-name="Source_20_Text"/></text:p>
      <text:p text:style-name="P15">A estrutura <text:span text:style-name="Source_20_Text">while</text:span> prioriza a verificação. Ela <text:span text:style-name="T3">primeiro</text:span> avalia a expressão lógica e, <text:span text:style-name="T3">somente se</text:span> essa expressão for verdadeira, o bloco de comandos interno é executado. Se a condição for falsa desde o início, o bloco é completamente ignorado.</text:p>
      <text:p text:style-name="P15"/>
      <text:h text:style-name="P29" text:outline-level="4">Análise do Loop <text:span text:style-name="Source_20_Text">do-while</text:span></text:h>
      <text:p text:style-name="P3"><text:span text:style-name="Source_20_Text"/></text:p>
      <text:p text:style-name="P15">Em contraste, o loop <text:span text:style-name="Source_20_Text">do-while</text:span> prioriza a execução. Sua natureza proativa é evidente desde a primeira palavra-chave, <text:span text:style-name="Source_20_Text">do</text:span> (que significa "faça"), que comanda a execução imediata do bloco de código. Somente <text:span text:style-name="T3">após</text:span> essa primeira execução é que a expressão lógica na cláusula <text:span text:style-name="Source_20_Text">while</text:span> é avaliada para determinar se o loop deve continuar. Essa diferença estrutural leva diretamente à sua consequência mais importante: a garantia de execução, que é o fator decisivo na escolha entre os dois.</text:p>
      <text:p text:style-name="P15"/>
      <text:h text:style-name="P8" text:outline-level="3">3.0 A Consequência Crítica: A Garantia de Pelo Menos Uma Execução</text:h>
      <text:p text:style-name="P3"/>
      <text:p text:style-name="P15">A garantia de que um bloco de código será executado ao menos uma vez é o principal fator a ser considerado ao escolher entre <text:span text:style-name="Source_20_Text">while</text:span> e <text:span text:style-name="Source_20_Text">do-while</text:span>. A arquitetura de cada loop determina se essa garantia existe ou não.</text:p>
      <text:p text:style-name="P15"/>
      <text:list text:style-name="L9">
        <text:list-item>
          <text:p text:style-name="P30"><text:span text:style-name="Source_20_Text"><text:span text:style-name="T1">while</text:span></text:span>: Neste loop, "<text:span text:style-name="Source_20_Text">no </text:span>while<text:span text:style-name="Source_20_Text"> eu não tenho a garantia de que o bloco de comandos vai ser executado pelo menos uma vez</text:span>". Se a expressão lógica for falsa na primeira verificação, o programa simplesmente "pula" o bloco de comandos e continua sua execução normal.</text:p>
        </text:list-item>
        <text:list-item>
          <text:p text:style-name="P30"><text:span text:style-name="Source_20_Text"><text:span text:style-name="T1">do-while</text:span></text:span>: Aqui, "<text:span text:style-name="Source_20_Text">no </text:span>do-while<text:span text:style-name="Source_20_Text"> eu tenho a garantia de execução de pelo menos uma vez do bloco de comandos</text:span>". Como a verificação da condição ocorre no final, o bloco de código inevitavelmente roda na primeira passagem, mesmo que a condição seja imediatamente falsa após essa primeira execução.</text:p>
          <text:p text:style-name="P30"/>
        </text:list-item>
      </text:list>
      <text:p text:style-name="P15">A demonstração prática a seguir comprovará visualmente como essa diferença se manifesta no código.</text:p>
      <text:p text:style-name="P15"/>
      <text:h text:style-name="P8" text:outline-level="3">4.0 Demonstração Prática: O Mesmo Cenário, Resultados Diferentes</text:h>
      <text:p text:style-name="P3"/>
      <text:p text:style-name="P15">Para ilustrar o impacto da ordem de execução, vamos analisar dois exemplos de código que utilizam a mesma lógica condicional, mas produzem resultados completamente diferentes devido à estrutura do loop empregada.</text:p>
      <text:h text:style-name="P29" text:outline-level="4"><text:soft-page-break/>Cenário de Teste</text:h>
      <text:p text:style-name="P3"/>
      <text:p text:style-name="P15">Em ambos os casos, partiremos de uma condição inicial que é falsa desde o princípio.</text:p>
      <text:p text:style-name="P15"/>
      <text:list text:style-name="L10">
        <text:list-item>
          <text:p text:style-name="P31">Inicialização da variável:</text:p>
        </text:list-item>
        <text:list-item>
          <text:p text:style-name="P32"><text:span text:style-name="T1">Expressão lógica:</text:span> A condição a ser testada será <text:span text:style-name="Source_20_Text">n &lt; 10</text:span>, que, dado o valor inicial de <text:span text:style-name="Source_20_Text">n</text:span>.</text:p>
        </text:list-item>
      </text:list>
      <text:h text:style-name="P29" text:outline-level="4"/>
      <text:h text:style-name="P29" text:outline-level="4">Execução com <text:span text:style-name="Source_20_Text">while</text:span></text:h>
      <text:p text:style-name="P3"><text:span text:style-name="Source_20_Text"/></text:p>
      <text:p text:style-name="P15">Utilizando o loop <text:span text:style-name="Source_20_Text">while</text:span> com a condição inicial é <text:span text:style-name="T4">verdadeira</text:span>:</text:p>
      <text:p text:style-name="P15"/>
      <text:p text:style-name="P9"><text:span text:style-name="Source_20_Text">let n = 10;</text:span></text:p>
      <text:p text:style-name="P9"><text:span text:style-name="Source_20_Text">while (n &lt; 10) {</text:span></text:p>
      <text:p text:style-name="P9"><text:span text:style-name="Source_20_Text"><text:s text:c="4"/>console.log("cfb cursos");</text:span></text:p>
      <text:p text:style-name="P9"><text:span text:style-name="Source_20_Text"><text:s text:c="4"/>// n++; // Controle do loop</text:span></text:p>
      <text:p text:style-name="P9"><text:span text:style-name="Source_20_Text">}</text:span></text:p>
      <text:p text:style-name="P9"><text:span text:style-name="Source_20_Text">console.log("fim do programa");</text:span></text:p>
      <text:p text:style-name="P10"><text:span text:style-name="Source_20_Text"/></text:p>
      <text:p text:style-name="P15">Neste caso, o programa primeiro testa a expressão <text:span text:style-name="Source_20_Text">n &lt; 10</text:span>. Como <text:span text:style-name="Source_20_Text">10</text:span> não é menor que <text:span text:style-name="Source_20_Text">10</text:span>, a condição é imediatamente falsa. Consequentemente, o bloco de comandos contendo <text:span text:style-name="Source_20_Text">console.log("cfb cursos")</text:span> nunca é executado. A única saída no console é: <text:span text:style-name="Source_20_Text">fim do programa</text:span></text:p>
      <text:p text:style-name="P15"><text:span text:style-name="Source_20_Text"/></text:p>
      <text:h text:style-name="P29" text:outline-level="4">Execução com <text:span text:style-name="Source_20_Text">do-while</text:span></text:h>
      <text:p text:style-name="P3"><text:span text:style-name="Source_20_Text"/></text:p>
      <text:p text:style-name="P15">Agora, aplicando a mesma lógica com a estrutura <text:span text:style-name="Source_20_Text">do-while</text:span>:</text:p>
      <text:p text:style-name="P15"/>
      <text:p text:style-name="P9"><text:span text:style-name="Source_20_Text">let n = 10;</text:span></text:p>
      <text:p text:style-name="P9"><text:span text:style-name="Source_20_Text">do {</text:span></text:p>
      <text:p text:style-name="P9"><text:span text:style-name="Source_20_Text"><text:s text:c="4"/>console.log("cfb cursos");</text:span></text:p>
      <text:p text:style-name="P9"><text:span text:style-name="Source_20_Text"><text:s text:c="4"/>// n++; // Controle do loop</text:span></text:p>
      <text:p text:style-name="P9"><text:span text:style-name="Source_20_Text">} while (n &lt; 10);</text:span></text:p>
      <text:p text:style-name="P9"><text:span text:style-name="Source_20_Text">console.log("fim do programa");</text:span></text:p>
      <text:p text:style-name="P10"><text:span text:style-name="Source_20_Text"/></text:p>
      <text:p text:style-name="P15">Aqui, o programa primeiro executa o bloco <text:span text:style-name="Source_20_Text">do</text:span>, imprimindo "cfb cursos" no console. <text:span text:style-name="T3">Somente após</text:span> essa execução, ele testa a condição <text:span text:style-name="Source_20_Text">n &lt; 10</text:span>. Ao constatar que a condição é falsa, o loop termina. O resultado no console é: <text:span text:style-name="Source_20_Text">cfb cursos</text:span> <text:span text:style-name="Source_20_Text">fim do programa </text:span>Esta demonstração confirma a diferença de comportamento, mas ambos os loops compartilham um requisito crucial para evitar um erro comum: o controle de seu estado de execução.</text:p>
      <text:p text:style-name="P15"/>
      <text:h text:style-name="P8" text:outline-level="3">5.0 Ponto de Atenção: Evitando Loops Infinitos</text:h>
      <text:p text:style-name="P3"/>
      <text:p text:style-name="P15">Independentemente da escolha entre <text:span text:style-name="Source_20_Text">while</text:span> ou <text:span text:style-name="Source_20_Text">do-while</text:span>, é crucial garantir que o loop tenha uma condição de término clara. A falha em gerenciar o estado da variável de controle dentro do loop é um erro comum que leva a um comportamento indesejado.</text:p>
      <text:p text:style-name="P15"><text:soft-page-break/>Para que o loop termine, é essencial que a variável de controle seja modificada — ou "operada", como mencionado na aula — dentro do bloco de comandos. Sem uma operação como um incremento (<text:span text:style-name="Source_20_Text">n++</text:span>) ou qualquer outra lógica que altere o estado da condição, o teste lógico sempre produzirá o mesmo resultado, prendendo o programa em um <text:span text:style-name="T1">"Loop Infinito"</text:span> que pode travar a aplicação.</text:p>
      <text:p text:style-name="P15"/>
      <text:h text:style-name="P8" text:outline-level="3">6.0 Conclusão: A Escolha Estratégica</text:h>
      <text:p text:style-name="P3"/>
      <text:p text:style-name="P15">A diferença entre <text:span text:style-name="Source_20_Text">while</text:span> e <text:span text:style-name="Source_20_Text">do-while</text:span> em JavaScript, embora pareça pequena, é fundamental para a lógica do programa. A decisão estratégica se resume a uma única pergunta: <text:span text:style-name="T1">"O bloco de código precisa ser executado obrigatoriamente pelo menos uma vez?"</text:span></text:p>
      <text:p text:style-name="P25"/>
      <text:list text:style-name="L11">
        <text:list-item>
          <text:p text:style-name="P33">Se a resposta for <text:span text:style-name="T1">sim</text:span>, o <text:span text:style-name="Source_20_Text">do-while</text:span> é a ferramenta correta, pois garante essa primeira execução antes de qualquer verificação.</text:p>
        </text:list-item>
        <text:list-item>
          <text:p text:style-name="P33">Se a resposta for <text:span text:style-name="T1">não</text:span>, ou se a execução depender inteiramente de uma condição que pode ser inicialmente falsa, o <text:span text:style-name="Source_20_Text">while</text:span> é a escolha padrão e mais segura.</text:p>
        </text:list-item>
      </text:list>
      <text:p text:style-name="P15"/>
      <text:p text:style-name="P15">Dominar essa escolha é um passo fundamental para escrever um código não apenas funcional, mas intencional e robusto.</text:p>
      <text:p text:style-name="P15"/>
      <text:p text:style-name="P13"/>
      <text:h text:style-name="P14" text:outline-level="1"><text:bookmark-start text:name="__RefHeading___Toc1633_3555358693"/>Controle de Fluxo em Loops JavaScript: Desvendando <text:span text:style-name="Source_20_Text">break</text:span> e <text:span text:style-name="Source_20_Text">continue</text:span><text:bookmark-end text:name="__RefHeading___Toc1633_3555358693"/></text:h>
      <text:p text:style-name="P3"><text:span text:style-name="Source_20_Text"/></text:p>
      <text:h text:style-name="P8" text:outline-level="3">1.0 Introdução: A Importância do Controle Preciso em Laços de Repetição</text:h>
      <text:p text:style-name="P3"/>
      <text:p text:style-name="P15">Em programação, os laços de repetição (loops) são estruturas fundamentais que permitem executar um bloco de código múltiplas vezes. Contudo, a verdadeira eficiência e flexibilidade surgem quando temos a capacidade de controlar o fluxo de execução desses laços de forma precisa. É nesse contexto que as declarações <text:span text:style-name="Source_20_Text">break</text:span> e <text:span text:style-name="Source_20_Text">continue</text:span> em JavaScript se tornam ferramentas estratégicas. Elas oferecem ao desenvolvedor o poder de intervir no comportamento padrão de um loop, seja para interrompê-lo completamente ou para pular uma iteração específica. Embora possam parecer similares à primeira vista, seus propósitos e impactos no código são fundamentalmente distintos. O objetivo deste documento é analisar e exemplificar a função de cada declaração, solidificando o entendimento de suas aplicações práticas e quando utilizar cada uma delas.</text:p>
      <text:p text:style-name="P15"/>
      <text:h text:style-name="P8" text:outline-level="3">2.0 A Declaração <text:span text:style-name="Source_20_Text">break</text:span>: Interrupção Imediata do Loop</text:h>
      <text:p text:style-name="P3"/>
      <text:p text:style-name="P15">A declaração <text:span text:style-name="Source_20_Text">break</text:span> atua como um mecanismo de terminação para um loop. A capacidade de interromper um laço prematuramente, com base em uma condição específica, é crucial para otimizar a performance. Em cenários onde um objetivo é alcançado antes do fim previsto do loop — como encontrar um item específico em uma grande lista — o <text:span text:style-name="Source_20_Text">break</text:span> permite que o programa saia do laço imediatamente. No exemplo que analisaremos, o loop foi projetado para rodar 1000 vezes, mas a condição para o <text:span text:style-name="Source_20_Text">break</text:span> foi atingida na 11ª <text:soft-page-break/>iteração, <text:span text:style-name="T1">economizando 989 iterações desnecessárias</text:span> e tornando o código significativamente mais eficiente.</text:p>
      <text:p text:style-name="P15"/>
      <text:h text:style-name="P29" text:outline-level="4">Definição e Funcionamento</text:h>
      <text:p text:style-name="P3"/>
      <text:p text:style-name="P15">A função do <text:span text:style-name="Source_20_Text">break</text:span> é direta e definitiva: encerrar o loop em que se encontra. Uma vez que o interpretador JavaScript encontra esta declaração, a execução do laço é finalizada. <text:span text:style-name="T5">E</text:span>ncontrou o comando Break ele para o loop imediatamente encerra o loop e continua execução normal do programa</text:p>
      <text:p text:style-name="P15"/>
      <text:h text:style-name="P29" text:outline-level="4">Análise do Exemplo Prático (<text:span text:style-name="Source_20_Text">while</text:span> loop)</text:h>
      <text:p text:style-name="P3"/>
      <text:p text:style-name="P15">Para ilustrar seu funcionamento, considere o cenário de um loop <text:span text:style-name="Source_20_Text">while</text:span> projetado para executar até que uma variável <text:span text:style-name="Source_20_Text">n</text:span> atinja o valor <text:span text:style-name="Source_20_Text">Max</text:span>, definido como 1000. Dentro deste loop, uma condição de controle foi adicionada: <text:span text:style-name="Source_20_Text">if (n &gt; 10)</text:span>. A lógica de execução é a seguinte:</text:p>
      <text:p text:style-name="P15"/>
      <text:list text:style-name="L12">
        <text:list-item>
          <text:p text:style-name="P34">O loop inicia com <text:span text:style-name="Source_20_Text">n</text:span> valendo 0 e incrementa a cada iteração, imprimindo a mensagem "cfb cursos" seguida do valor atual de <text:span text:style-name="Source_20_Text">n</text:span>.</text:p>
        </text:list-item>
        <text:list-item>
          <text:p text:style-name="P34">Quando <text:span text:style-name="Source_20_Text">n</text:span> chega a 10, a condição <text:span text:style-name="Source_20_Text">n &gt; 10</text:span> é avaliada como falsa. O loop executa normalmente, imprime "cfb cursos 10" e incrementa <text:span text:style-name="Source_20_Text">n</text:span> para 11.</text:p>
        </text:list-item>
        <text:list-item>
          <text:p text:style-name="P34">Na iteração seguinte, com <text:span text:style-name="Source_20_Text">n</text:span> valendo 11, a condição <text:span text:style-name="Source_20_Text">n &gt; 10</text:span> se torna verdadeira.</text:p>
        </text:list-item>
        <text:list-item>
          <text:p text:style-name="P34">O bloco <text:span text:style-name="Source_20_Text">if</text:span> é executado, e o comando <text:span text:style-name="Source_20_Text">break</text:span> é acionado.</text:p>
        </text:list-item>
        <text:list-item>
          <text:p text:style-name="P34">Imediatamente, a execução do loop <text:span text:style-name="Source_20_Text">while</text:span> é encerrada. O programa não executa mais nenhuma iteração, mesmo que a condição principal do loop (<text:span text:style-name="Source_20_Text">n &lt; Max</text:span>) ainda seja verdadeira.</text:p>
        </text:list-item>
        <text:list-item>
          <text:p text:style-name="P34">O fluxo do programa salta para a primeira linha de código após o loop, que no exemplo é a impressão de "fim do programa".</text:p>
        </text:list-item>
      </text:list>
      <text:p text:style-name="P15"/>
      <text:p text:style-name="P15">O resultado final demonstra que a impressão para exatamente em "cfb cursos 11", confirmando que o <text:span text:style-name="Source_20_Text">break</text:span> interrompeu todo o processo de repetição. Essa capacidade de interrupção total é poderosa, mas nem sempre desejada. Há situações em que precisamos apenas ignorar uma iteração específica sem terminar o loop por completo, o que nos leva à declaração <text:span text:style-name="Source_20_Text">continue</text:span>.</text:p>
      <text:p text:style-name="P15"/>
      <text:h text:style-name="P8" text:outline-level="3">3.0 A Declaração <text:span text:style-name="Source_20_Text">continue</text:span>: Pulando para a Próxima Iteração</text:h>
      <text:p text:style-name="P3"/>
      <text:p text:style-name="P15">A declaração <text:span text:style-name="Source_20_Text">continue</text:span> oferece uma forma mais sutil de controle de fluxo. Seu valor estratégico reside em cenários onde o objetivo não é parar o loop inteiro, mas sim ignorar a lógica de uma iteração específica que não atende a certos critérios. Isso é especialmente útil para filtrar dados ou pular etapas de processamento. No exemplo a seguir, em um loop de 1000 iterações, o <text:span text:style-name="Source_20_Text">continue</text:span> foi acionado 500 vezes para <text:span text:style-name="T1">ignorar com precisão as iterações irrelevantes (números ímpares)</text:span> sem interromper a tarefa principal de contagem.</text:p>
      <text:p text:style-name="P15"/>
      <text:h text:style-name="P29" text:outline-level="4">Definição e Funcionamento</text:h>
      <text:p text:style-name="P3"/>
      <text:p text:style-name="P15">Diferente do <text:span text:style-name="Source_20_Text">break</text:span>, o <text:span text:style-name="Source_20_Text">continue</text:span> não encerra o loop. Ele apenas interrompe a iteração atual e força o início da próxima, mantendo a execução geral do loop. <text:span text:style-name="T6">O</text:span> continue quando ele é executado dentro de um <text:soft-page-break/>loop ele para somente aquela iteração e pula pra próxima iteração continua normalmente a execução Ele só não vai Executar a iteração atual.</text:p>
      <text:p text:style-name="P15"/>
      <text:h text:style-name="P29" text:outline-level="4">Análise do Exemplo Prático (<text:span text:style-name="Source_20_Text">for</text:span> loop)</text:h>
      <text:p text:style-name="P3"/>
      <text:p text:style-name="P15">O exemplo prático demonstra como usar o <text:span text:style-name="Source_20_Text">continue</text:span> para contar a quantidade de números pares em um intervalo de 0 a 999. O objetivo é incrementar uma variável <text:span text:style-name="Source_20_Text">pares</text:span> apenas quando o número da iteração atual for par. A lógica é construída em etapas para demonstrar seu poder:</text:p>
      <text:p text:style-name="P15"/>
      <text:list text:style-name="L13">
        <text:list-item>
          <text:p text:style-name="P35">Primeiro, imagine que a linha <text:span text:style-name="Source_20_Text">pares++</text:span> estivesse solta dentro do loop <text:span text:style-name="Source_20_Text">for</text:span>, sem nenhuma condição. Isso faria com que ela fosse executada em todas as 1000 iterações (de 0 a 999), resultando em um valor final de 1000 para a variável <text:span text:style-name="Source_20_Text">pares</text:span>, o que estaria incorreto.</text:p>
        </text:list-item>
        <text:list-item>
          <text:p text:style-name="P35">Para corrigir isso, introduzimos uma lógica de filtragem. A solução é usar o <text:span text:style-name="Source_20_Text">continue</text:span> para pular as iterações que não nos interessam (os números ímpares). Implementamos a condição: <text:span text:style-name="Source_20_Text">if (i % 2 !=</text:span><text:span text:style-name="Source_20_Text"><text:span text:style-name="T7">=</text:span></text:span><text:span text:style-name="Source_20_Text"> 0) { continue; }</text:span>. Essa condição verifica se o resto da divisão de <text:span text:style-name="Source_20_Text">i</text:span> por 2 é diferente de zero, um método eficaz para identificar se um número é ímpar.</text:p>
        </text:list-item>
        <text:list-item>
          <text:p text:style-name="P35">Quando essa condição é verdadeira (ou seja, quando <text:span text:style-name="Source_20_Text">i</text:span> é ímpar), o comando <text:span text:style-name="Source_20_Text">continue</text:span> é executado. Isso faz com que o restante do código dentro do loop — especificamente a linha <text:span text:style-name="Source_20_Text">pares++</text:span> — seja ignorado naquela iteração.</text:p>
        </text:list-item>
        <text:list-item>
          <text:p text:style-name="P35">O loop então salta imediatamente para a próxima iteração, com o próximo valor de <text:span text:style-name="Source_20_Text">i</text:span>.</text:p>
        </text:list-item>
        <text:list-item>
          <text:p text:style-name="P35">Quando a condição é falsa (ou seja, quando <text:span text:style-name="Source_20_Text">i</text:span> é par), o bloco <text:span text:style-name="Source_20_Text">if</text:span> não é executado, o <text:span text:style-name="Source_20_Text">continue</text:span> não é acionado, e a linha <text:span text:style-name="Source_20_Text">pares++</text:span> é executada normalmente.</text:p>
        </text:list-item>
      </text:list>
      <text:p text:style-name="P15"/>
      <text:p text:style-name="P15">O resultado final, "500 números pares", demonstra que o <text:span text:style-name="Source_20_Text">continue</text:span> filtrou com sucesso as iterações dos números ímpares, permitindo que apenas os pares fossem contados, sem interromper o ciclo completo de 1000 iterações. Compreendidas as funções distintas do <text:span text:style-name="Source_20_Text">break</text:span> e do <text:span text:style-name="Source_20_Text">continue</text:span>, uma comparação direta pode solidificar ainda mais o aprendizado.</text:p>
      <text:p text:style-name="P15"/>
      <text:h text:style-name="P8" text:outline-level="3">4.0 Comparativo Direto: <text:span text:style-name="Source_20_Text">break</text:span> vs. <text:span text:style-name="Source_20_Text">Continue</text:span></text:h>
      <text:p text:style-name="P3"><text:span text:style-name="Source_20_Text"/></text:p>
      <text:p text:style-name="P15">A escolha entre <text:span text:style-name="Source_20_Text">break</text:span> e <text:span text:style-name="Source_20_Text">continue</text:span> depende inteiramente do resultado desejado para o controle de fluxo do loop. Enquanto um oferece uma saída definitiva, o outro permite um desvio momentâneo. A tabela abaixo resume as principais diferenças com base nas funcionalidades e exemplos analisados.</text:p>
      <text:p text:style-name="P15"/>
      <table:table table:name="Tabela3" table:style-name="Tabela3">
        <table:table-column table:style-name="Tabela3.A"/>
        <table:table-column table:style-name="Tabela3.B"/>
        <table:table-column table:style-name="Tabela3.C"/>
        <table:table-row>
          <table:table-cell table:style-name="Tabela3.A1" office:value-type="string">
            <text:p text:style-name="P5">Critério</text:p>
          </table:table-cell>
          <table:table-cell table:style-name="Tabela3.B1" office:value-type="string">
            <text:p text:style-name="P17"><text:span text:style-name="Source_20_Text"><text:span text:style-name="T2">break</text:span></text:span></text:p>
          </table:table-cell>
          <table:table-cell table:style-name="Tabela3.B1" office:value-type="string">
            <text:p text:style-name="P17"><text:span text:style-name="Source_20_Text"><text:span text:style-name="T2">continue</text:span></text:span></text:p>
          </table:table-cell>
        </table:table-row>
        <table:table-row>
          <table:table-cell table:style-name="Tabela3.A2" office:value-type="string">
            <text:p text:style-name="P18">Ação Principal</text:p>
          </table:table-cell>
          <table:table-cell table:style-name="Tabela3.B2" office:value-type="string">
            <text:p text:style-name="P19">Interrompe e encerra a execução do loop por completo.</text:p>
          </table:table-cell>
          <table:table-cell table:style-name="Tabela3.C2" office:value-type="string">
            <text:p text:style-name="P19">Interrompe apenas a iteração atual e salta para a próxima.</text:p>
          </table:table-cell>
        </table:table-row>
        <table:table-row>
          <table:table-cell table:style-name="Tabela3.A2" office:value-type="string">
            <text:p text:style-name="P18">Impacto no Loop</text:p>
          </table:table-cell>
          <table:table-cell table:style-name="Tabela3.B2" office:value-type="string">
            <text:p text:style-name="P19">O loop é finalizado permanentemente. O programa continua na primeira linha após o loop.</text:p>
          </table:table-cell>
          <table:table-cell table:style-name="Tabela3.C2" office:value-type="string">
            <text:p text:style-name="P19">O loop continua sua execução normal com a iteração seguinte, sem ser encerrado.</text:p>
          </table:table-cell>
        </table:table-row>
        <table:table-row>
          <table:table-cell table:style-name="Tabela3.A4" office:value-type="string">
            <text:p text:style-name="P18">Caso de Uso no Exemplo</text:p>
          </table:table-cell>
          <table:table-cell table:style-name="Tabela3.B4" office:value-type="string">
            <text:p text:style-name="P19">Parar um loop <text:span text:style-name="Source_20_Text">while</text:span> quando a variável de controle (<text:span text:style-name="Source_20_Text">n</text:span>) ultrapassou o valor 10.</text:p>
          </table:table-cell>
          <table:table-cell table:style-name="Tabela3.C4" office:value-type="string">
            <text:p text:style-name="P19">Em um loop <text:span text:style-name="Source_20_Text">for</text:span>, pular a lógica de contagem para todos os números ímpares, contando apenas os pares.</text:p>
          </table:table-cell>
        </table:table-row>
      </table:table>
      <text:p text:style-name="P15"/>
      <text:p text:style-name="P15"><text:soft-page-break/>Em resumo, a diferença essencial é o escopo de sua ação. O <text:span text:style-name="Source_20_Text">break</text:span> para a execução <text:span text:style-name="T1">do loop</text:span> por completo, agindo como um interruptor geral. Por outro lado, o <text:span text:style-name="Source_20_Text">continue</text:span> para apenas a execução <text:span text:style-name="T1">da iteração atual</text:span>, funcionando como um botão para pular uma etapa específica antes de prosseguir para a próxima dentro do mesmo loop.</text:p>
      <text:p text:style-name="P15"/>
      <text:h text:style-name="P8" text:outline-level="3">5.0 Conclusão: Dominando o Fluxo de Execução</text:h>
      <text:p text:style-name="P3"/>
      <text:p text:style-name="P15">As declarações <text:span text:style-name="Source_20_Text">break</text:span> e <text:span text:style-name="Source_20_Text">continue</text:span> são ferramentas essenciais no arsenal de qualquer desenvolvedor JavaScript. Elas fornecem os meios para criar lógicas de repetição mais inteligentes e adaptáveis. Dominar <text:span text:style-name="Source_20_Text">break</text:span> e <text:span text:style-name="Source_20_Text">continue</text:span> significa saber quando parar um processo que já encontrou seu resultado, economizando centenas de operações, ou como filtrar seletivamente os dados dentro de um ciclo, garantindo que apenas as iterações relevantes sejam processadas. Essa habilidade de controle fino é o que diferencia um código funcional de um código verdadeiramente otimizado e profissional. O uso adequado de <text:span text:style-name="Source_20_Text">break</text:span> e <text:span text:style-name="Source_20_Text">continue</text:span> é uma marca de um código limpo e eficiente, e a compreensão clara dessas duas declarações é um passo fundamental para o desenvolvimento de habilidades avançadas em JavaScript.</text:p>
      <text:p text:style-name="P13"/>
      <text:h text:style-name="P14" text:outline-level="1"><text:bookmark-start text:name="__RefHeading___Toc1635_3555358693"/>Introdução às Funções em JavaScript<text:bookmark-end text:name="__RefHeading___Toc1635_3555358693"/></text:h>
      <text:p text:style-name="P3"/>
      <text:h text:style-name="P4" text:outline-level="2">1. O Conceito Fundamental de uma Função</text:h>
      <text:p text:style-name="P3"/>
      <text:p text:style-name="P15">Em JavaScript, a execução padrão do código ocorre de forma sequencial, linha por linha. No entanto, a programação moderna exige mecanismos mais flexíveis. É aqui que as funções se tornam essenciais. Uma função pode ser entendida como um <text:span text:style-name="T1">bloco de comandos</text:span> nomeado, projetado para ser executado não na ordem em que aparece, mas em um momento oportuno, sob demanda. Essa capacidade de adiar e controlar a execução de código é uma das estratégias fundamentais da linguagem.</text:p>
      <text:p text:style-name="P15"/>
      <text:p text:style-name="P15">A principal finalidade de uma função é agrupar um conjunto de instruções relacionadas para que possam ser utilizadas posteriormente. Pense nela como um bloco de código que fica "guardado na memória", pronto para ser ativado. Uma vez definida, essa mesma função pode ser invocada em múltiplos momentos e em diferentes partes do programa, quantas vezes forem necessárias, sem a necessidade de reescrever os mesmos comandos repetidamente. A sintaxe para criar (ou declarar) uma função é direta e utiliza a palavra-chave <text:span text:style-name="Source_20_Text">function</text:span>, seguida pelo nome que você escolher para a função e um par de parênteses.</text:p>
      <text:p text:style-name="P15"/>
      <text:p text:style-name="P9"><text:span text:style-name="Source_20_Text">function nome() {</text:span></text:p>
      <text:p text:style-name="P9"><text:span text:style-name="Source_20_Text"><text:s text:c="2"/>// Comandos a serem executados ficam aqui dentro</text:span></text:p>
      <text:p text:style-name="P9"><text:span text:style-name="Source_20_Text">}</text:span></text:p>
      <text:p text:style-name="P10"><text:span text:style-name="Source_20_Text"/></text:p>
      <text:list text:style-name="L14">
        <text:list-item>
          <text:p text:style-name="P36"><text:span text:style-name="Source_20_Text"><text:span text:style-name="T1">function</text:span></text:span>: Palavra-chave que informa ao JavaScript que estamos definindo uma função.</text:p>
        </text:list-item>
        <text:list-item>
          <text:p text:style-name="P36"><text:span text:style-name="Source_20_Text"><text:span text:style-name="T1">nome</text:span></text:span>: O identificador que usaremos para chamar e executar este bloco de código.</text:p>
        </text:list-item>
        <text:list-item>
          <text:p text:style-name="P36"><text:span text:style-name="Source_20_Text"><text:span text:style-name="T1">()</text:span></text:span>: Os parênteses são obrigatórios. Embora neste exemplo estejam vazios, eles servirão, em aulas futuras, para passar dados (parâmetros) para dentro da função.</text:p>
        </text:list-item>
      </text:list>
      <text:p text:style-name="P15">Contudo, apenas criar este bloco de código não o coloca em ação. É crucial entender a diferença entre definir o que uma função faz e, de fato, mandar executá-la.</text:p>
      <text:h text:style-name="P4" text:outline-level="2"><text:soft-page-break/>2. Declaração vs. Chamada: Criando e Executando Funções</text:h>
      <text:p text:style-name="P3"/>
      <text:p text:style-name="P15">A distinção entre <text:span text:style-name="T3">declarar</text:span> e <text:span text:style-name="T3">chamar</text:span> uma função é um pilar para compreender seu funcionamento. A declaração é o ato de criar e preparar a função, definindo as tarefas que ela irá realizar. A chamada, por outro lado, é o comando que efetivamente coloca essa função em ação. A tabela abaixo detalha essa diferença crucial:</text:p>
      <text:p text:style-name="P15"/>
      <table:table table:name="Tabela4" table:style-name="Tabela4">
        <table:table-column table:style-name="Tabela4.A"/>
        <table:table-column table:style-name="Tabela4.B"/>
        <table:table-row>
          <table:table-cell table:style-name="Tabela4.A1" office:value-type="string">
            <text:p text:style-name="P5">Declaração da Função</text:p>
          </table:table-cell>
          <table:table-cell table:style-name="Tabela4.B1" office:value-type="string">
            <text:p text:style-name="P5">Chamada da Função</text:p>
          </table:table-cell>
        </table:table-row>
        <table:table-row>
          <table:table-cell table:style-name="Tabela4.A2" office:value-type="string">
            <text:p text:style-name="P37"><text:span text:style-name="T1">Momento:</text:span> Criação.</text:p>
            <text:p text:style-name="P37"><text:span text:style-name="T1">Propósito:</text:span> Define o que a função fará. O código fica "preparado", mas inativo.</text:p>
          </table:table-cell>
          <table:table-cell table:style-name="Tabela4.B2" office:value-type="string">
            <text:p text:style-name="P37"><text:span text:style-name="T1">Momento:</text:span> Execução.</text:p>
            <text:p text:style-name="P37"><text:span text:style-name="T1">Propósito:</text:span> Ativa os comandos definidos na função.</text:p>
          </table:table-cell>
        </table:table-row>
        <table:table-row>
          <table:table-cell table:style-name="Tabela4.A3" office:value-type="string">
            <text:p text:style-name="P19"><text:span text:style-name="T1">Exemplo:</text:span> <text:span text:style-name="Source_20_Text">function nome() { console.log('cfb cursos'); }</text:span></text:p>
          </table:table-cell>
          <table:table-cell table:style-name="Tabela4.B3" office:value-type="string">
            <text:p text:style-name="P19"><text:span text:style-name="T1">Exemplo:</text:span> <text:span text:style-name="Source_20_Text">nome();</text:span></text:p>
          </table:table-cell>
        </table:table-row>
      </table:table>
      <text:p text:style-name="P15"/>
      <text:p text:style-name="P15">Se um programa contiver apenas a declaração de uma função, como no exemplo acima, e for executado, nada acontecerá visivelmente. O código dentro da função <text:span text:style-name="Source_20_Text">nome()</text:span> está preparado, mas como nunca foi explicitamente chamado através de <text:span text:style-name="Source_20_Text">nome();</text:span>, ele permanece inativo. A mensagem 'cfb cursos' só aparecerá no console quando a chamada for realizada. Agora que entendemos como ativar uma função, podemos explorar uma de suas maiores vantagens: a capacidade de ser chamada repetidamente.</text:p>
      <text:p text:style-name="P15"/>
      <text:h text:style-name="P4" text:outline-level="2">3. A Eficiência da Reutilização: Chamadas Múltiplas e Loops</text:h>
      <text:p text:style-name="P3"/>
      <text:p text:style-name="P15">Aqui reside uma das maiores vantagens das funções, o que o instrutor chama de "o grande barato": a <text:span text:style-name="T1">reutilização de código</text:span>. Ao invés de escrever a mesma sequência de comandos várias vezes, podemos encapsulá-la em uma função e chamá-la sempre que necessário. Isso não apenas economiza tempo, mas também torna o programa mais eficiente, organizado e fácil de manter. Uma única função pode ser chamada múltiplas vezes para produzir o mesmo resultado repetidamente. No exemplo da aula, a mesma função foi chamada sete vezes seguidas:</text:p>
      <text:p text:style-name="P15"/>
      <text:p text:style-name="P9"><text:span text:style-name="Source_20_Text">function nome() {</text:span></text:p>
      <text:p text:style-name="P9"><text:span text:style-name="Source_20_Text"><text:s text:c="2"/>console.log('cfb cursos');</text:span></text:p>
      <text:p text:style-name="P9"><text:span text:style-name="Source_20_Text">}</text:span></text:p>
      <text:p text:style-name="P9">// Chamadas Múltiplas</text:p>
      <text:p text:style-name="P9">nome();</text:p>
      <text:p text:style-name="P9">nome();</text:p>
      <text:p text:style-name="P9">nome();</text:p>
      <text:p text:style-name="P9">nome();</text:p>
      <text:p text:style-name="P9">nome();</text:p>
      <text:p text:style-name="P9">nome();</text:p>
      <text:p text:style-name="P9">nome();</text:p>
      <text:p text:style-name="P10"><text:span text:style-name="Source_20_Text"/></text:p>
      <text:p text:style-name="P15">Cada chamada executa o <text:span text:style-name="Source_20_Text">console.log</text:span> de forma independente, resultando em sete impressões no console.</text:p>
      <text:p text:style-name="P15">O poder da reutilização é amplificado quando combinamos funções com estruturas de repetição, como o laço <text:span text:style-name="Source_20_Text">for</text:span>. Para ilustrar que as funções podem encapsular lógicas mais complexas do que apenas exibir uma <text:soft-page-break/>mensagem, o instrutor criou um exemplo que realiza um cálculo matemático. Isso demonstra que qualquer conjunto de comandos pode ser agrupado e reutilizado.</text:p>
      <text:p text:style-name="P15"/>
      <text:p text:style-name="P9"><text:span text:style-name="Source_20_Text">function soma_2_e_10() {</text:span></text:p>
      <text:p text:style-name="P9"><text:span text:style-name="Source_20_Text"><text:s text:c="2"/>let n1 = 2;</text:span></text:p>
      <text:p text:style-name="P9"><text:span text:style-name="Source_20_Text"><text:s text:c="2"/>let n2 = 10;</text:span></text:p>
      <text:p text:style-name="P9"><text:span text:style-name="Source_20_Text"><text:s text:c="2"/>let soma = n1 + n2;</text:span></text:p>
      <text:p text:style-name="P9"><text:span text:style-name="Source_20_Text"><text:s text:c="2"/>console.log(soma);</text:span></text:p>
      <text:p text:style-name="P9"><text:span text:style-name="Source_20_Text">}</text:span></text:p>
      <text:p text:style-name="P9"/>
      <text:p text:style-name="P9"><text:span text:style-name="Source_20_Text">// Chama a função 10 vezes usando um loop</text:span></text:p>
      <text:p text:style-name="P9"><text:span text:style-name="Source_20_Text">for (let i = 0; i &lt; 10; i++) {</text:span></text:p>
      <text:p text:style-name="P9"><text:span text:style-name="Source_20_Text"><text:s text:c="2"/>soma_2_e_10();</text:span></text:p>
      <text:p text:style-name="P9"><text:span text:style-name="Source_20_Text">}</text:span></text:p>
      <text:p text:style-name="P10"><text:span text:style-name="Source_20_Text"/></text:p>
      <text:p text:style-name="P15">Ao executar o código acima, a função <text:span text:style-name="Source_20_Text">soma_2_e_10</text:span> será chamada a cada iteração do loop, e o valor <text:span text:style-name="Source_20_Text">12</text:span> será impresso no console dez vezes. Essa técnica é extremamente útil para tarefas repetitivas. Essa capacidade de executar código em momentos específicos nos leva a cenários mais práticos e interativos, como responder a ações do usuário em uma página web.</text:p>
      <text:p text:style-name="P15"/>
      <text:h text:style-name="P4" text:outline-level="2">4. Aplicação Prática: Execução de Funções por Eventos do Usuário</text:h>
      <text:p text:style-name="P15"/>
      <text:p text:style-name="P15">No desenvolvimento web, é comum que o código não seja executado imediatamente quando a página carrega. Em vez disso, ele deve aguardar uma ação do usuário, como o clique de um botão, para ser ativado. As funções são a ferramenta perfeita para gerenciar esses cenários. Vejamos um exemplo prático de manipulação de elementos da página (DOM) em resposta a um evento.</text:p>
      <text:p text:style-name="P15"/>
      <text:list text:style-name="L15">
        <text:list-item>
          <text:p text:style-name="P38"><text:span text:style-name="T1">O Cenário:</text:span> Imagine uma página HTML com três elementos <text:span text:style-name="Source_20_Text">div</text:span>, cada um com um texto inicial (<text:span text:style-name="Source_20_Text">div1</text:span>, <text:span text:style-name="Source_20_Text">div2</text:span>, <text:span text:style-name="Source_20_Text">div3</text:span>), e um botão com o texto "mudar texto".</text:p>
        </text:list-item>
        <text:list-item>
          <text:p text:style-name="P38"><text:span text:style-name="T1">A Função </text:span><text:span text:style-name="Source_20_Text"><text:span text:style-name="T1">mudarTexto()</text:span></text:span> Foi criada uma função específica para alterar o conteúdo de texto (<text:span text:style-name="Source_20_Text">innerHTML</text:span>) dessas três <text:span text:style-name="Source_20_Text">divs</text:span>. O objetivo é que todas exibam a mesma mensagem.</text:p>
        </text:list-item>
        <text:list-item>
          <text:p text:style-name="P38"><text:span text:style-name="T1">A Separação entre Declaração e Execução na Prática:</text:span> Um ponto crucial da aula foi quando o instrutor destacou que, se o script contivesse apenas a declaração da função <text:span text:style-name="Source_20_Text">mudarTexto()</text:span>, nenhum erro ocorreria ao carregar a página. Mesmo que o código de manipulação do DOM contivesse um erro de digitação (como <text:span text:style-name="Source_20_Text">inml</text:span> em vez de <text:span text:style-name="Source_20_Text">innerHTML</text:span>), a página funcionaria normalmente, pois o código problemático ainda não foi executado. O erro só apareceria no console <text:span text:style-name="T3">após a chamada</text:span> da função, demonstrando na prática a poderosa separação entre definir um comportamento e ativá-lo.</text:p>
        </text:list-item>
        <text:list-item>
          <text:p text:style-name="P38"><text:span text:style-name="T1">A Conexão com o Evento:</text:span> Ao invés de chamar <text:span text:style-name="Source_20_Text">mudarTexto()</text:span> diretamente no script, a chamada da função foi associada ao evento <text:span text:style-name="Source_20_Text">onclick</text:span> do botão. Isso significa que a função só será executada quando o usuário interagir com o botão.</text:p>
        </text:list-item>
        <text:list-item>
          <text:p text:style-name="P38"><text:span text:style-name="T1">O Resultado:</text:span> Quando a página carrega, os textos originais das <text:span text:style-name="Source_20_Text">divs</text:span> são exibidos. A função <text:span text:style-name="Source_20_Text">mudarTexto()</text:span> está declarada e pronta, mas inativa. Somente quando o usuário clica no botão "mudar texto", o evento <text:span text:style-name="Source_20_Text">onclick</text:span> é disparado, a função é chamada, e os textos das três <text:span text:style-name="Source_20_Text">divs</text:span> são alterados para "cfb cursos".</text:p>
        </text:list-item>
      </text:list>
      <text:p text:style-name="P15"><text:soft-page-break/>Este exemplo prático encapsula perfeitamente a ideia central da aula: a função <text:span text:style-name="Source_20_Text">mudarTexto()</text:span> foi <text:span text:style-name="T3">declarada</text:span> e ficou "guardada", pronta para agir, mas só foi <text:span text:style-name="T3">chamada</text:span> e executada no momento exato da necessidade — o clique do usuário. Esta introdução abordou os conceitos de o que é uma função, como declará-la e chamá-la, e como sua capacidade de reutilização a torna uma ferramenta poderosa. Este é apenas o começo da jornada no vasto e importante universo das funções em JavaScript.</text:p>
      <text:p text:style-name="P15"/>
      <text:h text:style-name="P14" text:outline-level="1"><text:bookmark-start text:name="__RefHeading___Toc1637_3555358693"/>Funções com Retorno em JavaScript<text:bookmark-end text:name="__RefHeading___Toc1637_3555358693"/></text:h>
      <text:p text:style-name="P3"/>
      <text:h text:style-name="P4" text:outline-level="2">1. A Diferença Fundamental das Funções que Retornam Valores</text:h>
      <text:p text:style-name="P3"/>
      <text:p text:style-name="P15">Em nossa aula anterior, exploramos funções que executam um bloco de código, realizando uma tarefa específica. Aquele tipo de função, no entanto, "não retorna nada para quem fez a chamada dessa função, e esse é um conceito importante". Hoje, damos um passo adiante para entender funções que <text:span text:style-name="T1">retornam valores</text:span>. A diferença é estratégica: enquanto uma função de execução simples apenas "faz algo", uma função com retorno processa informações e "devolve" um resultado para o local do código que a invocou. Isso nos permite capturar o resultado de uma operação, armazená-lo e reutilizá-lo, tornando nosso código imensamente mais poderoso e modular. O mecanismo central que possibilita essa funcionalidade é a palavra-chave <text:span text:style-name="Source_20_Text">return</text:span>.</text:p>
      <text:p text:style-name="P15"/>
      <text:h text:style-name="P4" text:outline-level="2">2. O Mecanismo Central: A Palavra-chave <text:span text:style-name="Source_20_Text">return</text:span></text:h>
      <text:p text:style-name="P3"><text:span text:style-name="Source_20_Text"/></text:p>
      <text:p text:style-name="P15">A palavra-chave <text:span text:style-name="Source_20_Text">return</text:span> é o comando que habilita uma função a enviar um valor de volta para quem a chamou. Quando uma função executa um <text:span text:style-name="Source_20_Text">return</text:span>, a própria chamada da função se transforma em uma expressão que equivale ao valor retornado. Esse valor pode, então, ser utilizado diretamente em outras operações, atribuído a variáveis ou passado para outras funções.</text:p>
      <text:p text:style-name="P15"/>
      <text:h text:style-name="P8" text:outline-level="3">2.1. Sintaxe e Exemplo Básico</text:h>
      <text:p text:style-name="P3"/>
      <text:p text:style-name="P15">Na sua forma mais simples, uma função pode ser programada para retornar um valor estático, como uma string ou um número. Considere o exemplo a seguir:</text:p>
      <text:p text:style-name="P15"/>
      <text:p text:style-name="P9"><text:span text:style-name="Source_20_Text">function canal() {</text:span></text:p>
      <text:p text:style-name="P9"><text:span text:style-name="Source_20_Text"><text:s text:c="4"/>return "CFB Cursos";</text:span></text:p>
      <text:p text:style-name="P9"><text:span text:style-name="Source_20_Text">}</text:span></text:p>
      <text:p text:style-name="P10"><text:span text:style-name="Source_20_Text"/></text:p>
      <text:p text:style-name="P15">Neste caso, ao chamar a função <text:span text:style-name="Source_20_Text">canal()</text:span>, a expressão <text:span text:style-name="Source_20_Text">canal()</text:span> no código é efetivamente substituída pela string <text:span text:style-name="Source_20_Text">"CFB Cursos"</text:span>. Se tentarmos usar essa chamada diretamente em um <text:span text:style-name="Source_20_Text">console.log</text:span>, o resultado será a impressão do valor retornado.</text:p>
      <text:p text:style-name="P15"/>
      <text:p text:style-name="P15"/>
      <text:p text:style-name="P15"/>
      <text:h text:style-name="P8" text:outline-level="3"><text:soft-page-break/>2.2. Retornando Resultados de Processamento</text:h>
      <text:p text:style-name="P3"/>
      <text:p text:style-name="P15">O verdadeiro poder do <text:span text:style-name="Source_20_Text">return</text:span> se manifesta quando ele é usado para devolver o resultado de um processamento interno. Para demonstrar isso, vamos modificar nossa função <text:span text:style-name="Source_20_Text">canal()</text:span> para que ela execute um cálculo e retorne seu resultado:</text:p>
      <text:p text:style-name="P15"/>
      <text:p text:style-name="P9"><text:span text:style-name="Source_20_Text">function canal() {</text:span></text:p>
      <text:p text:style-name="P9"><text:span text:style-name="Source_20_Text"><text:s text:c="4"/>let n1 = 10;</text:span></text:p>
      <text:p text:style-name="P9"><text:span text:style-name="Source_20_Text"><text:s text:c="4"/>let n2 = 2;</text:span></text:p>
      <text:p text:style-name="P9"><text:span text:style-name="Source_20_Text"><text:s text:c="4"/>let resultado = n1 * n2; // Processamento interno</text:span></text:p>
      <text:p text:style-name="P9"><text:span text:style-name="Source_20_Text"><text:s text:c="4"/>return resultado; <text:s text:c="7"/>// Retorna o resultado do cálculo</text:span></text:p>
      <text:p text:style-name="P9"><text:span text:style-name="Source_20_Text">}</text:span></text:p>
      <text:p text:style-name="P10"><text:span text:style-name="Source_20_Text"/></text:p>
      <text:p text:style-name="P15">Aqui, a função <text:span text:style-name="Source_20_Text">canal()</text:span> executa a multiplicação <text:span text:style-name="Source_20_Text">10 * 2</text:span> e, ao final, retorna o valor da variável <text:span text:style-name="Source_20_Text">resultado</text:span>, que é <text:span text:style-name="Source_20_Text">20</text:span>. A chamada <text:span text:style-name="Source_20_Text">canal()</text:span> agora equivale ao número <text:span text:style-name="Source_20_Text">20</text:span>. Com a capacidade de retornar valores, surgem diferentes maneiras de utilizar esses resultados no restante do programa.</text:p>
      <text:p text:style-name="P15"/>
      <text:h text:style-name="P4" text:outline-level="2">3. Aplicações Práticas dos Valores Retornados</text:h>
      <text:p text:style-name="P3"/>
      <text:p text:style-name="P15">O verdadeiro poder das funções de retorno reside na capacidade de usar o valor que elas produzem. Esse valor não se perde dentro da função; ele é entregue de volta ao escopo principal do código. A partir daí, podemos usá-lo imediatamente em outra operação ou armazená-lo em uma variável para uso futuro, o que torna nossos programas mais flexíveis e reutilizáveis.</text:p>
      <text:p text:style-name="P15"/>
      <text:h text:style-name="P8" text:outline-level="3">3.1. Uso Direto em Outras Funções ou Expressões</text:h>
      <text:p text:style-name="P15">Uma das formas mais comuns de utilizar um valor retornado é passá-lo diretamente como argumento para outra função. No exemplo a seguir, o <text:span text:style-name="Source_20_Text">console.log</text:span> recebe o retorno da nossa função <text:span text:style-name="Source_20_Text">canal()</text:span> modificada e o imprime no console:</text:p>
      <text:p text:style-name="P15"/>
      <text:p text:style-name="P9"><text:span text:style-name="Source_20_Text">console.log(canal()); // Imprime 20</text:span></text:p>
      <text:p text:style-name="P10"><text:span text:style-name="Source_20_Text"/></text:p>
      <text:p text:style-name="P15">Nesse cenário, o JavaScript primeiro executa a função <text:span text:style-name="Source_20_Text">canal()</text:span>, que retorna o valor <text:span text:style-name="Source_20_Text">20</text:span>. Em seguida, esse valor é passado para o <text:span text:style-name="Source_20_Text">console.log</text:span>, que o exibe. É um exemplo claro de uso imediato do resultado.</text:p>
      <text:p text:style-name="P15"/>
      <text:h text:style-name="P8" text:outline-level="3">3.2. Armazenamento em Variáveis para Uso Posterior</text:h>
      <text:p text:style-name="P3"/>
      <text:p text:style-name="P15">Para maior flexibilidade, podemos capturar e armazenar o valor retornado em uma variável. Isso nos permite reutilizar o resultado de um processamento em múltiplas partes do nosso programa sem a necessidade de executar a função novamente.</text:p>
      <text:p text:style-name="P15"/>
      <text:p text:style-name="P15"/>
      <text:p text:style-name="P15"/>
      <text:p text:style-name="P15"/>
      <text:p text:style-name="P9"><text:soft-page-break/><text:span text:style-name="Source_20_Text">// A variável 'num' agora armazena o valor retornado pela função canal(), que é 20</text:span></text:p>
      <text:p text:style-name="P9"><text:span text:style-name="Source_20_Text">let num = canal(); </text:span></text:p>
      <text:p text:style-name="P9"/>
      <text:p text:style-name="P9"><text:span text:style-name="Source_20_Text">console.log(num); // Imprime 20</text:span></text:p>
      <text:p text:style-name="P9"><text:span text:style-name="Source_20_Text">// Agora podemos usar a variável 'num' em outras operações</text:span></text:p>
      <text:p text:style-name="P10"><text:span text:style-name="Source_20_Text"/></text:p>
      <text:p text:style-name="P15">Essa abordagem é fundamental para a modularidade. Uma função pode ser responsável por uma tarefa complexa (como buscar dados de um servidor ou realizar um cálculo financeiro), e o resto do programa pode simplesmente armazenar e utilizar seu resultado. Além de resultados fixos, as funções podem usar lógica interna para retornar valores dinâmicos.</text:p>
      <text:p text:style-name="P15"/>
      <text:h text:style-name="P4" text:outline-level="2">4. Lógica Avançada e Retornos Condicionais</text:h>
      <text:p text:style-name="P3"/>
      <text:p text:style-name="P15">Ao combinar a instrução <text:span text:style-name="Source_20_Text">return</text:span> com estruturas de controle, como <text:span text:style-name="Source_20_Text">if/else</text:span>, podemos criar funções que se comportam de maneira dinâmica. Elas podem analisar condições e retornar diferentes valores com base nos dados de entrada ou no estado do programa, tornando-as muito mais inteligentes e versáteis.</text:p>
      <text:p text:style-name="P15"/>
      <text:h text:style-name="P8" text:outline-level="3">4.1. Exemplo Prático: Verificação de Par ou Ímpar</text:h>
      <text:p text:style-name="P3"/>
      <text:p text:style-name="P15">Vamos modificar nossa função <text:span text:style-name="Source_20_Text">canal()</text:span> mais uma vez para que ela determine se um número é par ou ímpar. A função realizará um cálculo e, com base no resultado, escolherá qual valor retornar.</text:p>
      <text:p text:style-name="P15"/>
      <text:p text:style-name="P9"><text:span text:style-name="Source_20_Text">function canal() {</text:span></text:p>
      <text:p text:style-name="P9"><text:span text:style-name="Source_20_Text"><text:s text:c="4"/>let r = 20; // Valor de exemplo</text:span></text:p>
      <text:p text:style-name="P9"><text:span text:style-name="Source_20_Text"><text:s text:c="4"/>if (r % 2 == 0) {</text:span></text:p>
      <text:p text:style-name="P9"><text:span text:style-name="Source_20_Text"><text:s text:c="8"/>return "par"; // Retorna esta string se a condição for verdadeira</text:span></text:p>
      <text:p text:style-name="P9"><text:span text:style-name="Source_20_Text"><text:s text:c="4"/>} else {</text:span></text:p>
      <text:p text:style-name="P9"><text:span text:style-name="Source_20_Text"><text:s text:c="8"/>return "ímpar"; // Retorna esta string se a condição for falsa</text:span></text:p>
      <text:p text:style-name="P9"><text:span text:style-name="Source_20_Text"><text:s text:c="4"/>}</text:span></text:p>
      <text:p text:style-name="P9"><text:span text:style-name="Source_20_Text">}</text:span></text:p>
      <text:p text:style-name="P9"/>
      <text:p text:style-name="P9"><text:span text:style-name="Source_20_Text">let resultado = canal(); // resultado receberá "par"</text:span></text:p>
      <text:p text:style-name="P9"><text:span text:style-name="Source_20_Text">console.log(resultado);</text:span></text:p>
      <text:p text:style-name="P10"><text:span text:style-name="Source_20_Text"/></text:p>
      <text:p text:style-name="P15">Neste código, a operação <text:span text:style-name="Source_20_Text">r % 2 == 0</text:span> verifica se o resto da divisão de <text:span text:style-name="Source_20_Text">r</text:span> por 2 é zero. Se for, a função executa o primeiro <text:span text:style-name="Source_20_Text">return</text:span> e encerra. Caso contrário, ela executa o <text:span text:style-name="Source_20_Text">return</text:span> dentro do bloco <text:span text:style-name="Source_20_Text">else</text:span>. Note que, neste exemplo, o valor <text:span text:style-name="Source_20_Text">20</text:span> está fixo dentro da função. O verdadeiro poder surgirá quando aprendermos a passar valores dinâmicos <text:span text:style-name="T3">para dentro</text:span> da função, um tópico que exploraremos em nossa próxima aula sobre parâmetros. Essa capacidade de ter múltiplos pontos de retorno levanta uma questão crucial: o que acontece com o restante do código da função assim que um <text:span text:style-name="Source_20_Text">return</text:span> é executado?</text:p>
      <text:p text:style-name="P15"/>
      <text:p text:style-name="P15"/>
      <text:h text:style-name="P4" text:outline-level="2"><text:soft-page-break/>5. Regra Crítica: <text:span text:style-name="Source_20_Text">return</text:span> Encerra Imediatamente a Execução da Função</text:h>
      <text:p text:style-name="P3"/>
      <text:p text:style-name="P15">É vital compreender a regra mais importante sobre a instrução <text:span text:style-name="Source_20_Text">return</text:span>: <text:span text:style-name="T1">ao ser executada, ela encerra imediatamente a função</text:span>. Qualquer código que venha depois de uma instrução <text:span text:style-name="Source_20_Text">return</text:span>, dentro do mesmo caminho lógico, nunca será alcançado. Entender este comportamento é fundamental para escrever código funcional e evitar bugs sutis.</text:p>
      <text:p text:style-name="P15"/>
      <text:h text:style-name="P8" text:outline-level="3">5.1. O Conceito de "Código Morto"</text:h>
      <text:p text:style-name="P3"/>
      <text:p text:style-name="P15">O código que aparece após uma instrução <text:span text:style-name="Source_20_Text">return</text:span> é conhecido como "código morto" ou inacessível. Editores de código modernos frequentemente sinalizam visualmente esse código (por exemplo, deixando-o com uma cor "opaca" ou "esmaecida"), como mencionado na aula, para alertar o desenvolvedor de que ele nunca será executado.</text:p>
      <text:p text:style-name="P15"/>
      <text:p text:style-name="P9"><text:span text:style-name="Source_20_Text">function exemploTerminacao() {</text:span></text:p>
      <text:p text:style-name="P9"><text:span text:style-name="Source_20_Text"><text:s text:c="4"/>return "fim";</text:span></text:p>
      <text:p text:style-name="P9"><text:span text:style-name="Source_20_Text"><text:s text:c="4"/></text:span></text:p>
      <text:p text:style-name="P9"><text:span text:style-name="Source_20_Text"><text:s text:c="4"/>// O código abaixo é "código morto" e nunca será executado</text:span></text:p>
      <text:p text:style-name="P9"><text:span text:style-name="Source_20_Text"><text:s text:c="4"/>console.log("Esta mensagem nunca aparecerá."); </text:span></text:p>
      <text:p text:style-name="P9"><text:span text:style-name="Source_20_Text">}</text:span></text:p>
      <text:p text:style-name="P10"><text:span text:style-name="Source_20_Text"/></text:p>
      <text:p text:style-name="P15">No momento em que <text:span text:style-name="Source_20_Text">return "fim";</text:span> é encontrado, a função para e devolve o valor. A linha com o <text:span text:style-name="Source_20_Text">console.log</text:span> é completamente ignorada.</text:p>
      <text:p text:style-name="P15"/>
      <text:h text:style-name="P8" text:outline-level="3">5.2. A Garantia de um Único Retorno por Execução</text:h>
      <text:p text:style-name="P3"/>
      <text:p text:style-name="P15">Embora uma função possa conter múltiplas instruções <text:span text:style-name="Source_20_Text">return</text:span> em diferentes ramificações lógicas (como em blocos <text:span text:style-name="Source_20_Text">if/else</text:span>), é garantido que apenas <text:span text:style-name="T1">uma</text:span> delas será executada por chamada. Como o instrutor enfatiza, é impossível que uma única execução da função passe por dois comandos <text:span text:style-name="Source_20_Text">return</text:span>. O primeiro que for encontrado sempre encerrará o processo.</text:p>
      <text:p text:style-name="P15"/>
      <text:h text:style-name="P4" text:outline-level="2">6. Conclusão e Próximos Passos</text:h>
      <text:p text:style-name="P3"/>
      <text:p text:style-name="P15">As funções com retorno são um pilar da programação em JavaScript, permitindo a criação de código modular, reutilizável e limpo. Nesta aula, cobrimos os seguintes pontos-chave:</text:p>
      <text:p text:style-name="P15"/>
      <text:list text:style-name="L16">
        <text:list-item>
          <text:p text:style-name="P39"><text:span text:style-name="T1">Função do </text:span><text:span text:style-name="Source_20_Text"><text:span text:style-name="T1">return</text:span></text:span>: Sua principal responsabilidade é devolver um valor processado para o local do código que chamou a função.</text:p>
        </text:list-item>
        <text:list-item>
          <text:p text:style-name="P39"><text:span text:style-name="T1">Reutilização</text:span>: A capacidade de armazenar o valor retornado em variáveis permite que o resultado de operações complexas seja capturado e usado em múltiplos locais.</text:p>
        </text:list-item>
        <text:list-item>
          <text:p text:style-name="P39"><text:span text:style-name="T1">Dinamismo</text:span>: O uso de retornos condicionais (<text:span text:style-name="Source_20_Text">if/else</text:span>) permite que uma função forneça respostas diferentes com base em lógicas internas.</text:p>
        </text:list-item>
        <text:list-item>
          <text:p text:style-name="P39"><text:soft-page-break/><text:span text:style-name="T1">Regra de Terminação</text:span>: A instrução <text:span text:style-name="Source_20_Text">return</text:span> encerra a execução da função imediatamente, tornando qualquer código subsequente inacessível.</text:p>
          <text:p text:style-name="P39"/>
        </text:list-item>
      </text:list>
      <text:p text:style-name="P15">Com o domínio sobre como uma função pode retornar valores, o próximo passo lógico é aprender como podemos enviar valores <text:span text:style-name="T1">para dentro</text:span> de uma função. Esse será o nosso foco na próxima aula, onde exploraremos o conceito de <text:span text:style-name="T1">parâmetros de função</text:span>.</text:p>
      <text:p text:style-name="P15"/>
      <text:h text:style-name="P40" text:outline-level="1"><text:bookmark-start text:name="__RefHeading___Toc1639_3555358693"/>Dominando Funções Parametrizadas em JavaScript<text:bookmark-end text:name="__RefHeading___Toc1639_3555358693"/></text:h>
      <text:p text:style-name="P15"/>
      <text:h text:style-name="P4" text:outline-level="2">1. Introdução: O Poder dos Parâmetros em Funções</text:h>
      <text:p text:style-name="P3"/>
      <text:p text:style-name="P15">Este documento resume os conceitos essenciais sobre funções parametrizadas em JavaScript, conforme apresentado na aula. Parâmetros são o mecanismo fundamental que torna as funções reutilizáveis e dinâmicas, permitindo que elas processem diferentes dados a cada chamada e se tornem blocos de construção versáteis para qualquer aplicação.</text:p>
      <text:p text:style-name="P15"/>
      <text:p text:style-name="P15">Uma <text:span text:style-name="T1">função parametrizada</text:span> é uma função projetada para receber valores, chamados de <text:span text:style-name="T3">argumentos</text:span>, no momento de sua execução. Esses valores são passados através dos parênteses na chamada da função e podem ser utilizados dentro do seu bloco de código para realizar operações específicas. A sintaxe básica é direta e intuitiva. Na definição da função, declaramos um ou mais parâmetros. Ao chamar a função, fornecemos os argumentos correspondentes.</text:p>
      <text:p text:style-name="P15"/>
      <text:p text:style-name="P9"><text:span text:style-name="Source_20_Text">// A função é nomeada 'soma', mas aqui a usamos para demonstrar</text:span></text:p>
      <text:p text:style-name="P9"><text:span text:style-name="Source_20_Text">// a passagem de um único parâmetro, como no exemplo da aula.</text:span></text:p>
      <text:p text:style-name="P9"><text:span text:style-name="Source_20_Text">function soma(p1) {</text:span></text:p>
      <text:p text:style-name="P9"><text:span text:style-name="Source_20_Text"><text:s text:c="2"/>console.log(p1);</text:span></text:p>
      <text:p text:style-name="P9"><text:span text:style-name="Source_20_Text">}</text:span></text:p>
      <text:p text:style-name="P9"/>
      <text:p text:style-name="P9"><text:span text:style-name="Source_20_Text">// Chamada da função com argumentos de diferentes tipos</text:span></text:p>
      <text:p text:style-name="P9"><text:span text:style-name="Source_20_Text">soma("Bruno");</text:span></text:p>
      <text:p text:style-name="P9"><text:span text:style-name="Source_20_Text">soma(2022);</text:span></text:p>
      <text:p text:style-name="P9"><text:span text:style-name="Source_20_Text">soma(5.2);</text:span></text:p>
      <text:p text:style-name="P10"><text:span text:style-name="Source_20_Text"/></text:p>
      <text:p text:style-name="P15">O fluxo de dados é simples: o valor <text:span text:style-name="Source_20_Text">"Bruno"</text:span>, passado como argumento na primeira chamada, é atribuído ao parâmetro <text:span text:style-name="Source_20_Text">p1</text:span> dentro do escopo da função. Em seguida, <text:span text:style-name="Source_20_Text">console.log(p1)</text:span> utiliza esse valor para exibi-lo no console. Graças à tipagem dinâmica do JavaScript, é possível passar diferentes tipos de dados para o mesmo parâmetro sem modificações na função, como demonstrado com a string (<text:span text:style-name="Source_20_Text">"Bruno"</text:span>), o número inteiro (<text:span text:style-name="Source_20_Text">2022</text:span>) e o número de ponto flutuante (<text:span text:style-name="Source_20_Text">5.2</text:span>). Com essa base estabelecida, podemos avançar para cenários mais complexos que envolvem múltiplos parâmetros e estratégias para tornar o código mais robusto.</text:p>
      <text:p text:style-name="P15"/>
      <text:p text:style-name="P15"/>
      <text:p text:style-name="P15"/>
      <text:h text:style-name="P4" text:outline-level="2"><text:soft-page-break/>2. Trabalhando com Múltiplos Parâmetros e Valores Padrão</text:h>
      <text:p text:style-name="P15"/>
      <text:p text:style-name="P15">Para realizar operações mais complexas, como cálculos matemáticos, é comum que uma função precise receber múltiplos valores. A função <text:span text:style-name="Source_20_Text">soma</text:span>, utilizada como exemplo prático na aula, ilustra perfeitamente essa necessidade. Ao definir uma função com múltiplos parâmetros, a <text:span text:style-name="T1">ordem</text:span> é um fator crítico. A ordem dos argumentos fornecidos na chamada da função corresponde diretamente à ordem dos parâmetros em sua definição.</text:p>
      <text:p text:style-name="P15"/>
      <text:p text:style-name="P9"><text:span text:style-name="Source_20_Text">function soma(n1, n2) {</text:span></text:p>
      <text:p text:style-name="P9"><text:span text:style-name="Source_20_Text"><text:s text:c="2"/>console.log(n1 + n2);</text:span></text:p>
      <text:p text:style-name="P9"><text:span text:style-name="Source_20_Text">}</text:span></text:p>
      <text:p text:style-name="P9"/>
      <text:p text:style-name="P9"><text:span text:style-name="Source_20_Text">// O valor 10 é atribuído a n1, e o valor 5 é atribuído a n2.</text:span></text:p>
      <text:p text:style-name="P9"><text:span text:style-name="Source_20_Text">soma(10, 5); // Saída: 15</text:span></text:p>
      <text:p text:style-name="P10"><text:span text:style-name="Source_20_Text"/></text:p>
      <text:h text:style-name="P8" text:outline-level="3">Consequências de Argumentos Faltantes</text:h>
      <text:p text:style-name="P3"/>
      <text:p text:style-name="P15">Um erro comum ocorre quando uma função é chamada com menos argumentos do que o número de parâmetros definidos. Se chamarmos <text:span text:style-name="Source_20_Text">soma(10)</text:span>, o valor <text:span text:style-name="Source_20_Text">10</text:span> será atribuído a <text:span text:style-name="Source_20_Text">n1</text:span>, mas <text:span text:style-name="Source_20_Text">n2</text:span> não receberá nenhum valor, tornando-se <text:span text:style-name="Source_20_Text">undefined</text:span>. A tentativa de realizar uma operação matemática como <text:span text:style-name="Source_20_Text">10 + undefined</text:span> resulta em <text:span text:style-name="Source_20_Text">NaN</text:span> (<text:span text:style-name="T3">Not a Number</text:span>), indicando que o cálculo não pôde ser concluído com sucesso.</text:p>
      <text:p text:style-name="P15"/>
      <text:h text:style-name="P8" text:outline-level="3">A Solução com Valores Padrão</text:h>
      <text:p text:style-name="P3"/>
      <text:p text:style-name="P15">Para evitar esse tipo de erro e criar funções mais resilientes, JavaScript permite a definição de <text:span text:style-name="T1">valores de parâmetro padrão</text:span>. Esses valores são atribuídos automaticamente a um parâmetro caso nenhum argumento correspondente seja fornecido durante a chamada.</text:p>
      <text:p text:style-name="P15"/>
      <text:p text:style-name="P41"><text:span text:style-name="Source_20_Text">function soma(n1 = 0, n2 = 0) {</text:span></text:p>
      <text:p text:style-name="P41"><text:span text:style-name="Source_20_Text"><text:s text:c="2"/>// A função agora retorna o resultado em vez de imprimi-lo diretamente.</text:span></text:p>
      <text:p text:style-name="P41"><text:span text:style-name="Source_20_Text"><text:s text:c="2"/>return n1 + n2;</text:span></text:p>
      <text:p text:style-name="P41"><text:span text:style-name="Source_20_Text">}</text:span></text:p>
      <text:p text:style-name="P10"><text:span text:style-name="Source_20_Text"/></text:p>
      <text:p text:style-name="P15">Essa sintaxe elegante garante que a função sempre terá valores numéricos para trabalhar. O comportamento varia de acordo com a chamada:</text:p>
      <text:p text:style-name="P15"/>
      <text:list text:style-name="L17">
        <text:list-item>
          <text:p text:style-name="P42"><text:span text:style-name="T1">Chamada sem argumentos (</text:span><text:span text:style-name="Source_20_Text"><text:span text:style-name="T1">soma()</text:span></text:span><text:span text:style-name="T1">):</text:span> <text:span text:style-name="Source_20_Text">n1</text:span> assume <text:span text:style-name="Source_20_Text">0</text:span> e <text:span text:style-name="Source_20_Text">n2</text:span> assume <text:span text:style-name="Source_20_Text">0</text:span>. O resultado é <text:span text:style-name="Source_20_Text">0</text:span>.</text:p>
        </text:list-item>
        <text:list-item>
          <text:p text:style-name="P42"><text:span text:style-name="T1">Chamada com um argumento (</text:span><text:span text:style-name="Source_20_Text"><text:span text:style-name="T1">soma(10)</text:span></text:span><text:span text:style-name="T1">):</text:span> <text:span text:style-name="Source_20_Text">n1</text:span> recebe <text:span text:style-name="Source_20_Text">10</text:span> e, como o segundo argumento está ausente, <text:span text:style-name="Source_20_Text">n2</text:span> assume seu valor padrão, <text:span text:style-name="Source_20_Text">0</text:span>. O resultado é <text:span text:style-name="Source_20_Text">10</text:span>.</text:p>
        </text:list-item>
      </text:list>
      <text:p text:style-name="P15"/>
      <text:p text:style-name="P15">Para uma melhor organização do código, os valores padrão também podem ser definidos por meio de variáveis ou constantes externas. Isso centraliza a configuração e facilita a manutenção.</text:p>
      <text:p text:style-name="P15"/>
      <text:p text:style-name="P15"/>
      <text:p text:style-name="P9"><text:soft-page-break/><text:span text:style-name="Source_20_Text">const valor_padrao = 0;</text:span></text:p>
      <text:p text:style-name="P9"/>
      <text:p text:style-name="P9"><text:span text:style-name="Source_20_Text">function soma(n1 = valor_padrao, n2 = valor_padrao) {</text:span></text:p>
      <text:p text:style-name="P9"><text:span text:style-name="Source_20_Text"><text:s text:c="2"/>return n1 + n2;</text:span></text:p>
      <text:p text:style-name="P9"><text:span text:style-name="Source_20_Text">}</text:span></text:p>
      <text:p text:style-name="P9"/>
      <text:p text:style-name="P9"><text:span text:style-name="Source_20_Text">console.log(soma()); <text:s text:c="6"/>// Saída: 0</text:span></text:p>
      <text:p text:style-name="P9"><text:span text:style-name="Source_20_Text">console.log(soma(5)); <text:s text:c="5"/>// Saída: 5</text:span></text:p>
      <text:p text:style-name="P9"><text:span text:style-name="Source_20_Text">console.log(soma(5, 10)); <text:s/>// Saída: 15</text:span></text:p>
      <text:p text:style-name="P10"><text:span text:style-name="Source_20_Text"/></text:p>
      <text:p text:style-name="P15">Até agora, nossas funções executavam uma ação interna (<text:span text:style-name="Source_20_Text">console.log</text:span>), mas as refatoramos para que calculem um resultado e o disponibilizem para outras partes do nosso programa. É aqui que a instrução <text:span text:style-name="Source_20_Text">return</text:span> se torna essencial.</text:p>
      <text:p text:style-name="P15"/>
      <text:h text:style-name="P4" text:outline-level="2">3. Retornando Valores: A Diferença Crucial entre Ação e Resultado</text:h>
      <text:p text:style-name="P3"/>
      <text:p text:style-name="P15">A instrução <text:span text:style-name="Source_20_Text">return</text:span> marca uma distinção fundamental no propósito de uma função. É a diferença entre uma função que <text:span text:style-name="T1">realiza uma tarefa</text:span> (uma ação, como imprimir no console) e uma que <text:span text:style-name="T1">produz um valor</text:span> (um resultado que pode ser usado em lógicas subsequentes). Uma ação é executada e finalizada; um valor é devolvido para se tornar parte de outra expressão ou cálculo.</text:p>
      <text:p text:style-name="P15"/>
      <text:p text:style-name="P15">Quando uma função que utiliza <text:span text:style-name="Source_20_Text">return</text:span> é executada, a própria chamada da função é efetivamente substituída pelo valor retornado. Por exemplo, se a função <text:span text:style-name="Source_20_Text">soma(10, 10)</text:span> retorna <text:span text:style-name="Source_20_Text">20</text:span>, a expressão <text:span text:style-name="Source_20_Text">let resultado = soma(10, 10)</text:span> se comporta como <text:span text:style-name="Source_20_Text">let resultado = 20</text:span>. Se o valor retornado não for capturado ou utilizado, ele é descartado, e nenhuma saída visível é produzida. Existem duas maneiras principais de utilizar um valor retornado:</text:p>
      <text:p text:style-name="P15"/>
      <table:table table:name="Tabela5" table:style-name="Tabela5">
        <table:table-column table:style-name="Tabela5.A"/>
        <table:table-column table:style-name="Tabela5.B"/>
        <table:table-row>
          <table:table-cell table:style-name="Tabela5.A1" office:value-type="string">
            <text:p text:style-name="P5">Método de Uso</text:p>
          </table:table-cell>
          <table:table-cell table:style-name="Tabela5.B1" office:value-type="string">
            <text:p text:style-name="P5">Exemplo de Código</text:p>
          </table:table-cell>
        </table:table-row>
        <table:table-row>
          <table:table-cell table:style-name="Tabela5.A2" office:value-type="string">
            <text:p text:style-name="P43">Uso Direto</text:p>
          </table:table-cell>
          <table:table-cell table:style-name="Tabela5.B2" office:value-type="string">
            <text:p text:style-name="P44">Armazenamento de Variável</text:p>
          </table:table-cell>
        </table:table-row>
        <table:table-row>
          <table:table-cell table:style-name="Tabela5.A3" office:value-type="string">
            <text:p text:style-name="P7">console.log(soma(10, 10));</text:p>
          </table:table-cell>
          <table:table-cell table:style-name="Tabela5.B3" office:value-type="string">
            <text:p text:style-name="P45"><text:span text:style-name="Source_20_Text">let resultado_soma = soma(5, 5);</text:span></text:p>
            <text:p text:style-name="P45"><text:span text:style-name="Source_20_Text">console.log(resultado_soma);</text:span></text:p>
          </table:table-cell>
        </table:table-row>
      </table:table>
      <text:p text:style-name="P46"/>
      <text:p text:style-name="Standard"><text:span text:style-name="Source_20_Text"><text:span text:style-name="T8">Para fins didáticos e para melhorar a clareza em funções mais complexas, é uma boa prática armazenar o resultado em uma variável local antes de retorná-lo. Isso torna o fluxo de dados dentro da função mais explícito.</text:span></text:span></text:p>
      <text:p text:style-name="Standard"><text:span text:style-name="Source_20_Text"/></text:p>
      <text:p text:style-name="P9"><text:span text:style-name="Source_20_Text">function soma(n1 = 0, n2 = 0) {</text:span></text:p>
      <text:p text:style-name="P9"><text:span text:style-name="Source_20_Text"><text:s text:c="2"/>let res = n1 + n2; // Armazena o resultado em uma variável local</text:span></text:p>
      <text:p text:style-name="P9"><text:span text:style-name="Source_20_Text"><text:s text:c="2"/>return res; <text:s text:c="7"/>// Retorna o valor da variável</text:span></text:p>
      <text:p text:style-name="P9"><text:span text:style-name="Source_20_Text">}</text:span></text:p>
      <text:p text:style-name="P10"><text:span text:style-name="Source_20_Text"/></text:p>
      <text:p text:style-name="P15">Com a capacidade de receber dados via parâmetros e devolver resultados via <text:span text:style-name="Source_20_Text">return</text:span>, as funções se tornam unidades de lógica independentes. No entanto, elas também podem interagir e modificar variáveis que existem fora de seu próprio escopo.</text:p>
      <text:h text:style-name="P4" text:outline-level="2"><text:soft-page-break/>4. Interação com o Escopo Externo: Modificando Variáveis Globais</text:h>
      <text:p text:style-name="P3"/>
      <text:p text:style-name="P15">Em JavaScript, as funções podem ir além de seus próprios limites e interagir com variáveis declaradas no escopo externo (global). Esse comportamento, às vezes chamado de "efeito colateral" (<text:span text:style-name="T3">side effect</text:span>), é uma ferramenta poderosa que, quando gerenciada com cuidado, permite que funções alterem o estado geral de uma aplicação.</text:p>
      <text:p text:style-name="P15"/>
      <text:h text:style-name="P8" text:outline-level="3">Método 1: Atualização Controlada do Estado via <text:span text:style-name="Source_20_Text">return</text:span></text:h>
      <text:p text:style-name="P3"><text:span text:style-name="Source_20_Text"/></text:p>
      <text:p text:style-name="P15">Uma abordagem controlada para modificar uma variável externa envolve o uso de <text:span text:style-name="Source_20_Text">return</text:span>. O fluxo é explícito, pois o código que chama a função mantém o controle sobre a atualização do estado.</text:p>
      <text:p text:style-name="P15"/>
      <text:list text:style-name="L18">
        <text:list-item>
          <text:p text:style-name="P47">Uma variável externa é inicializada.</text:p>
        </text:list-item>
        <text:list-item>
          <text:p text:style-name="P47">A função é chamada. Ela lê o valor atual da variável externa, realiza um cálculo e <text:span text:style-name="T3">retorna</text:span> um novo resultado.</text:p>
        </text:list-item>
        <text:list-item>
          <text:p text:style-name="P47">O valor retornado é explicitamente reatribuído à variável externa, completando a atualização de seu estado de forma cumulativa.</text:p>
          <text:p text:style-name="P47"/>
        </text:list-item>
      </text:list>
      <text:p text:style-name="P9"><text:span text:style-name="Source_20_Text">let valor = 0;</text:span></text:p>
      <text:p text:style-name="P9"><text:span text:style-name="Source_20_Text">console.log(`Valor inicial: ${valor}`); // Saída: 0</text:span></text:p>
      <text:p text:style-name="P9"/>
      <text:p text:style-name="P9"><text:span text:style-name="Source_20_Text">function add(v) {</text:span></text:p>
      <text:p text:style-name="P9"><text:span text:style-name="Source_20_Text"><text:s text:c="2"/>// A função usa o valor ATUAL da variável externa</text:span></text:p>
      <text:p text:style-name="P9"><text:span text:style-name="Source_20_Text"><text:s text:c="2"/>return valor + v;</text:span></text:p>
      <text:p text:style-name="P9"><text:span text:style-name="Source_20_Text">}</text:span></text:p>
      <text:p text:style-name="P9"/>
      <text:p text:style-name="P9"><text:span text:style-name="Source_20_Text">// 1ª chamada: O retorno (0 + 10) é reatribuído a 'valor'</text:span></text:p>
      <text:p text:style-name="P9"><text:span text:style-name="Source_20_Text">valor = add(10);</text:span></text:p>
      <text:p text:style-name="P9"><text:span text:style-name="Source_20_Text">console.log(`Após adicionar 10: ${valor}`); // Saída: 10</text:span></text:p>
      <text:p text:style-name="P9"/>
      <text:p text:style-name="P9"><text:span text:style-name="Source_20_Text">// 2ª chamada: O retorno (10 + 5) é reatribuído a 'valor'</text:span></text:p>
      <text:p text:style-name="P9"><text:span text:style-name="Source_20_Text">valor = add(5);</text:span></text:p>
      <text:p text:style-name="P9"><text:span text:style-name="Source_20_Text">console.log(`Após adicionar 5: ${valor}`); // Saída: 15</text:span></text:p>
      <text:p text:style-name="P10"><text:span text:style-name="Source_20_Text"/></text:p>
      <text:h text:style-name="P8" text:outline-level="3">Método 2: Mutação Direta do Estado</text:h>
      <text:p text:style-name="P3"/>
      <text:p text:style-name="P15">JavaScript também permite uma abordagem mais direta, na qual a função modifica a variável externa sem a necessidade de <text:span text:style-name="Source_20_Text">return</text:span>. A função acessa e altera diretamente o valor da variável no escopo superior, alterando o estado do programa de forma imediata.</text:p>
      <text:p text:style-name="P15"/>
      <text:p text:style-name="P15"/>
      <text:p text:style-name="P15"/>
      <text:p text:style-name="P15"/>
      <text:p text:style-name="P15"/>
      <text:p text:style-name="P15"/>
      <text:p text:style-name="P15"/>
      <text:p text:style-name="P9"><text:soft-page-break/><text:span text:style-name="Source_20_Text">let valor = 0;</text:span></text:p>
      <text:p text:style-name="P9"/>
      <text:p text:style-name="P9"><text:span text:style-name="Source_20_Text">function add(v) {</text:span></text:p>
      <text:p text:style-name="P9"><text:span text:style-name="Source_20_Text"><text:s text:c="2"/>// Modificação direta da variável externa</text:span></text:p>
      <text:p text:style-name="P9"><text:span text:style-name="Source_20_Text"><text:s text:c="2"/>valor += v;</text:span></text:p>
      <text:p text:style-name="P9"><text:span text:style-name="Source_20_Text">}</text:span></text:p>
      <text:p text:style-name="P9"/>
      <text:p text:style-name="P9"><text:span text:style-name="Source_20_Text">add(10); // A variável 'valor' agora é 10</text:span></text:p>
      <text:p text:style-name="P9"><text:span text:style-name="Source_20_Text">add(5); <text:s/>// A variável 'valor' agora é 15</text:span></text:p>
      <text:p text:style-name="P9"><text:span text:style-name="Source_20_Text">console.log(`Valor final: ${valor}`); // Saída: 15</text:span></text:p>
      <text:p text:style-name="P10"><text:span text:style-name="Source_20_Text"/></text:p>
      <text:p text:style-name="P15">A principal lição é que as funções em JavaScript não são caixas isoladas; elas têm a capacidade de operar e alterar o estado de variáveis que não foram declaradas dentro delas. Compreender essa característica é fundamental para gerenciar o fluxo de dados e o estado em aplicações complexas.</text:p>
      <text:p text:style-name="P15"/>
      <text:h text:style-name="P4" text:outline-level="2">5. Conclusão: Síntese dos Aprendizados</text:h>
      <text:p text:style-name="P3"/>
      <text:p text:style-name="P15">Ao longo desta aula, exploramos os pilares das funções parametrizadas em JavaScript. Recapitulamos que parâmetros tornam funções dinâmicas, permitindo que processem dados diferentes a cada chamada. Vimos como o uso de <text:span text:style-name="T1">valores padrão</text:span> adiciona uma camada de robustez, prevenindo erros como <text:span text:style-name="Source_20_Text">NaN</text:span>. Foi destacada a distinção crítica entre uma função que realiza uma ação (<text:span text:style-name="Source_20_Text">console.log</text:span>) e uma que produz um resultado (<text:span text:style-name="Source_20_Text">return</text:span>), sendo esta última essencial para a composição de lógicas complexas. Finalmente, analisamos como as funções podem interagir com o escopo externo, modificando o estado de variáveis globais. O domínio desses conceitos é um passo essencial para qualquer desenvolvedor que deseje escrever código JavaScript que seja, ao mesmo tempo, modular, flexível e poderoso.</text:p>
      <text:p text:style-name="P15"/>
      <text:h text:style-name="P48" text:outline-level="1"><text:bookmark-start text:name="__RefHeading___Toc3687_1423847352"/>Parâmetros REST em Funções JavaScript<text:bookmark-end text:name="__RefHeading___Toc3687_1423847352"/></text:h>
      <text:p text:style-name="P15"/>
      <text:h text:style-name="P4" text:outline-level="2">1.0 O Desafio das Funções com Parâmetros Fixos</text:h>
      <text:p text:style-name="P3"/>
      <text:p text:style-name="P15">Em JavaScript, a criação de funções parametrizadas é um conceito fundamental para o desenvolvimento de código modular e reutilizável. Compreender como os parâmetros são passados e manipulados é crucial, pois estabelece a base para a construção de lógicas mais complexas. No entanto, a abordagem tradicional revela uma limitação significativa quando lidamos com um número variável de entradas.</text:p>
      <text:p text:style-name="P15"/>
      <text:p text:style-name="P15">A limitação fundamental de uma função tradicional reside em seu número pré-definido de parâmetros. Considere uma função simples projetada para somar dois números: <text:span text:style-name="Source_20_Text">soma(n1, n2)</text:span>. Essa função é perfeitamente funcional para o seu propósito específico, mas sua rigidez se torna um obstáculo em cenários mais dinâmicos.</text:p>
      <text:p text:style-name="P15"/>
      <text:p text:style-name="P15">O problema prático surge quando há a necessidade de somar três, quatro ou um número indeterminado de valores. A função <text:span text:style-name="Source_20_Text">soma(n1, n2)</text:span> torna-se inadequada, pois não foi projetada para lidar com argumentos além dos dois especificados. Isso forçaria o desenvolvedor a criar novas funções para cada quantidade de parâmetros, resultando em código repetitivo e de difícil manutenção. É para resolver essa inflexibilidade que <text:soft-page-break/>os parâmetros REST foram introduzidos como parte da especificação ES6 (ECMAScript 2015), modernizando a forma como as funções lidam com argumentos.</text:p>
      <text:p text:style-name="P15"/>
      <text:h text:style-name="P4" text:outline-level="2">2.0 A Solução: Apresentando os Parâmetros REST</text:h>
      <text:p text:style-name="P3"/>
      <text:p text:style-name="P15">Os parâmetros REST representam uma evolução no padrão de passagem de parâmetros em JavaScript, oferecendo uma solução elegante e poderosa para criar funções mais versáteis e reutilizáveis. Essa funcionalidade permite que uma função aceite um número indefinido de argumentos, sem a necessidade de especificá-los individualmente em sua declaração.</text:p>
      <text:p text:style-name="P15"/>
      <text:p text:style-name="P15">Na prática, os parâmetros REST coletam todos os argumentos restantes passados para uma função e os agrupam em uma única estrutura de dados. A sintaxe para declarar parâmetros REST utiliza a notação de três pontos (<text:span text:style-name="Source_20_Text">...</text:span>), como em <text:span text:style-name="Source_20_Text">function soma(...valores)</text:span>. (Nota: Embora a sintaxe <text:span text:style-name="Source_20_Text">...</text:span> seja a mesma do operador Spread, seu papel aqui é o oposto. Como parâmetro de função, ele <text:span text:style-name="T3">coleta</text:span> múltiplos argumentos em um único array; como operador Spread, ele <text:span text:style-name="T3">expande</text:span> um array em múltiplos elementos).</text:p>
      <text:p text:style-name="P15"/>
      <text:p text:style-name="P15">Com essa declaração, a função <text:span text:style-name="Source_20_Text">soma</text:span> se torna capaz de receber qualquer quantidade de argumentos, que são então tratados internamente de forma unificada. A próxima seção detalha como esses valores são acessados e manipulados dentro da função.</text:p>
      <text:p text:style-name="P15"/>
      <text:h text:style-name="P4" text:outline-level="2">3.0 Implementação Prática: Manipulando um Número Variável de Argumentos</text:h>
      <text:p text:style-name="P3"/>
      <text:p text:style-name="P15">Ao utilizar parâmetros REST, os argumentos passados para a função são automaticamente agrupados e disponibilizados como um <text:span text:style-name="Source_20_Text">Array</text:span>. Uma visão chave é que <text:span text:style-name="Source_20_Text">...valores</text:span> não é apenas um marcador, mas um verdadeiro <text:span text:style-name="Source_20_Text">Array</text:span>. Se modificássemos temporariamente nossa função para <text:span text:style-name="Source_20_Text">return valores.length;</text:span> e a chamássemos com <text:span text:style-name="Source_20_Text">soma(10, 5)</text:span>, a saída seria <text:span text:style-name="Source_20_Text">2</text:span>, demonstrando que os argumentos são coletados em uma estrutura com a qual podemos trabalhar imediatamente. Essa característica permite que o desenvolvedor utilize todas as propriedades e métodos de iteração padrão de arrays para processar os dados recebidos. A seguir, comparamos duas abordagens para iterar sobre esses valores e realizar a soma.</text:p>
      <text:p text:style-name="P15"/>
      <text:h text:style-name="P8" text:outline-level="3">3.1 Abordagem 1: Iteração com o Loop <text:span text:style-name="Source_20_Text">for</text:span> Tradicional</text:h>
      <text:p text:style-name="P3"/>
      <text:p text:style-name="P15">O primeiro método para implementar a função <text:span text:style-name="Source_20_Text">soma</text:span> com parâmetros REST utiliza um loop <text:span text:style-name="Source_20_Text">for</text:span> clássico. O processo é estruturado e segue uma lógica passo a passo:</text:p>
      <text:p text:style-name="P15"/>
      <text:list text:style-name="L19">
        <text:list-item>
          <text:p text:style-name="P49"><text:span text:style-name="T1">Inicialização:</text:span> Uma variável <text:span text:style-name="Source_20_Text">res</text:span> é inicializada com <text:span text:style-name="Source_20_Text">0</text:span> para acumular o resultado da soma.</text:p>
        </text:list-item>
        <text:list-item>
          <text:p text:style-name="P49"><text:span text:style-name="T1">Contagem e Iteração:</text:span> Um loop <text:span text:style-name="Source_20_Text">for</text:span> tradicional (<text:span text:style-name="Source_20_Text">for (let i = 0; i &lt; valores.length; i++)</text:span>) é construído para percorrer cada elemento do array, utilizando um índice <text:span text:style-name="Source_20_Text">i</text:span> que vai de <text:span text:style-name="Source_20_Text">0</text:span> até o comprimento do array.</text:p>
        </text:list-item>
        <text:list-item>
          <text:p text:style-name="P49"><text:span text:style-name="T1">Acumulação:</text:span> Dentro do loop, o elemento atual, acessado por <text:span text:style-name="Source_20_Text">valores[i]</text:span>, é somado à variável <text:span text:style-name="Source_20_Text">res</text:span>.</text:p>
        </text:list-item>
        <text:list-item>
          <text:p text:style-name="P49"><text:span text:style-name="T1">Retorno:</text:span> Após o término do loop, o resultado final acumulado em <text:span text:style-name="Source_20_Text">res</text:span> é retornado.</text:p>
        </text:list-item>
      </text:list>
      <text:p text:style-name="P15"><text:soft-page-break/>Com esta implementação, uma chamada como <text:span text:style-name="Source_20_Text">soma(10, 5)</text:span> retorna corretamente <text:span text:style-name="Source_20_Text">15</text:span>. A vantagem é que podemos adicionar mais argumentos, e a mesma função os processará sem alterações. O bloco de código a seguir ilustra essa implementação em ação:</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let i = 0; i &lt; valores.length; i++) {</text:span></text:p>
      <text:p text:style-name="P9"><text:span text:style-name="Source_20_Text"><text:s text:c="8"/>res += valores[i];</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 Retorna 25</text:span></text:p>
      <text:p text:style-name="P10"><text:span text:style-name="Source_20_Text"/></text:p>
      <text:h text:style-name="P8" text:outline-level="3">3.2 Abordagem 2: Refatoração com o Loop <text:span text:style-name="Source_20_Text">for...of</text:span></text:h>
      <text:p text:style-name="P3"><text:span text:style-name="Source_20_Text"/></text:p>
      <text:p text:style-name="P15">Uma alternativa mais moderna e concisa para percorrer os elementos de um array é o loop <text:span text:style-name="Source_20_Text">for...of</text:span>. Essa estrutura é superior para este caso de uso por ser mais declarativa: ela foca no <text:span text:style-name="T3">que</text:span> queremos fazer (operar em cada valor) em vez de no <text:span text:style-name="T3">como</text:span> fazer (gerenciar um índice). Essa abordagem reduz a carga cognitiva e elimina a possibilidade de erros comuns, como os "off-by-one errors" relacionados ao gerenciamento manual de índices A implementação refatorada é mais direta:</text:p>
      <text:p text:style-name="P15"/>
      <text:list text:style-name="L20">
        <text:list-item>
          <text:p text:style-name="P50">O loop <text:span text:style-name="Source_20_Text">for (const v of valores)</text:span> itera diretamente sobre cada valor (<text:span text:style-name="Source_20_Text">v</text:span>) contido no array <text:span text:style-name="Source_20_Text">valores</text:span>, eliminando a necessidade de uma variável de contagem (<text:span text:style-name="Source_20_Text">i</text:span>) e do acesso explícito à propriedade <text:span text:style-name="Source_20_Text">.length</text:span>.</text:p>
        </text:list-item>
        <text:list-item>
          <text:p text:style-name="P50">A lógica de acumulação é simplificada para <text:span text:style-name="Source_20_Text">res += v</text:span>, tornando o corpo do loop mais enxuto e legível.</text:p>
        </text:list-item>
      </text:list>
      <text:p text:style-name="P15"/>
      <text:p text:style-name="P15">O código refatorado proporciona o mesmo resultado com uma construção mais simples e expressiva:</text:p>
      <text:p text:style-name="P15"/>
      <text:p text:style-name="P9"><text:span text:style-name="Source_20_Text">function soma(...valores) {</text:span></text:p>
      <text:p text:style-name="P9"><text:span text:style-name="Source_20_Text"><text:s text:c="4"/>let res = 0;</text:span></text:p>
      <text:p text:style-name="P9"><text:span text:style-name="Source_20_Text"><text:s text:c="4"/>for (const v of valores) {</text:span></text:p>
      <text:p text:style-name="P9"><text:span text:style-name="Source_20_Text"><text:s text:c="8"/>res += v;</text:span></text:p>
      <text:p text:style-name="P9"><text:span text:style-name="Source_20_Text"><text:s text:c="4"/>}</text:span></text:p>
      <text:p text:style-name="P9"><text:span text:style-name="Source_20_Text"><text:s text:c="4"/>return res;</text:span></text:p>
      <text:p text:style-name="P9"><text:span text:style-name="Source_20_Text">}</text:span></text:p>
      <text:p text:style-name="P9"/>
      <text:p text:style-name="P9"><text:span text:style-name="Source_20_Text">console.log(soma(10, 5, 2, 8, 15)); // Retorna 40</text:span></text:p>
      <text:p text:style-name="P10"><text:span text:style-name="Source_20_Text"/></text:p>
      <text:p text:style-name="P15">Embora ambos os loops atinjam o mesmo resultado, o <text:span text:style-name="Source_20_Text">for...of</text:span> é a escolha idiomática para iterar sobre parâmetros REST, pois se alinha com a ênfase do JavaScript moderno em legibilidade e manipulação direta de dados.</text:p>
      <text:p text:style-name="P15"/>
      <text:h text:style-name="P4" text:outline-level="2"><text:soft-page-break/>4.0 Conclusão: A Flexibilidade dos Parâmetros REST</text:h>
      <text:p text:style-name="P3"/>
      <text:p text:style-name="P15">A lição central desta análise é que os parâmetros REST, identificados pela sintaxe <text:span text:style-name="Source_20_Text">...</text:span>, são a ferramenta ideal em JavaScript para criar funções que precisam lidar com uma quantidade variável de entradas. Eles eliminam a rigidez das declarações de função com um número fixo de parâmetros, promovendo um código mais adaptável e reutilizável. Os principais benefícios podem ser resumidos em dois pontos-chave:</text:p>
      <text:p text:style-name="P15"/>
      <text:list text:style-name="L21">
        <text:list-item>
          <text:p text:style-name="P51"><text:span text:style-name="T1">Versatilidade:</text:span> Permite que uma única função, como a função <text:span text:style-name="Source_20_Text">soma</text:span>, opere com dois, cinco ou qualquer quantidade de argumentos, sem a necessidade de qualquer alteração em seu código-fonte.</text:p>
        </text:list-item>
        <text:list-item>
          <text:p text:style-name="P51"><text:span text:style-name="T1">Simplicidade:</text:span> Os argumentos são convenientemente agrupados em um array, o que simplifica o processamento ao permitir o uso de métodos de array e estruturas de loop modernas e eficientes, como o <text:span text:style-name="Source_20_Text">for...of</text:span>.</text:p>
          <text:p text:style-name="P51"/>
        </text:list-item>
      </text:list>
      <text:p text:style-name="P15">Dominar o uso de parâmetros REST é, portanto, um passo importante para a escrita de código JavaScript moderno, limpo e profissional, capaz de responder de forma elegante a requisitos dinâmicos.</text:p>
      <text:p text:style-name="P15"/>
      <text:h text:style-name="P48" text:outline-level="1"><text:bookmark-start text:name="__RefHeading___Toc3689_1423847352"/>Funções Anônimas em JavaScript<text:bookmark-end text:name="__RefHeading___Toc3689_1423847352"/></text:h>
      <text:p text:style-name="P15"/>
      <text:h text:style-name="P4" text:outline-level="2">1. Introdução às Funções Anônimas: Conceito e Propósito</text:h>
      <text:p text:style-name="P3"/>
      <text:p text:style-name="P15">Funções anônimas são uma construção fundamental em JavaScript, caracterizadas principalmente pela ausência de um nome associado. Sua importância estratégica reside no fato de serem processadas de maneira distinta pelo motor do JavaScript: ao contrário das funções nomeadas, que são analisadas e alocadas na memória antes da execução do código, as funções anônimas são criadas apenas em tempo de execução. A diferença fundamental está no momento da instanciação. Uma função nomeada é declarada e reservada na memória, pronta para ser invocada a qualquer momento. Em contrapartida, uma função anônima é definida como uma expressão, e sua criação ocorre somente quando o fluxo de execução do programa atinge a linha onde ela está declarada. Essa diferença é um resultado direto de como o JavaScript processa declarações de função (que são 'içadas' ou 'hoisted') versus expressões de função (que são avaliadas em tempo de execução).</text:p>
      <text:p text:style-name="P15">Compreendido o conceito, é essencial analisar a sintaxe básica e a implementação prática dessas funções para utilizá-las de forma eficaz.</text:p>
      <text:p text:style-name="P15"/>
      <text:h text:style-name="P4" text:outline-level="2">2. Implementação Padrão de Funções Anônimas</text:h>
      <text:p text:style-name="P3"/>
      <text:p text:style-name="P15">Dominar a sintaxe fundamental é o primeiro passo para criar e utilizar funções anônimas de maneira eficiente. Embora não possuam um nome, elas devem ser atribuídas a uma variável ou constante para serem invocadas. No JavaScript moderno, o uso de <text:span text:style-name="Source_20_Text">const</text:span> é a prática recomendada para garantir que a referência à função não seja acidentalmente reatribuída. A sintaxe para criar uma função anônima e atribuí-la a uma constante é direta. O exemplo abaixo ilustra a criação de uma função que soma dois valores, <text:span text:style-name="Source_20_Text">v1</text:span> e <text:span text:style-name="Source_20_Text">v2</text:span>:</text:p>
      <text:p text:style-name="P15"/>
      <text:p text:style-name="P9"><text:span text:style-name="Source_20_Text">const soma = function(v1, v2) {</text:span></text:p>
      <text:p text:style-name="P9"><text:span text:style-name="Source_20_Text"><text:s text:c="2"/>return v1 + v2;</text:span></text:p>
      <text:p text:style-name="P9"><text:span text:style-name="Source_20_Text">};</text:span></text:p>
      <text:p text:style-name="P15"><text:soft-page-break/>Para invocar a função, utilizamos a constante <text:span text:style-name="Source_20_Text">soma</text:span> como se fosse o nome da função. O comportamento é idêntico ao de uma função nomeada, e podemos usar <text:span text:style-name="Source_20_Text">console.log</text:span> para exibir o resultado retornado:</text:p>
      <text:p text:style-name="P15"/>
      <text:p text:style-name="P9"><text:span text:style-name="Source_20_Text">console.log(soma(10, 5)); // Saída: 15</text:span></text:p>
      <text:p text:style-name="P10"><text:span text:style-name="Source_20_Text"/></text:p>
      <text:p text:style-name="P15">A versatilidade das funções anônimas permite a implementação de lógicas complexas. É possível, por exemplo, utilizar parâmetros rest (<text:span text:style-name="Source_20_Text">...valores</text:span>) para criar uma função que soma múltiplos argumentos. O exemplo a seguir demonstra o uso de um laço <text:span text:style-name="Source_20_Text">for...of</text:span> para iterar sobre os valores e calcular o total, provando que construções lógicas avançadas são perfeitamente aplicáveis:</text:p>
      <text:p text:style-name="P15"/>
      <text:p text:style-name="P9"><text:span text:style-name="Source_20_Text">const somaValores = function(...valores) {</text:span></text:p>
      <text:p text:style-name="P9"><text:span text:style-name="Source_20_Text"><text:s text:c="2"/>let resultado = 0;</text:span></text:p>
      <text:p text:style-name="P9"><text:span text:style-name="Source_20_Text"><text:s text:c="2"/>for (let v of valores) {</text:span></text:p>
      <text:p text:style-name="P9"><text:span text:style-name="Source_20_Text"><text:s text:c="4"/>resultado += v;</text:span></text:p>
      <text:p text:style-name="P9"><text:span text:style-name="Source_20_Text"><text:s text:c="2"/>}</text:span></text:p>
      <text:p text:style-name="P9"><text:span text:style-name="Source_20_Text"><text:s text:c="2"/>return resultado;</text:span></text:p>
      <text:p text:style-name="P9"><text:span text:style-name="Source_20_Text">};</text:span></text:p>
      <text:p text:style-name="P10"><text:span text:style-name="Source_20_Text"/></text:p>
      <text:p text:style-name="P15">Além dessa implementação padrão, existe uma forma alternativa e mais específica de criar funções anônimas através de um construtor nativo do JavaScript.</text:p>
      <text:p text:style-name="P15"/>
      <text:h text:style-name="P4" text:outline-level="2">3. O Construtor <text:span text:style-name="Source_20_Text">new Function</text:span>: Uma Abordagem Alternativa</text:h>
      <text:p text:style-name="P3"/>
      <text:p text:style-name="P15">O Construtor de Função (<text:span text:style-name="Source_20_Text">new Function</text:span>) é uma ferramenta especializada para a criação de funções anônimas, ideal para cenários que envolvem operações mais simples e diretas. Sua sintaxe difere significativamente do método de declaração padrão, exigindo uma estrutura específica para definir os parâmetros e o corpo da função. A criação de uma função anônima com este método envolve o uso do operador <text:span text:style-name="Source_20_Text">new</text:span> seguido pelo construtor <text:span text:style-name="Source_20_Text">Function</text:span>. As regras sintáticas para sua utilização são estritas e essenciais para o seu correto funcionamento:</text:p>
      <text:list text:style-name="L22">
        <text:list-item>
          <text:p text:style-name="P52">O uso do operador <text:span text:style-name="Source_20_Text">new</text:span> é obrigatório.</text:p>
        </text:list-item>
        <text:list-item>
          <text:p text:style-name="P52">A palavra-chave <text:span text:style-name="Source_20_Text">Function</text:span> deve começar com letra maiúscula, seguindo a convenção de construtores em JavaScript.</text:p>
        </text:list-item>
        <text:list-item>
          <text:p text:style-name="P52">Todos os componentes — os nomes dos parâmetros e o corpo da função — devem ser passados individualmente como strings.</text:p>
        </text:list-item>
        <text:list-item>
          <text:p text:style-name="P52">O último parâmetro fornecido ao construtor é sempre interpretado como o corpo da função, ou seja, o código que será executado.</text:p>
        </text:list-item>
      </text:list>
      <text:p text:style-name="P15"/>
      <text:p text:style-name="P15">O exemplo a seguir demonstra como criar uma função de soma para três valores (<text:span text:style-name="Source_20_Text">v1</text:span>, <text:span text:style-name="Source_20_Text">v2</text:span>, <text:span text:style-name="Source_20_Text">v3</text:span>) utilizando o construtor <text:span text:style-name="Source_20_Text">new Function</text:span>:</text:p>
      <text:p text:style-name="P15"/>
      <text:p text:style-name="P9"><text:span text:style-name="Source_20_Text">const somaConstrutor = new Function("v1", "v2", "v3", "return v1 + v2 + v3");</text:span></text:p>
      <text:p text:style-name="P15"><text:soft-page-break/>A chamada da função criada pelo construtor é feita da mesma forma que a implementação padrão, através da constante à qual foi associada:</text:p>
      <text:p text:style-name="P15"/>
      <text:p text:style-name="P9"><text:span text:style-name="Source_20_Text">console.log(somaConstrutor(10, 5, 2)); // Saída: 17</text:span></text:p>
      <text:p text:style-name="P10"><text:span text:style-name="Source_20_Text"/></text:p>
      <text:p text:style-name="P53">A escolha do método depende do contexto: a sintaxe padrão é superior para lógicas complexas, enquanto o Construtor <text:span text:style-name="Source_20_Text">new Function</text:span> pode ser útil para criar funções dinamicamente a partir de strings, desde que a lógica do corpo seja concisa e simples.</text:p>
      <text:p text:style-name="P15"/>
      <text:h text:style-name="P4" text:outline-level="2">4. Conclusão: Principais Pontos da Aula</text:h>
      <text:p text:style-name="P3"/>
      <text:p text:style-name="P15">Esta aula explorou os fundamentos e as diferentes formas de implementação de funções anônimas em JavaScript. Ao dominar esses conceitos, é possível escrever um código mais dinâmico e adaptável. Os principais aprendizados sobre funções anônimas podem ser resumidos em três pontos centrais:</text:p>
      <text:list text:style-name="L23">
        <text:list-item>
          <text:p text:style-name="P54"><text:span text:style-name="T1">Definição e Criação</text:span>: A principal característica de uma função anônima é a ausência de um nome. Diferente das funções nomeadas, que são alocadas na memória antes do código rodar, as anônimas são criadas (instanciadas) somente em tempo de execução.</text:p>
        </text:list-item>
        <text:list-item>
          <text:p text:style-name="P54"><text:span text:style-name="T1">Sintaxe Padrão</text:span>: A forma mais comum de criar uma função anônima é atribuí-la a uma variável ou constante. Elas podem conter qualquer lógica de programação, incluindo estruturas complexas e recursos modernos como parâmetros rest.</text:p>
        </text:list-item>
        <text:list-item>
          <text:p text:style-name="P55"><text:span text:style-name="T1">O Construtor </text:span><text:span text:style-name="Source_20_Text"><text:span text:style-name="T1">new Function</text:span></text:span>: Representa uma abordagem alternativa, ideal para funções mais simples. Sua sintaxe possui regras específicas, como o uso obrigatório do operador <text:span text:style-name="Source_20_Text">new</text:span>, a capitalização de <text:span text:style-name="Source_20_Text">Function</text:span> e a passagem de todos os argumentos, incluindo o corpo da função, como strings.</text:p>
        </text:list-item>
      </text:list>
      <text:p text:style-name="P15"/>
      <text:h text:style-name="P48" text:outline-level="1"><text:bookmark-start text:name="__RefHeading___Toc3691_1423847352"/>Resumo da Aula: Dominando Arrow Functions em JavaScript Moderno<text:bookmark-end text:name="__RefHeading___Toc3691_1423847352"/></text:h>
      <text:p text:style-name="P15"/>
      <text:h text:style-name="P56" text:outline-level="3">O que são Arrow Functions?</text:h>
      <text:p text:style-name="P57"/>
      <text:p text:style-name="P15">As <text:span text:style-name="T3">Arrow Functions</text:span> (ou funções lâmbda) representam um mecanismo conciso e poderoso para declarar funções anônimas em JavaScript. Compreender essa sintaxe é um passo estratégico para quem busca escrever um código mais limpo e produtivo, sendo essencial para interagir com frameworks modernos como React e para simplificar operações em arrays com métodos como <text:span text:style-name="Source_20_Text">map</text:span>, <text:span text:style-name="Source_20_Text">filter</text:span> e <text:span text:style-name="Source_20_Text">reduce</text:span>. Como o próprio nome sugere, elas são caracterizadas pela notação de seta (<text:span text:style-name="Source_20_Text">=&gt;</text:span>), que substitui a palavra-chave <text:span text:style-name="Source_20_Text">function</text:span> e simplifica visualmente a estrutura do código. Para entender plenamente seu valor, a melhor abordagem é comparar diretamente a sintaxe tradicional de uma função anônima com a nova e elegante abordagem das Arrow Functions.</text:p>
      <text:p text:style-name="P15"/>
      <text:p text:style-name="P15"/>
      <text:p text:style-name="P15"/>
      <text:h text:style-name="P8" text:outline-level="3"><text:soft-page-break/>1. Análise Comparativa: Da Função Anônima Padrão para a Arrow Function</text:h>
      <text:p text:style-name="P3"/>
      <text:p text:style-name="P15">Visualizar a evolução da sintaxe de funções anônimas deixa claro o porquê das Arrow Functions terem se tornado um padrão. A mudança fundamental reside na simplificação da estrutura, tornando a declaração de uma função associada a uma variável ou constante muito mais direta.</text:p>
      <text:p text:style-name="P15"/>
      <text:h text:style-name="P29" text:outline-level="4">1.1. Sintaxe Tradicional</text:h>
      <text:p text:style-name="P3"/>
      <text:p text:style-name="P15">No padrão mais antigo, uma função anônima é declarada usando a palavra-chave <text:span text:style-name="Source_20_Text">function</text:span> e associada a uma constante, como no exemplo abaixo, que cria uma função para somar dois valores:</text:p>
      <text:p text:style-name="P15"/>
      <text:p text:style-name="P41"><text:span text:style-name="Source_20_Text">const soma = function(v1, v2) {</text:span></text:p>
      <text:p text:style-name="P41"><text:span text:style-name="Source_20_Text"><text:s text:c="4"/>return v1 + v2;</text:span></text:p>
      <text:p text:style-name="P41"><text:span text:style-name="Source_20_Text">}</text:span></text:p>
      <text:p text:style-name="P10"><text:span text:style-name="Source_20_Text"/></text:p>
      <text:h text:style-name="P29" text:outline-level="4">1.2. A Sintaxe da Arrow Function</text:h>
      <text:p text:style-name="P3"/>
      <text:p text:style-name="P15">Com a Arrow Function, eliminamos a palavra-chave <text:span text:style-name="Source_20_Text">function</text:span> e introduzimos a seta <text:span text:style-name="Source_20_Text">=&gt;</text:span> entre a lista de parâmetros e o corpo da função. O mesmo exemplo de soma é reescrito da seguinte forma:</text:p>
      <text:p text:style-name="P15"/>
      <text:p text:style-name="P9"><text:span text:style-name="Source_20_Text">const soma = (v1, v2) =&gt; {</text:span></text:p>
      <text:p text:style-name="P9"><text:span text:style-name="Source_20_Text"><text:s text:c="4"/>return v1 + v2;</text:span></text:p>
      <text:p text:style-name="P9"><text:span text:style-name="Source_20_Text">}</text:span></text:p>
      <text:p text:style-name="P10"><text:span text:style-name="Source_20_Text"/></text:p>
      <text:p text:style-name="P15">A diferença chave é a clareza conceitual: a sintaxe <text:span text:style-name="Source_20_Text">(v1, v2) =&gt; {...}</text:span> cria uma "leitura dinâmica" que deixa explícito que os parâmetros à esquerda da seta são o <text:span text:style-name="T3">input</text:span> para a operação à direita.</text:p>
      <text:p text:style-name="P15"/>
      <text:p text:style-name="P15"><text:span text:style-name="T9">Nota:</text:span><text:span text:style-name="T10"> Independentemente da sintaxe utilizada para a declaração, a forma de chamar a função permanece idêntica em ambos os casos: </text:span><text:span text:style-name="Source_20_Text"><text:span text:style-name="T10">soma(10, 5)</text:span></text:span><text:span text:style-name="T10">.</text:span></text:p>
      <text:p text:style-name="P15"/>
      <text:p text:style-name="P15">Essa consistência na chamada é importante, pois significa que você pode refatorar funções anônimas para a sintaxe de Arrow Function sem precisar alterar nenhuma outra parte do seu código que as utiliza. Agora que vimos a mudança fundamental na sintaxe, vamos explorar as regras específicas que tornam as Arrow Functions excepcionalmente poderosas e concisas em diferentes cenários.</text:p>
      <text:p text:style-name="P15"/>
      <text:h text:style-name="P8" text:outline-level="3">2. Regras de Sintaxe e Otimizações</text:h>
      <text:p text:style-name="P3"/>
      <text:p text:style-name="P15">Dominar as variações de sintaxe das Arrow Functions é fundamental para extrair seu máximo benefício. Essas regras permitem adaptar a declaração da função ao contexto, resultando em um código mais limpo e eficiente.</text:p>
      <text:p text:style-name="P15"/>
      <text:p text:style-name="P15"/>
      <text:p text:style-name="P15"/>
      <text:h text:style-name="P29" text:outline-level="4"><text:soft-page-break/>2.1. Parâmetro Único: Omissão dos Parênteses</text:h>
      <text:p text:style-name="P3"/>
      <text:p text:style-name="P15">Quando uma Arrow Function aceita apenas um parâmetro, os parênteses <text:span text:style-name="Source_20_Text">()</text:span> ao seu redor tornam-se opcionais. Essa pequena otimização contribui para um código ainda mais enxuto.</text:p>
      <text:p text:style-name="P15"/>
      <text:p text:style-name="P25">Exemplo:</text:p>
      <text:p text:style-name="P25"/>
      <text:p text:style-name="P58"><text:span text:style-name="Source_20_Text">// Função que recebe um único parâmetro 'n'</text:span></text:p>
      <text:p text:style-name="P58"><text:span text:style-name="Source_20_Text">const nome = n =&gt; { </text:span></text:p>
      <text:p text:style-name="P58"><text:span text:style-name="Source_20_Text"><text:s text:c="4"/>return n;</text:span></text:p>
      <text:p text:style-name="P58"><text:span text:style-name="Source_20_Text">}</text:span></text:p>
      <text:p text:style-name="P10"><text:span text:style-name="Source_20_Text"/></text:p>
      <text:h text:style-name="P29" text:outline-level="4">2.2. Retorno Implícito: Omissão de Chaves e <text:span text:style-name="Source_20_Text">return</text:span></text:h>
      <text:p text:style-name="P3"><text:span text:style-name="Source_20_Text"/></text:p>
      <text:p text:style-name="P15">Esta é talvez a característica mais poderosa das Arrow Functions. Se o corpo da função contém apenas uma única linha de código (uma única expressão), as chaves <text:span text:style-name="Source_20_Text">{}</text:span> e a palavra-chave <text:span text:style-name="Source_20_Text">return</text:span> podem ser completamente omitidas. O resultado da expressão é retornado automaticamente.</text:p>
      <text:p text:style-name="P15"/>
      <text:p text:style-name="P25">Exemplo 1: Operação matemática simples</text:p>
      <text:p text:style-name="P25"/>
      <text:p text:style-name="P9"><text:span text:style-name="Source_20_Text">// Função que adiciona 10 a um número e retorna o resultado</text:span></text:p>
      <text:p text:style-name="P9"><text:span text:style-name="Source_20_Text">const adicionar = n =&gt; n + 10;</text:span></text:p>
      <text:p text:style-name="P10"><text:span text:style-name="Source_20_Text"/></text:p>
      <text:p text:style-name="P15"><text:span text:style-name="T1">Exemplo 2: Refatorando a função </text:span><text:span text:style-name="Source_20_Text"><text:span text:style-name="T1">nome</text:span></text:span></text:p>
      <text:p text:style-name="P15"><text:span text:style-name="Source_20_Text"><text:span text:style-name="T1"/></text:span></text:p>
      <text:p text:style-name="P9"><text:span text:style-name="Source_20_Text">// A função anterior, agora com retorno implícito</text:span></text:p>
      <text:p text:style-name="P9"><text:span text:style-name="Source_20_Text">const nome = n =&gt; n;</text:span></text:p>
      <text:p text:style-name="P10"><text:span text:style-name="Source_20_Text"/></text:p>
      <text:p text:style-name="P15">Essa concisão é ideal para operações de transformação de dados, mas é crucial entender quando ela se aplica. Tentar usar essa sintaxe de forma incorreta é uma armadilha comum. Por exemplo, se tentarmos remover as chaves e o <text:span text:style-name="Source_20_Text">return</text:span> de uma função com múltiplas linhas, o JavaScript não saberá o que retornar, resultando em <text:span text:style-name="Source_20_Text">undefined</text:span>. Isso nos leva à regra final.</text:p>
      <text:p text:style-name="P15"/>
      <text:h text:style-name="P29" text:outline-level="4">2.3. Lógica Complexa: A Necessidade de Chaves e <text:span text:style-name="Source_20_Text">return</text:span> Explícito</text:h>
      <text:p text:style-name="P3"/>
      <text:p text:style-name="P15">As otimizações de sintaxe se aplicam apenas a funções de uma única expressão. Quando a lógica da função é mais elaborada, envolvendo múltiplas linhas de operação, a estrutura padrão com chaves <text:span text:style-name="Source_20_Text">{}</text:span> e um <text:span text:style-name="Source_20_Text">return</text:span> explícito se torna obrigatória.</text:p>
      <text:p text:style-name="P15"/>
      <text:p text:style-name="P15"/>
      <text:p text:style-name="P15"/>
      <text:p text:style-name="P15"/>
      <text:p text:style-name="P15"/>
      <text:p text:style-name="P15"/>
      <text:p text:style-name="P25"><text:soft-page-break/>Exemplo:</text:p>
      <text:p text:style-name="P25"/>
      <text:p text:style-name="P9"><text:span text:style-name="Source_20_Text">const soma = (v1, v2) =&gt; {</text:span></text:p>
      <text:p text:style-name="P9"><text:span text:style-name="Source_20_Text"><text:s text:c="4"/>// Lógica com mais de uma linha</text:span></text:p>
      <text:p text:style-name="P9"><text:span text:style-name="Source_20_Text"><text:s text:c="4"/>let res = v1 + v2;</text:span></text:p>
      <text:p text:style-name="P9"><text:span text:style-name="Source_20_Text"><text:s text:c="4"/>// Retorno explícito é necessário</text:span></text:p>
      <text:p text:style-name="P9"><text:span text:style-name="Source_20_Text"><text:s text:c="4"/>return res;</text:span></text:p>
      <text:p text:style-name="P9"><text:span text:style-name="Source_20_Text">}</text:span></text:p>
      <text:p text:style-name="P10"><text:span text:style-name="Source_20_Text"/></text:p>
      <text:p text:style-name="P15">Compreender quando usar a sintaxe completa versus a abreviada é o que separa o uso casual do domínio das Arrow Functions. A seguir, vamos consolidar essas regras e seus benefícios estratégicos.</text:p>
      <text:p text:style-name="P15"/>
      <text:h text:style-name="P8" text:outline-level="3">3. Resumo Estratégico e Benefícios</text:h>
      <text:p text:style-name="P3"/>
      <text:p text:style-name="P15">Para consolidar o conhecimento, este guia rápido reforça as regras e os motivos pelos quais adotar Arrow Functions é uma prática recomendada no desenvolvimento JavaScript moderno.</text:p>
      <text:p text:style-name="P15"/>
      <text:p text:style-name="P25">Guia Rápido de Sintaxe:</text:p>
      <text:p text:style-name="P25"/>
      <text:list text:style-name="L24">
        <text:list-item>
          <text:p text:style-name="P59"><text:span text:style-name="T1">Parâmetro Único:</text:span> Os parênteses <text:span text:style-name="Source_20_Text">()</text:span> ao redor do parâmetro são opcionais.</text:p>
        </text:list-item>
        <text:list-item>
          <text:p text:style-name="P59"><text:span text:style-name="T1">Operação Simples (uma linha):</text:span> As chaves <text:span text:style-name="Source_20_Text">{}</text:span> e a palavra-chave <text:span text:style-name="Source_20_Text">return</text:span> são opcionais, pois o retorno é implícito.</text:p>
        </text:list-item>
        <text:list-item>
          <text:p text:style-name="P59"><text:span text:style-name="T1">Operação Complexa (múltiplas linhas):</text:span> As chaves <text:span text:style-name="Source_20_Text">{}</text:span> e a declaração explícita de <text:span text:style-name="Source_20_Text">return</text:span> são obrigatórias.</text:p>
          <text:p text:style-name="P59"/>
        </text:list-item>
      </text:list>
      <text:p text:style-name="P25">Principais Benefícios:</text:p>
      <text:p text:style-name="P25"/>
      <text:list text:style-name="L25">
        <text:list-item>
          <text:p text:style-name="P60"><text:span text:style-name="T1">Ganho de Produtividade</text:span> A sintaxe mais curta e limpa acelera a escrita de funções (graças ao retorno implícito e à omissão de parênteses em casos de parâmetro único), permitindo que o desenvolvedor se concentre na lógica em vez de na estrutura do código.</text:p>
        </text:list-item>
        <text:list-item>
          <text:p text:style-name="P60"><text:span text:style-name="T1">Código Moderno e Atualizado</text:span> Utilizar Arrow Functions alinha seu código aos conceitos mais recentes da linguagem, tornando seus projetos mais profissionais e alinhados com as expectativas do mercado.</text:p>
        </text:list-item>
        <text:list-item>
          <text:p text:style-name="P60"><text:span text:style-name="T1">Legibilidade</text:span> A estrutura <text:span text:style-name="Source_20_Text">parâmetros =&gt; expressão</text:span> torna a intenção da função mais imediata e fácil de entender (a sintaxe em uma única linha é universalmente entendida como uma transformação de dados direta), o que facilita a manutenção e a colaboração.</text:p>
        </text:list-item>
      </text:list>
      <text:h text:style-name="P8" text:outline-level="3"/>
      <text:h text:style-name="P8" text:outline-level="3">Conclusão</text:h>
      <text:p text:style-name="P3"/>
      <text:p text:style-name="P15">As Arrow Functions não são apenas uma "nova maneira" de escrever código; elas são o padrão industrial para funções concisas em JavaScript moderno. Adote-as como sua ferramenta principal para operações anônimas. Sua produtividade e a clareza do seu código irão agradecer.</text:p>
      <text:p text:style-name="P15"/>
      <text:h text:style-name="P48" text:outline-level="1"><text:bookmark-start text:name="__RefHeading___Toc3693_1423847352"/><text:soft-page-break/>Dominando Funções Aninhadas em JavaScript<text:bookmark-end text:name="__RefHeading___Toc3693_1423847352"/></text:h>
      <text:p text:style-name="P15"/>
      <text:p text:style-name="P15">Em JavaScript, as funções são tratadas como cidadãs de primeira classe, o que significa que podem ser atribuídas a variáveis, passadas como argumentos e, crucialmente, declaradas dentro de outras funções. Esta capacidade permite a criação de padrões de programação flexíveis e poderosos. A aula em questão demonstra como o aninhamento de funções não é apenas uma curiosidade teórica, mas uma ferramenta prática para encapsular e organizar a lógica do código, tornando-o mais limpo e modular.</text:p>
      <text:p text:style-name="P15"/>
      <text:p text:style-name="P15">O objetivo deste resumo é decodificar o exemplo prático apresentado, solidificando o entendimento sobre a declaração, o escopo e o fluxo de execução de funções aninhadas. Ao analisar cada componente da solução, clarificamos como os dados fluem entre a função externa e a interna, resultando em uma operação coesa.</text:p>
      <text:p text:style-name="P15">A seguir, analisaremos a estrutura central do exemplo, começando pela função externa que serve como o ponto de entrada para a nossa lógica de soma.</text:p>
      <text:p text:style-name="P15"/>
      <text:h text:style-name="P8" text:outline-level="3">2. Análise da Estrutura Principal: A Função Externa <text:span text:style-name="Source_20_Text">soma</text:span></text:h>
      <text:p text:style-name="P3"><text:span text:style-name="Source_20_Text"/></text:p>
      <text:p text:style-name="P15">A função externa <text:span text:style-name="Source_20_Text">soma</text:span> atua como o "contêiner" estratégico da nossa operação. Ela não apenas define o escopo para a lógica interna, mas também serve como o ponto de entrada que recebe os dados. Sua declaração é uma síntese de conceitos modernos do JavaScript: uma função anônima atribuída a uma constante, definida com a sintaxe concisa de uma <text:span text:style-name="T3">arrow function</text:span> e equipada com a flexibilidade de um parâmetro <text:span text:style-name="T3">rest</text:span>. É um exemplo prático de como a programação moderna consiste em associar múltiplas ferramentas para criar uma solução elegante e poderosa. A assinatura da função <text:span text:style-name="Source_20_Text">soma</text:span> pode ser deconstruída nos seguintes componentes:</text:p>
      <text:p text:style-name="P15"/>
      <text:list text:style-name="L26">
        <text:list-item>
          <text:p text:style-name="P61"><text:span text:style-name="Source_20_Text"><text:span text:style-name="T1">const soma</text:span></text:span>: A função é declarada como uma constante. Essa escolha previne a reatribuição acidental da variável <text:span text:style-name="Source_20_Text">soma</text:span>, garantindo que sua referência à função permaneça intacta durante a execução do programa.</text:p>
        </text:list-item>
        <text:list-item>
          <text:p text:style-name="P61"><text:span text:style-name="T1">Arrow Function </text:span><text:span text:style-name="Source_20_Text"><text:span text:style-name="T1">=&gt;</text:span></text:span>: A sintaxe <text:span text:style-name="Source_20_Text">=&gt;</text:span> indica que estamos utilizando uma <text:span text:style-name="T3">arrow function</text:span>, uma forma moderna e concisa de declarar funções anônimas em JavaScript.</text:p>
        </text:list-item>
        <text:list-item>
          <text:p text:style-name="P61"><text:span text:style-name="T1">Parâmetro Rest </text:span><text:span text:style-name="Source_20_Text"><text:span text:style-name="T1">(...valores)</text:span></text:span>: Esta é a sintaxe de <text:span text:style-name="T1">parâmetro rest</text:span>. Sua função é <text:span text:style-name="T3">agrupar</text:span> um número indefinido de argumentos passados na chamada da função (neste caso, <text:span text:style-name="Source_20_Text">10, 5, 15</text:span>) em um único array chamado <text:span text:style-name="Source_20_Text">valores</text:span>. É fundamental não confundir com a sintaxe de <text:span text:style-name="T3">spread</text:span>, que tem a aparência idêntica (<text:span text:style-name="Source_20_Text">...</text:span>), mas faz o oposto: <text:span text:style-name="T3">expande</text:span> os elementos de um array em argumentos individuais. Abaixo, a estrutura completa da função para referência visual:</text:p>
          <text:p text:style-name="P61"/>
        </text:list-item>
      </text:list>
      <text:p text:style-name="P41"><text:span text:style-name="Source_20_Text">const soma = (...valores) =&gt; {</text:span></text:p>
      <text:p text:style-name="P41"><text:span text:style-name="Source_20_Text"><text:s text:c="4"/>const somar = (Val) =&gt; {</text:span></text:p>
      <text:p text:style-name="P41"><text:span text:style-name="Source_20_Text"><text:s text:c="8"/>let res = 0;</text:span></text:p>
      <text:p text:style-name="P41"><text:span text:style-name="Source_20_Text"><text:s text:c="8"/>for (let v of Val) {</text:span></text:p>
      <text:p text:style-name="P41"><text:span text:style-name="Source_20_Text"><text:s text:c="12"/>res += v;</text:span></text:p>
      <text:p text:style-name="P41"><text:span text:style-name="Source_20_Text"><text:s text:c="8"/>}</text:span></text:p>
      <text:p text:style-name="P41"><text:span text:style-name="Source_20_Text"><text:s text:c="8"/>return res;</text:span></text:p>
      <text:p text:style-name="P41"><text:span text:style-name="Source_20_Text"><text:s text:c="4"/>};</text:span></text:p>
      <text:p text:style-name="P41"><text:span text:style-name="Source_20_Text"><text:s text:c="4"/>return somar(valores);</text:span></text:p>
      <text:p text:style-name="P41"><text:span text:style-name="Source_20_Text">};</text:span></text:p>
      <text:p text:style-name="P15"><text:soft-page-break/>Com a função externa definida, o próximo passo é entender como a lógica de cálculo é executada por sua função interna, <text:span text:style-name="Source_20_Text">somar</text:span>.</text:p>
      <text:p text:style-name="P15"/>
      <text:h text:style-name="P8" text:outline-level="3">3. O Núcleo da Lógica: A Função Interna <text:span text:style-name="Source_20_Text">somar</text:span></text:h>
      <text:p text:style-name="P3"><text:span text:style-name="Source_20_Text"/></text:p>
      <text:p text:style-name="P15">Posicionada dentro do escopo de <text:span text:style-name="Source_20_Text">soma</text:span>, a função <text:span text:style-name="Source_20_Text">somar</text:span> funciona como o "motor" da operação. Seu propósito é aplicar o <text:span text:style-name="T1">Princípio da Responsabilidade Única</text:span> em pequena escala. Ao isolar a lógica da iteração e da soma, <text:span text:style-name="Source_20_Text">somar</text:span> se torna uma unidade de trabalho pura e testável, enquanto a função <text:span text:style-name="Source_20_Text">soma</text:span> se concentra em sua própria responsabilidade: receber os dados e orquestrar a operação. A implementação da função <text:span text:style-name="Source_20_Text">somar</text:span> é composta pelos seguintes elementos-chave:</text:p>
      <text:p text:style-name="P15"/>
      <text:list text:style-name="L27">
        <text:list-item>
          <text:p text:style-name="P62"><text:span text:style-name="T1">Declaração e Parâmetro</text:span>: <text:span text:style-name="Source_20_Text">somar</text:span> é uma função padrão declarada com um único parâmetro, <text:span text:style-name="Source_20_Text">Val</text:span>, que está destinado a receber o array de números (<text:span text:style-name="Source_20_Text">valores</text:span>) da função externa.</text:p>
        </text:list-item>
        <text:list-item>
          <text:p text:style-name="P62"><text:span text:style-name="T1">Inicialização do Acumulador</text:span>: A variável <text:span text:style-name="Source_20_Text">let res = 0</text:span> é declarada para servir como um acumulador. Ela armazena o resultado parcial da soma a cada iteração do loop.</text:p>
        </text:list-item>
        <text:list-item>
          <text:p text:style-name="P62"><text:span text:style-name="T1">O Loop </text:span><text:span text:style-name="Source_20_Text"><text:span text:style-name="T1">for...of</text:span></text:span>: A escolha do loop <text:span text:style-name="Source_20_Text">for...of</text:span> é descrita como uma "excelente alternativa" para percorrer coleções como um array. A cada iteração, ele atribui o próximo elemento do array <text:span text:style-name="Source_20_Text">Val</text:span> à variável <text:span text:style-name="Source_20_Text">v</text:span>, simplificando o acesso a cada número.</text:p>
        </text:list-item>
        <text:list-item>
          <text:p text:style-name="P62"><text:span text:style-name="T1">Operação de Soma</text:span>: A linha <text:span text:style-name="Source_20_Text">res += v</text:span> é o coração da lógica, onde cada valor (<text:span text:style-name="Source_20_Text">v</text:span>) é adicionado ao acumulador <text:span text:style-name="Source_20_Text">res</text:span>.</text:p>
        </text:list-item>
        <text:list-item>
          <text:p text:style-name="P62"><text:span text:style-name="T1">O </text:span><text:span text:style-name="Source_20_Text"><text:span text:style-name="T1">return res</text:span></text:span>: Ao final do loop, o comando <text:span text:style-name="Source_20_Text">return res</text:span> envia o resultado total da soma <text:span text:style-name="T1">de volta para o escopo da função </text:span><text:span text:style-name="Source_20_Text"><text:span text:style-name="T1">soma</text:span></text:span>, concluindo a tarefa da função interna.</text:p>
        </text:list-item>
      </text:list>
      <text:p text:style-name="P15"/>
      <text:p text:style-name="P15">Agora que a função interna calculou o resultado, como esse valor é efetivamente utilizado e retornado ao chamador original que iniciou todo o processo?</text:p>
      <text:p text:style-name="P15"/>
      <text:h text:style-name="P8" text:outline-level="3">4. O Fluxo de Execução: Conectando as Peças</text:h>
      <text:p text:style-name="P3"/>
      <text:p text:style-name="P15">Entender o fluxo de dados e retornos é fundamental ao trabalhar com funções aninhadas. O valor final não aparece magicamente; ele segue um caminho preciso, passando da função interna para a externa antes de chegar ao destino final. Vamos rastrear a chamada <text:span text:style-name="Source_20_Text">console.log(soma(10, 5, 15))</text:span> passo a passo para visualizar esse fluxo.</text:p>
      <text:p text:style-name="P15"/>
      <text:list text:style-name="L28">
        <text:list-item>
          <text:p text:style-name="P63"><text:span text:style-name="T1">Chamada Inicial</text:span>: A função <text:span text:style-name="Source_20_Text">soma</text:span> é invocada com os argumentos <text:span text:style-name="Source_20_Text">10, 5, 15</text:span>. O parâmetro rest <text:span text:style-name="Source_20_Text">(...valores)</text:span> os agrupa no array <text:span text:style-name="Source_20_Text">valores = [10, 5, 15]</text:span>.</text:p>
        </text:list-item>
        <text:list-item>
          <text:p text:style-name="P63"><text:span text:style-name="T1">Invocação da Função Interna</text:span>: Dentro de <text:span text:style-name="Source_20_Text">soma</text:span>, a função <text:span text:style-name="Source_20_Text">somar</text:span> é chamada, e o array <text:span text:style-name="Source_20_Text">valores</text:span> é passado como seu argumento. A execução de <text:span text:style-name="Source_20_Text">soma</text:span> é pausada neste ponto, aguardando o retorno de <text:span text:style-name="Source_20_Text">somar</text:span>.</text:p>
        </text:list-item>
        <text:list-item>
          <text:p text:style-name="P63"><text:span text:style-name="T1">Execução da Lógica</text:span>: O loop <text:span text:style-name="Source_20_Text">for...of</text:span> dentro de <text:span text:style-name="Source_20_Text">somar</text:span> itera sobre o array <text:span text:style-name="Source_20_Text">[10, 5, 15]</text:span>. <text:span text:style-name="Source_20_Text">res</text:span> se torna 10, depois 15 (10 + 5), e finalmente 30 (15 + 15).</text:p>
        </text:list-item>
        <text:list-item>
          <text:p text:style-name="P63"><text:span text:style-name="T1">Primeiro Retorno (Interno)</text:span>: A função <text:span text:style-name="Source_20_Text">somar</text:span> conclui sua execução e <text:span text:style-name="Source_20_Text">return res</text:span> envia o valor <text:span text:style-name="Source_20_Text">30</text:span> de volta ao ponto onde foi chamada dentro da função <text:span text:style-name="Source_20_Text">soma</text:span>.</text:p>
        </text:list-item>
        <text:list-item>
          <text:p text:style-name="P63"><text:span text:style-name="T1">Segundo Retorno (Externo)</text:span>: A linha <text:span text:style-name="Source_20_Text">return somar(valores)</text:span> agora pode ser resolvida. O valor <text:span text:style-name="Source_20_Text">30</text:span> (retornado por <text:span text:style-name="Source_20_Text">somar</text:span>) é então retornado pela função <text:span text:style-name="Source_20_Text">soma</text:span> ao seu chamador original.</text:p>
        </text:list-item>
        <text:list-item>
          <text:p text:style-name="P63"><text:soft-page-break/><text:span text:style-name="T1">Saída Final</text:span>: O <text:span text:style-name="Source_20_Text">console.log</text:span> recebe o valor <text:span text:style-name="Source_20_Text">30</text:span> retornado por <text:span text:style-name="Source_20_Text">soma</text:span> e o exibe no console.</text:p>
        </text:list-item>
      </text:list>
      <text:p text:style-name="P15"/>
      <text:p text:style-name="P15">Este fluxo em cascata é o conceito central a ser dominado. O instrutor o resume perfeitamente, enfatizando que o valor final não é diretamente calculado por <text:span text:style-name="Source_20_Text">soma</text:span>, mas sim delegado e recuperado:</text:p>
      <text:p text:style-name="P15">a função soma retorna <text:span text:style-name="T3">o retorno</text:span> da função somar.</text:p>
      <text:p text:style-name="P15"/>
      <text:h text:style-name="P8" text:outline-level="3">5. A Filosofia por Trás da Prática: "Abrir a Cabeça" do Programador</text:h>
      <text:p text:style-name="P3"/>
      <text:p text:style-name="P15">Além da técnica específica, o objetivo central da aula é incentivar uma mentalidade de desenvolvimento mais flexível e criativa. O exemplo prático não é apresentado como a única solução, mas como uma demonstração do que é possível, encorajando o desenvolvedor a "abrir a cabeça" para novas possibilidades e combinações. A importância estratégica deste conceito reside em sua capacidade de servir como base para a resolução de problemas em aplicações complexas. As conclusões do instrutor destacam:</text:p>
      <text:p text:style-name="P15"/>
      <text:list text:style-name="L29">
        <text:list-item>
          <text:p text:style-name="P64"><text:span text:style-name="T1">Associação de Conceitos</text:span>: A programação eficaz envolve a habilidade de combinar diferentes ferramentas e conceitos. Neste exemplo, associamos funções anônimas, parâmetro rest, loops e escopos para construir uma solução robusta.</text:p>
        </text:list-item>
        <text:list-item>
          <text:p text:style-name="P64"><text:span text:style-name="T1">Resolução de Problemas</text:span>: Ao dominar esses padrões, um desenvolvedor cria um repertório mental. Quando um problema real surge, ele pode lembrar e aplicar a combinação certa de técnicas para resolvê-lo de forma eficiente.</text:p>
        </text:list-item>
        <text:list-item>
          <text:p text:style-name="P64"><text:span text:style-name="T1">Desenvolvimento Fluido</text:span>: A maestria desses fundamentos permite que o desenvolvedor "deslanche", superando desafios com maior fluidez e confiança no desenvolvimento de suas aplicações.</text:p>
        </text:list-item>
      </text:list>
      <text:p text:style-name="P15"/>
      <text:p text:style-name="P15">Em conclusão, esta aula ensina não apenas o que são funções aninhadas, mas também como o fluxo de retorno funciona em cascata e, mais importante, promove a mentalidade de um programador que não apenas aprende ferramentas isoladas, mas entende como combiná-las para criar soluções elegantes e eficazes.</text:p>
      <text:p text:style-name="P15"/>
      <text:h text:style-name="P48" text:outline-level="1"><text:bookmark-start text:name="__RefHeading___Toc3982_1423847352"/>Funções Geradoras em JavaScript<text:bookmark-end text:name="__RefHeading___Toc3982_1423847352"/></text:h>
      <text:p text:style-name="P15"/>
      <text:h text:style-name="P4" text:outline-level="2">1.0 Funções Geradoras: O Poder da Execução Pausada</text:h>
      <text:p text:style-name="P3"/>
      <text:p text:style-name="P15">As funções geradoras representam um recurso avançado em JavaScript, oferecendo uma capacidade única: a habilidade de pausar sua execução em um determinado ponto, retornar um valor e, posteriormente, retomar de onde parou. Essa mecânica de controle de fluxo é de importância estratégica, posicionando as funções geradoras como um pilar fundamental para a programação assíncrona na linguagem. Elas permitem que uma função ceda o controle da execução de volta ao código que a chamou, sem perder seu estado interno. Para entender seu valor, é útil contrastar o fluxo de controle de uma função geradora com o de uma função tradicional.</text:p>
      <text:p text:style-name="P15"/>
      <table:table table:name="Tabela6" table:style-name="Tabela6">
        <table:table-column table:style-name="Tabela6.A"/>
        <table:table-column table:style-name="Tabela6.B"/>
        <table:table-row>
          <table:table-cell table:style-name="Tabela6.A1" office:value-type="string">
            <text:p text:style-name="P5">Funções Normais</text:p>
          </table:table-cell>
          <table:table-cell table:style-name="Tabela6.B1" office:value-type="string">
            <text:p text:style-name="P5">Funções Geradoras</text:p>
          </table:table-cell>
        </table:table-row>
        <table:table-row>
          <table:table-cell table:style-name="Tabela6.A2" office:value-type="string">
            <text:p text:style-name="P19">A função detém o controle total desde o momento em que é chamada até o seu <text:span text:style-name="Source_20_Text">return</text:span> final. A execução é contínua e ininterrupta.</text:p>
          </table:table-cell>
          <table:table-cell table:style-name="Tabela6.B2" office:value-type="string">
            <text:p text:style-name="P19">A função pode ceder (<text:span text:style-name="Source_20_Text">yield</text:span>) o controle de volta ao chamador e ser retomada posteriormente.</text:p>
          </table:table-cell>
        </table:table-row>
        <text:soft-page-break/>
        <table:table-row>
          <table:table-cell table:style-name="Tabela6.A2" office:value-type="string">
            <text:p text:style-name="P19">Retorna um único valor ao final de sua execução completa.</text:p>
          </table:table-cell>
          <table:table-cell table:style-name="Tabela6.B2" office:value-type="string">
            <text:p text:style-name="P19">Pode retornar (<text:span text:style-name="Source_20_Text">yield</text:span>) múltiplos valores ao longo do tempo, em diferentes pontos de sua execução.</text:p>
          </table:table-cell>
        </table:table-row>
        <table:table-row>
          <table:table-cell table:style-name="Tabela6.A4" office:value-type="string">
            <text:p text:style-name="P19">O estado interno (variáveis locais) é descartado após o retorno da função.</text:p>
          </table:table-cell>
          <table:table-cell table:style-name="Tabela6.B4" office:value-type="string">
            <text:p text:style-name="P19"><text:span text:style-name="T1">Estado Interno Persistente:</text:span> O escopo da função (variáveis locais) é preservado entre as chamadas de <text:span text:style-name="Source_20_Text">.next()</text:span>, permitindo que a execução continue exatamente de onde parou.</text:p>
          </table:table-cell>
        </table:table-row>
      </table:table>
      <text:p text:style-name="P15"/>
      <text:p text:style-name="P15">Essa capacidade de pausar e retomar a execução é gerenciada por uma mecânica fundamental que envolve o uso de um objeto especial, o <text:span text:style-name="Source_20_Text">iterator</text:span>, e a palavra-chave <text:span text:style-name="Source_20_Text">yield</text:span>.</text:p>
      <text:p text:style-name="P15"/>
      <text:h text:style-name="P4" text:outline-level="2">2.0 Anatomia de uma Função Geradora: Sintaxe e Mecânicas Essenciais</text:h>
      <text:p text:style-name="P3"/>
      <text:p text:style-name="P15">Para dominar o uso prático das funções geradoras, é crucial compreender os componentes sintáticos e operacionais que as definem. Esses elementos trabalham em conjunto para permitir o fluxo de execução pausável que as torna tão poderosas.</text:p>
      <text:p text:style-name="P15"/>
      <text:h text:style-name="P8" text:outline-level="3">A Sintaxe Distintiva</text:h>
      <text:p text:style-name="P3"/>
      <text:p text:style-name="P15">A declaração de uma função geradora é visualmente similar à de uma função normal, mas com uma diferença crucial: o uso de um asterisco (<text:span text:style-name="Source_20_Text">*</text:span>) após a palavra-chave <text:span text:style-name="Source_20_Text">function</text:span>. Este símbolo sinaliza ao interpretador JavaScript que a função não seguirá o fluxo de execução tradicional.</text:p>
      <text:p text:style-name="P15"/>
      <text:p text:style-name="P9"><text:span text:style-name="Source_20_Text">function* cores() {</text:span></text:p>
      <text:p text:style-name="P9"><text:span text:style-name="Source_20_Text"><text:s text:c="2"/>// O corpo da função geradora fica aqui.</text:span></text:p>
      <text:p text:style-name="P9"><text:span text:style-name="Source_20_Text">}</text:span></text:p>
      <text:p text:style-name="P10"><text:span text:style-name="Source_20_Text"/></text:p>
      <text:h text:style-name="P8" text:outline-level="3">O Papel do <text:span text:style-name="Source_20_Text">yield</text:span></text:h>
      <text:p text:style-name="P3"><text:span text:style-name="Source_20_Text"/></text:p>
      <text:p text:style-name="P15">Dentro de uma função geradora, o comando <text:span text:style-name="Source_20_Text">yield</text:span> atua como o ponto de pausa e retorno. Quando a execução encontra uma expressão <text:span text:style-name="Source_20_Text">yield</text:span>, ela para, retorna o valor especificado à direita do <text:span text:style-name="Source_20_Text">yield</text:span> e aguarda a próxima chamada para continuar. A analogia fornecida no vídeo de origem é a de 'um retorno de um investimento': a função produz (<text:span text:style-name="Source_20_Text">yields</text:span>) um valor intermediário, cede o controle e aguarda ser chamada novamente para continuar seu trabalho e produzir o próximo retorno.</text:p>
      <text:p text:style-name="P15"/>
      <text:h text:style-name="P8" text:outline-level="3">O Objeto Iterador (<text:span text:style-name="Source_20_Text">Iterator</text:span>)</text:h>
      <text:p text:style-name="P3"/>
      <text:p text:style-name="P15">Uma das características mais contraintuitivas e importantes das funções geradoras é que a primeira chamada não executa seu corpo. Em vez disso, como o instrutor ressalta, ela retorna um objeto especial: o <text:span text:style-name="T1">iterador</text:span>. Este iterador é a interface que utilizamos para controlar a execução da função. O método principal do iterador é o <text:span text:style-name="Source_20_Text">.next()</text:span>. Cada vez que <text:span text:style-name="Source_20_Text">.next()</text:span> é chamado, ele inicia ou retoma a execução do corpo da função geradora, avançando até encontrar o próximo <text:span text:style-name="Source_20_Text">yield</text:span>. O resultado de uma chamada a <text:span text:style-name="Source_20_Text">.next()</text:span> é um objeto com duas propriedades: <text:span text:style-name="Source_20_Text">{ value: any, done: boolean }</text:span>. A propriedade <text:span text:style-name="Source_20_Text">value</text:span> <text:soft-page-break/>contém o valor retornado pela expressão <text:span text:style-name="Source_20_Text">yield</text:span>, e <text:span text:style-name="Source_20_Text">done</text:span> é um booleano que indica se a função terminou sua execução. A seguir, veremos como esses componentes sintáticos e mecânicos se unem para criar padrões de uso práticos e eficazes.</text:p>
      <text:p text:style-name="P15"/>
      <text:h text:style-name="P4" text:outline-level="2">3.0 Padrões de Uso Prático: Dos Retornos Simples à Interação</text:h>
      <text:p text:style-name="P3"/>
      <text:p text:style-name="P15">Ver as funções geradoras em ação é a melhor maneira de consolidar a teoria. Esta seção construirá seu conhecimento passo a passo, começando com o caso de uso mais simples — a geração de uma sequência de valores — e avançando para implementações mais interativas e complexas.</text:p>
      <text:p text:style-name="P15"/>
      <text:h text:style-name="P8" text:outline-level="3">Exemplo 1: Gerando uma Sequência de Valores</text:h>
      <text:p text:style-name="P3"/>
      <text:p text:style-name="P15">O padrão mais fundamental é usar uma função geradora para produzir uma sequência finita de valores sob demanda. Vamos implementar a função <text:span text:style-name="Source_20_Text">cores()</text:span>, que utiliza <text:span text:style-name="Source_20_Text">yield</text:span> para retornar três strings diferentes em chamadas sucessivas.</text:p>
      <text:p text:style-name="P15"/>
      <text:p text:style-name="P9"><text:span text:style-name="Source_20_Text">function* cores() {</text:span></text:p>
      <text:p text:style-name="P9"><text:span text:style-name="Source_20_Text"><text:s text:c="2"/>yield 'vermelho';</text:span></text:p>
      <text:p text:style-name="P9"><text:span text:style-name="Source_20_Text"><text:s text:c="2"/>yield 'verde';</text:span></text:p>
      <text:p text:style-name="P9"><text:span text:style-name="Source_20_Text"><text:s text:c="2"/>yield 'azul';</text:span></text:p>
      <text:p text:style-name="P9"><text:span text:style-name="Source_20_Text">}</text:span></text:p>
      <text:p text:style-name="P10"><text:span text:style-name="Source_20_Text"/></text:p>
      <text:p text:style-name="P15">Para consumir os valores desta função, primeiro obtemos o iterador e, em seguida, chamamos o método <text:span text:style-name="Source_20_Text">.next()</text:span> repetidamente, observando o objeto completo que ele retorna.</text:p>
      <text:p text:style-name="P15"/>
      <text:p text:style-name="P9"><text:span text:style-name="Source_20_Text">// 1. A primeira chamada retorna o objeto iterador.</text:span></text:p>
      <text:p text:style-name="P9"><text:span text:style-name="Source_20_Text">const itc = cores();</text:span></text:p>
      <text:p text:style-name="P9"/>
      <text:p text:style-name="P9"><text:span text:style-name="Source_20_Text">// 2. A primeira chamada de .next() executa até o primeiro yield.</text:span></text:p>
      <text:p text:style-name="P9"><text:span text:style-name="Source_20_Text">console.log(itc.next()); // Saída: { value: 'vermelho', done: false }</text:span></text:p>
      <text:p text:style-name="P9"/>
      <text:p text:style-name="P9"><text:span text:style-name="Source_20_Text">// 3. A segunda chamada continua de onde parou até o próximo yield.</text:span></text:p>
      <text:p text:style-name="P9"><text:span text:style-name="Source_20_Text">console.log(itc.next()); // Saída: { value: 'verde', done: false }</text:span></text:p>
      <text:p text:style-name="P9"/>
      <text:p text:style-name="P9"><text:span text:style-name="Source_20_Text">// 4. A terceira chamada avança para o último yield.</text:span></text:p>
      <text:p text:style-name="P9"><text:span text:style-name="Source_20_Text">console.log(itc.next()); // Saída: { value: 'azul', done: false }</text:span></text:p>
      <text:p text:style-name="P10"><text:span text:style-name="Source_20_Text"/></text:p>
      <text:p text:style-name="P15">Se tentarmos chamar <text:span text:style-name="Source_20_Text">.next()</text:span> novamente após todos os <text:span text:style-name="Source_20_Text">yield</text:span>s terem sido executados, a função chegará ao fim. O valor será <text:span text:style-name="Source_20_Text">undefined</text:span> e, crucialmente, a propriedade <text:span text:style-name="Source_20_Text">done</text:span> se tornará <text:span text:style-name="Source_20_Text">true</text:span>, sinalizando o fim da iteração.</text:p>
      <text:p text:style-name="P15"/>
      <text:p text:style-name="P9"><text:span text:style-name="Source_20_Text">console.log(itc.next()); // Saída: { value: undefined, done: true }</text:span></text:p>
      <text:h text:style-name="P8" text:outline-level="3"><text:soft-page-break/>Exemplo 2: Comunicação Bidirecional com <text:span text:style-name="Source_20_Text">yield</text:span></text:h>
      <text:p text:style-name="P3"><text:span text:style-name="Source_20_Text"/></text:p>
      <text:p text:style-name="P15">O comando <text:span text:style-name="Source_20_Text">yield</text:span> não serve apenas para retornar um valor para fora da função; ele também pode receber um valor na chamada subsequente de <text:span text:style-name="Source_20_Text">.next()</text:span>. Isso permite uma comunicação bidirecional, onde o código consumidor pode passar dados de volta para dentro da função geradora em pausa. A função <text:span text:style-name="Source_20_Text">perguntas()</text:span> ilustra este padrão, fazendo perguntas e utilizando as respostas fornecidas externamente.</text:p>
      <text:p text:style-name="P15"/>
      <text:p text:style-name="P9"><text:span text:style-name="Source_20_Text">function* perguntas() {</text:span></text:p>
      <text:p text:style-name="P9"><text:span text:style-name="Source_20_Text"><text:s text:c="2"/>const nome = yield 'Qual seu nome?';</text:span></text:p>
      <text:p text:style-name="P9"><text:span text:style-name="Source_20_Text"><text:s text:c="2"/>const esporte = yield 'Qual seu esporte favorito?';</text:span></text:p>
      <text:p text:style-name="P9"><text:span text:style-name="Source_20_Text"><text:s text:c="2"/>return `Seu nome é ${nome}, seu esporte favorito é ${esporte}`;</text:span></text:p>
      <text:p text:style-name="P9"><text:span text:style-name="Source_20_Text">}</text:span></text:p>
      <text:p text:style-name="P10"><text:span text:style-name="Source_20_Text"/></text:p>
      <text:p text:style-name="P15">A interação com esta função é um pouco diferente:</text:p>
      <text:p text:style-name="P15"/>
      <text:p text:style-name="P9"><text:span text:style-name="Source_20_Text">const itp = perguntas();</text:span></text:p>
      <text:p text:style-name="P9"/>
      <text:p text:style-name="P9"><text:span text:style-name="Source_20_Text">// A primeira chamada de .next() inicia a função e pausa no primeiro yield.</text:span></text:p>
      <text:p text:style-name="P9"><text:span text:style-name="Source_20_Text">console.log(itp.next()); // Saída: { value: 'Qual seu nome?', done: false }</text:span></text:p>
      <text:p text:style-name="P10"><text:span text:style-name="Source_20_Text"/></text:p>
      <text:p text:style-name="P15">Note que qualquer valor passado para a <text:span text:style-name="T3">primeira</text:span> chamada de <text:span text:style-name="Source_20_Text">.next()</text:span> é ignorado, pois não há nenhuma expressão <text:span text:style-name="Source_20_Text">yield</text:span> à esquerda para receber esse valor.</text:p>
      <text:p text:style-name="P15"/>
      <text:p text:style-name="P9"><text:span text:style-name="Source_20_Text">// A segunda chamada de .next() passa 'Bruno' como argumento.</text:span></text:p>
      <text:p text:style-name="P9"><text:span text:style-name="Source_20_Text">// Esse valor é atribuído à constante 'nome' e a execução continua até o próximo yield.</text:span></text:p>
      <text:p text:style-name="P9"><text:span text:style-name="Source_20_Text">console.log(itp.next('Bruno')); // Saída: { value: 'Qual seu esporte favorito?', done: false }</text:span></text:p>
      <text:p text:style-name="P9"/>
      <text:p text:style-name="P9"><text:span text:style-name="Source_20_Text">// A terceira chamada passa 'natação'. Esse valor é atribuído a 'esporte'.</text:span></text:p>
      <text:p text:style-name="P9"><text:span text:style-name="Source_20_Text">// A função então executa até o final e atinge o 'return'.</text:span></text:p>
      <text:p text:style-name="P9"><text:span text:style-name="Source_20_Text">console.log(itp.next('natação')); </text:span></text:p>
      <text:p text:style-name="P9"><text:span text:style-name="Source_20_Text">// Saída: { value: 'Seu nome é Bruno, seu esporte favorito é natação', done: true }</text:span></text:p>
      <text:p text:style-name="P10"><text:span text:style-name="Source_20_Text"/></text:p>
      <text:p text:style-name="P15">Observe que o valor da instrução <text:span text:style-name="Source_20_Text">return</text:span> é entregue na propriedade <text:span text:style-name="Source_20_Text">value</text:span> do último objeto, e <text:span text:style-name="Source_20_Text">done</text:span> é definido como <text:span text:style-name="Source_20_Text">true</text:span>, indicando que a função foi concluída.</text:p>
      <text:p text:style-name="P15"/>
      <text:h text:style-name="P4" text:outline-level="2">4.0 Gerenciando Fluxos de Dados: Loops e Controle de Execução</text:h>
      <text:p text:style-name="P3"/>
      <text:p text:style-name="P15">As funções geradoras são ferramentas poderosas para lidar com fluxos de dados, especialmente sequências que são computacionalmente caras ou potencialmente infinitas. O desafio estratégico reside em controlar e consumir esses fluxos de maneira segura e eficiente, evitando loops infinitos no código consumidor.</text:p>
      <text:h text:style-name="P8" text:outline-level="3"><text:soft-page-break/>Geradores Infinitos</text:h>
      <text:p text:style-name="P3"/>
      <text:p text:style-name="P15">É perfeitamente possível criar um gerador que, teoricamente, nunca termina. A função <text:span text:style-name="Source_20_Text">contador()</text:span> abaixo utiliza um loop <text:span text:style-name="Source_20_Text">while(true)</text:span> para criar uma sequência infinita de números, incrementando e retornando um novo valor a cada chamada.</text:p>
      <text:p text:style-name="P15"/>
      <text:p text:style-name="P9"><text:span text:style-name="Source_20_Text">function* contador() {</text:span></text:p>
      <text:p text:style-name="P9"><text:span text:style-name="Source_20_Text"><text:s text:c="2"/>let i = 0;</text:span></text:p>
      <text:p text:style-name="P9"><text:span text:style-name="Source_20_Text"><text:s text:c="2"/>while (true) {</text:span></text:p>
      <text:p text:style-name="P9"><text:span text:style-name="Source_20_Text"><text:s text:c="4"/>yield i++;</text:span></text:p>
      <text:p text:style-name="P9"><text:span text:style-name="Source_20_Text"><text:s text:c="2"/>}</text:span></text:p>
      <text:p text:style-name="P9"><text:span text:style-name="Source_20_Text">}</text:span></text:p>
      <text:p text:style-name="P10"><text:span text:style-name="Source_20_Text"/></text:p>
      <text:p text:style-name="P15"><text:span text:style-name="T1">Nota sobre Incremento:</text:span> No exemplo acima, <text:span text:style-name="Source_20_Text">i++</text:span> (pós-incremento) é usado. Isso significa que o valor atual de <text:span text:style-name="Source_20_Text">i</text:span> é retornado <text:span text:style-name="T3">antes</text:span> de ser incrementado. Por isso, a primeira chamada a <text:span text:style-name="Source_20_Text">.next().value</text:span> retorna <text:span text:style-name="Source_20_Text">0</text:span>. Como mencionado no vídeo, se usássemos <text:span text:style-name="Source_20_Text">++i</text:span> (pré-incremento), o valor seria incrementado <text:span text:style-name="T3">antes</text:span> de ser retornado, e a primeira chamada retornaria <text:span text:style-name="Source_20_Text">1</text:span>.</text:p>
      <text:p text:style-name="P15"/>
      <text:h text:style-name="P8" text:outline-level="3">Padrões de Consumo e Controle</text:h>
      <text:p text:style-name="P3"/>
      <text:p text:style-name="P15">Consumir um gerador infinito requer uma estratégia de controle para evitar que o programa trave. Existem abordagens tanto externas quanto internas para gerenciar a execução.</text:p>
      <text:p text:style-name="P15"/>
      <text:h text:style-name="P29" text:outline-level="4">Consumo Finito com <text:span text:style-name="Source_20_Text">for</text:span></text:h>
      <text:p text:style-name="P3"><text:span text:style-name="Source_20_Text"/></text:p>
      <text:p text:style-name="P15">A abordagem mais simples é usar um loop <text:span text:style-name="Source_20_Text">for</text:span> tradicional no lado do consumidor para chamar o gerador um número fixo de vezes. Isso impõe um limite externo na execução do gerador infinito.</text:p>
      <text:p text:style-name="P15"/>
      <text:p text:style-name="P9"><text:span text:style-name="Source_20_Text">const itco = contador();</text:span></text:p>
      <text:p text:style-name="P9"><text:span text:style-name="Source_20_Text">for (let i = 0; i &lt; 10; i++) {</text:span></text:p>
      <text:p text:style-name="P9"><text:span text:style-name="Source_20_Text"><text:s text:c="2"/>console.log(itco.next().value); // Imprime os números de 0 a 9</text:span></text:p>
      <text:p text:style-name="P9"><text:span text:style-name="Source_20_Text">}</text:span></text:p>
      <text:p text:style-name="P10"><text:span text:style-name="Source_20_Text"/></text:p>
      <text:h text:style-name="P29" text:outline-level="4">Consumo Idiomático com <text:span text:style-name="Source_20_Text">for...of</text:span></text:h>
      <text:p text:style-name="P3"><text:span text:style-name="Source_20_Text"/></text:p>
      <text:p text:style-name="P15">Como as funções geradoras produzem iteradores, elas se integram perfeitamente com o loop <text:span text:style-name="Source_20_Text">for...of</text:span>, que é a forma mais natural e idiomática de consumir iteráveis em JavaScript. No entanto, usar <text:span text:style-name="Source_20_Text">for...of</text:span> diretamente em um gerador infinito resultará em um loop infinito.</text:p>
      <text:p text:style-name="P15"/>
      <text:h text:style-name="P29" text:outline-level="4">Controle Interno com <text:span text:style-name="Source_20_Text">break</text:span></text:h>
      <text:p text:style-name="P3"><text:span text:style-name="Source_20_Text"/></text:p>
      <text:p text:style-name="P15">A técnica mais robusta é adicionar a lógica de controle <text:span text:style-name="T3">dentro</text:span> da própria função geradora. Ao modificar a função <text:span text:style-name="Source_20_Text">contador</text:span> para incluir uma condição de parada, nós a tornamos segura para consumo com <text:span text:style-name="Source_20_Text">for...of</text:span>, pois ela se encerrará por conta própria.</text:p>
      <text:p text:style-name="P9"><text:soft-page-break/><text:span text:style-name="Source_20_Text">function* contadorControlado() {</text:span></text:p>
      <text:p text:style-name="P9"><text:span text:style-name="Source_20_Text"><text:s text:c="2"/>let i = 0;</text:span></text:p>
      <text:p text:style-name="P9"><text:span text:style-name="Source_20_Text"><text:s text:c="2"/>while (true) {</text:span></text:p>
      <text:p text:style-name="P9"><text:span text:style-name="Source_20_Text"><text:s text:c="4"/>if (i &gt; 5) {</text:span></text:p>
      <text:p text:style-name="P9"><text:span text:style-name="Source_20_Text"><text:s text:c="6"/>break; // Encerra o loop interno</text:span></text:p>
      <text:p text:style-name="P9"><text:span text:style-name="Source_20_Text"><text:s text:c="4"/>}</text:span></text:p>
      <text:p text:style-name="P9"><text:span text:style-name="Source_20_Text"><text:s text:c="4"/>yield i++;</text:span></text:p>
      <text:p text:style-name="P9"><text:span text:style-name="Source_20_Text"><text:s text:c="2"/>}</text:span></text:p>
      <text:p text:style-name="P9"><text:span text:style-name="Source_20_Text">}</text:span></text:p>
      <text:p text:style-name="P9"/>
      <text:p text:style-name="P9"><text:span text:style-name="Source_20_Text">// Agora é seguro usar for...of</text:span></text:p>
      <text:p text:style-name="P9"><text:span text:style-name="Source_20_Text">for (let c of contadorControlado()) {</text:span></text:p>
      <text:p text:style-name="P9"><text:span text:style-name="Source_20_Text"><text:s text:c="2"/>console.log(c); // Imprime os números de 0 a 5 e para</text:span></text:p>
      <text:p text:style-name="P9"><text:span text:style-name="Source_20_Text">}</text:span></text:p>
      <text:p text:style-name="P10"><text:span text:style-name="Source_20_Text"/></text:p>
      <text:p text:style-name="P15">Esta abordagem encapsula a lógica de término, tornando a função geradora autônoma e mais previsível para qualquer consumidor, que não precisa mais se preocupar em impor limites externos.</text:p>
      <text:p text:style-name="P15"/>
      <text:h text:style-name="P4" text:outline-level="2">5.0 Conclusão: Integrando Funções Geradoras em Seus Projetos</text:h>
      <text:p text:style-name="P3"/>
      <text:p text:style-name="P15">As funções geradoras oferecem uma nova dimensão de controle sobre o fluxo de execução em JavaScript. Sua capacidade de pausar, produzir múltiplos valores ao longo do tempo e manter o estado entre as chamadas as torna uma ferramenta versátil para uma variedade de problemas, desde a simplificação de código assíncrono até o gerenciamento eficiente de grandes conjuntos de dados. Ao longo deste guia, exploramos os conceitos fundamentais que definem as funções geradoras:</text:p>
      <text:p text:style-name="P15"/>
      <text:list text:style-name="L30">
        <text:list-item>
          <text:p text:style-name="P65"><text:span text:style-name="T1">Execução Pausável:</text:span> A habilidade de sair e reentrar em uma função sem perder seu contexto.</text:p>
        </text:list-item>
        <text:list-item>
          <text:p text:style-name="P65"><text:span text:style-name="Source_20_Text"><text:span text:style-name="T1">yield</text:span></text:span> <text:span text:style-name="T1">e </text:span><text:span text:style-name="Source_20_Text"><text:span text:style-name="T1">next()</text:span></text:span><text:span text:style-name="T1">:</text:span> O mecanismo central para pausar, retornar valores e retomar a execução.</text:p>
        </text:list-item>
        <text:list-item>
          <text:p text:style-name="P65"><text:span text:style-name="T1">Iteradores:</text:span> O objeto retornado que serve como ponte de controle para a função.</text:p>
        </text:list-item>
        <text:list-item>
          <text:p text:style-name="P65"><text:span text:style-name="T1">Flexibilidade:</text:span> A capacidade de criar desde sequências finitas simples até fluxos de dados infinitos e controlados.</text:p>
        </text:list-item>
      </text:list>
      <text:p text:style-name="P15"/>
      <text:p text:style-name="P15">O objetivo é saber quais ferramentas você tem disponíveis. Ao se deparar com a necessidade de gerar sequências, gerenciar fluxos ou simplificar lógicas assíncronas complexas, lembre-se das funções geradoras. Elas podem ser exatamente o recurso que você precisa para escrever um código mais limpo, eficiente e expressivo.</text:p>
      <text:p text:style-name="P15"/>
      <text:h text:style-name="P48" text:outline-level="1">Método <text:span text:style-name="Source_20_Text">map()</text:span> em JavaScript</text:h>
      <text:p text:style-name="P15"/>
      <text:p text:style-name="P15">O método <text:span text:style-name="Source_20_Text">map()</text:span> é uma das ferramentas mais poderosas e modernas do arsenal do JavaScript para trabalhar com coleções, especificamente arrays. Sua função principal é simples, mas extremamente útil: percorrer <text:span text:style-name="T3">todos</text:span> os elementos de um array, aplicar uma operação a cada um deles e, ao final, retornar um <text:span text:style-name="T1">novo array</text:span> contendo os resultados dessas operações. A diferença estratégica fundamental entre usar <text:span text:style-name="Source_20_Text">map()</text:span> e loops tradicionais como o <text:span text:style-name="Source_20_Text">for</text:span> está na intenção. O <text:span text:style-name="Source_20_Text">map()</text:span> adota uma abordagem declarativa: ele sinaliza a <text:span text:style-name="T3">intenção</text:span> de transformar uma coleção, tornando o código mais legível e previsível. Em contraste, um loop <text:span text:style-name="Source_20_Text">for</text:span> é imperativo e pode ser usado para qualquer tipo de iteração, incluindo lógicas complexas com <text:span text:style-name="Source_20_Text">break</text:span> <text:soft-page-break/>e <text:span text:style-name="Source_20_Text">continue</text:span>, o que é excessivo e menos claro quando o objetivo é uma simples transformação de dados. Portanto, <text:span text:style-name="Source_20_Text">map()</text:span> deve ser a escolha preferencial para esse cenário. Os principais cenários de uso do <text:span text:style-name="Source_20_Text">map()</text:span> incluem:</text:p>
      <text:p text:style-name="P15"/>
      <text:list text:style-name="L31">
        <text:list-item>
          <text:p text:style-name="P66"><text:span text:style-name="T1">Transformar dados:</text:span> Por exemplo, converter um array de strings para um array de números.</text:p>
        </text:list-item>
        <text:list-item>
          <text:p text:style-name="P66"><text:span text:style-name="T1">Extrair uma propriedade específica:</text:span> Dado um array de objetos, criar um novo array contendo apenas o valor de uma propriedade de cada objeto (ex: extrair os nomes de uma lista de usuários).</text:p>
        </text:list-item>
        <text:list-item>
          <text:p text:style-name="P66"><text:span text:style-name="T1">Criar um novo array baseado em uma coleção existente:</text:span> Gerar uma nova lista sem modificar a original, um princípio fundamental da programação funcional conhecido como imutabilidade.</text:p>
          <text:p text:style-name="P66"/>
        </text:list-item>
      </text:list>
      <text:p text:style-name="P15">Agora, vamos mergulhar na sintaxe e nos parâmetros que tornam o <text:span text:style-name="Source_20_Text">map()</text:span> tão versátil.</text:p>
      <text:p text:style-name="P15"/>
      <text:h text:style-name="P4" text:outline-level="2">2. Sintaxe e Implementação Fundamental</text:h>
      <text:p text:style-name="P3"/>
      <text:p text:style-name="P15">A sintaxe do <text:span text:style-name="Source_20_Text">map()</text:span> é elegante e alinhada com os padrões da programação funcional. Ele é chamado diretamente em um array e recebe como argumento uma função (conhecida como "callback"), que será executada para cada elemento do array. A estrutura básica da sua chamada, utilizando uma <text:span text:style-name="T3">Arrow Function</text:span> como callback, é a seguinte:</text:p>
      <text:p text:style-name="P15"/>
      <text:p text:style-name="P9"><text:span text:style-name="Source_20_Text">const novoArray = arrayOriginal.map((elemento, indice) =&gt; {</text:span></text:p>
      <text:p text:style-name="P9"><text:span text:style-name="Source_20_Text"><text:s text:c="2"/>// Operação a ser realizada em cada 'elemento'</text:span></text:p>
      <text:p text:style-name="P9"><text:span text:style-name="Source_20_Text"><text:s text:c="2"/>return elementoModificado;</text:span></text:p>
      <text:p text:style-name="P9"><text:span text:style-name="Source_20_Text">});</text:span></text:p>
      <text:p text:style-name="P10"><text:span text:style-name="Source_20_Text"/></text:p>
      <text:p text:style-name="P15">A função de callback pode receber até três parâmetros, que o <text:span text:style-name="Source_20_Text">map()</text:span> fornece automaticamente em cada iteração:</text:p>
      <text:p text:style-name="P15"/>
      <text:list text:style-name="L32">
        <text:list-item>
          <text:p text:style-name="P67"><text:span text:style-name="Source_20_Text"><text:span text:style-name="T1">elemento</text:span></text:span>: O valor do elemento do array que está sendo processado na iteração atual. É o parâmetro mais utilizado.</text:p>
        </text:list-item>
        <text:list-item>
          <text:p text:style-name="P67"><text:span text:style-name="Source_20_Text"><text:span text:style-name="T1">indice</text:span></text:span> <text:span text:style-name="T1">(ou </text:span><text:span text:style-name="Source_20_Text"><text:span text:style-name="T1">i</text:span></text:span><text:span text:style-name="T1">)</text:span>: A posição (índice) do elemento atual dentro do array.</text:p>
        </text:list-item>
        <text:list-item>
          <text:p text:style-name="P67"><text:span text:style-name="Source_20_Text"><text:span text:style-name="T1">array</text:span></text:span> <text:span text:style-name="T1">(Opcional)</text:span>: O array original sobre o qual o método <text:span text:style-name="Source_20_Text">map()</text:span> foi chamado. Este parâmetro é útil em cenários mais complexos, como quando a transformação de um elemento depende de outro elemento na mesma coleção (ex: <text:span text:style-name="Source_20_Text">array[indice – 1]</text:span>).</text:p>
        </text:list-item>
      </text:list>
      <text:p text:style-name="P15"/>
      <text:h text:style-name="P8" text:outline-level="3">Exemplo 1: Percorrendo um Array de Cursos</text:h>
      <text:p text:style-name="P3"/>
      <text:p text:style-name="P15">Vamos começar com um exemplo simples para visualizar a iteração. Criaremos um array de cursos e usaremos o <text:span text:style-name="Source_20_Text">map()</text:span> para imprimir cada curso e sua respectiva posição no console.</text:p>
      <text:p text:style-name="P15"/>
      <text:p text:style-name="P15"/>
      <text:p text:style-name="P15"/>
      <text:p text:style-name="P15"/>
      <text:p text:style-name="P15"/>
      <text:p text:style-name="P9"><text:soft-page-break/><text:span text:style-name="Source_20_Text">const cursos = ['HTML', 'CSS', 'JavaScript', 'PHP', 'react'];</text:span></text:p>
      <text:p text:style-name="P9"/>
      <text:p text:style-name="P9"><text:span text:style-name="Source_20_Text">cursos.map((el, i) =&gt; {</text:span></text:p>
      <text:p text:style-name="P9"><text:span text:style-name="Source_20_Text"><text:s text:c="2"/>// Para cada elemento 'el' no array 'cursos', esta função é executada.</text:span></text:p>
      <text:p text:style-name="P9"><text:span text:style-name="Source_20_Text"><text:s text:c="2"/>console.log("Curso: " + el + " - Posição: " + i);</text:span></text:p>
      <text:p text:style-name="P9"><text:span text:style-name="Source_20_Text">});</text:span></text:p>
      <text:p text:style-name="P15"/>
      <text:p text:style-name="P15">Ao executar este código, o <text:span text:style-name="Source_20_Text">map()</text:span> percorrerá cada item do array <text:span text:style-name="Source_20_Text">cursos</text:span>, passando o item (<text:span text:style-name="Source_20_Text">el</text:span>) e seu índice (<text:span text:style-name="Source_20_Text">i</text:span>) para a nossa função, que então os imprimirá no console. Embora este exemplo demonstre a iteração, o verdadeiro poder do <text:span text:style-name="Source_20_Text">map()</text:span> reside na sua capacidade de usar o valor de <text:span text:style-name="Source_20_Text">return</text:span> para construir um array completamente novo.</text:p>
      <text:p text:style-name="P15"/>
      <text:h text:style-name="P4" text:outline-level="2">3. Transformando Dados e Retornando um Novo Array</text:h>
      <text:p text:style-name="P3"/>
      <text:p text:style-name="P15">A característica mais importante do <text:span text:style-name="Source_20_Text">map()</text:span> é o seu valor de retorno: ele <text:span text:style-name="T1">sempre retorna um novo array</text:span>. É crucial entender que o array original permanece completamente inalterado. Essa prática, conhecida como <text:span text:style-name="T1">imutabilidade</text:span>, é um conceito central no desenvolvimento de software moderno. Isso previne "efeitos colaterais" — modificações não intencionais em dados que podem dificultar o rastreamento de bugs — e é um pilar do gerenciamento de estado previsível em bibliotecas como o React.</text:p>
      <text:p text:style-name="P15"/>
      <text:h text:style-name="P8" text:outline-level="3">Exemplo 2: Retornando Elementos para um Novo Array</text:h>
      <text:p text:style-name="P3"/>
      <text:p text:style-name="P15">No exemplo a seguir, vamos capturar o resultado do <text:span text:style-name="Source_20_Text">map()</text:span> em uma nova variável. Inicialmente, vamos apenas retornar o próprio elemento, o que resultará em uma cópia do array original.</text:p>
      <text:p text:style-name="P15"/>
      <text:p text:style-name="P9"><text:span text:style-name="Source_20_Text">const cursos = ['HTML', 'CSS', 'JavaScript', 'PHP', 'react'];</text:span></text:p>
      <text:p text:style-name="P9"/>
      <text:p text:style-name="P9"><text:span text:style-name="Source_20_Text">const c = cursos.map((elemento) =&gt; {</text:span></text:p>
      <text:p text:style-name="P9"><text:span text:style-name="Source_20_Text"><text:s text:c="2"/>// O que for retornado aqui será um elemento do novo array.</text:span></text:p>
      <text:p text:style-name="P9"><text:span text:style-name="Source_20_Text"><text:s text:c="2"/>return elemento;</text:span></text:p>
      <text:p text:style-name="P9"><text:span text:style-name="Source_20_Text">});</text:span></text:p>
      <text:p text:style-name="P9"/>
      <text:p text:style-name="P9"><text:span text:style-name="Source_20_Text">console.log(c); // Saída: ['HTML', 'CSS', 'JavaScript', 'PHP', 'react']</text:span></text:p>
      <text:p text:style-name="P10"><text:span text:style-name="Source_20_Text"/></text:p>
      <text:p text:style-name="P15">Agora, vamos evoluir o exemplo para demonstrar uma transformação real. Podemos, por exemplo, concatenar um texto adicional a cada elemento antes de retorná-lo. Essa é a base para realizar operações muito mais complexas, como formatar dados ou criar componentes de interface.</text:p>
      <text:p text:style-name="P68"/>
      <text:p text:style-name="P68"/>
      <text:p text:style-name="P68"/>
      <text:p text:style-name="P68"/>
      <text:p text:style-name="P68"/>
      <text:p text:style-name="P68"/>
      <text:p text:style-name="P9"><text:soft-page-break/><text:span text:style-name="Source_20_Text">const cursos = ['HTML', 'CSS', 'JavaScript', 'PHP', 'react'];</text:span></text:p>
      <text:p text:style-name="P9"/>
      <text:p text:style-name="P9"><text:span text:style-name="Source_20_Text">const cursosFormatados = cursos.map((elemento) =&gt; {</text:span></text:p>
      <text:p text:style-name="P9"><text:span text:style-name="Source_20_Text"><text:s text:c="2"/>// Transformando cada elemento antes de retornar</text:span></text:p>
      <text:p text:style-name="P9"><text:span text:style-name="Source_20_Text"><text:s text:c="2"/>return "&lt;div&gt;" + elemento + "&lt;/div&gt;";</text:span></text:p>
      <text:p text:style-name="P9"><text:span text:style-name="Source_20_Text">});</text:span></text:p>
      <text:p text:style-name="P9"/>
      <text:p text:style-name="P9"><text:span text:style-name="Source_20_Text">console.log(cursosFormatados);</text:span></text:p>
      <text:p text:style-name="P9"><text:span text:style-name="Source_20_Text">// Saída: ['&lt;div&gt;HTML&lt;/div&gt;', '&lt;div&gt;CSS&lt;/div&gt;', '&lt;div&gt;JavaScript&lt;/div&gt;', '&lt;div&gt;PHP&lt;/div&gt;', '&lt;div&gt;react&lt;/div&gt;']</text:span></text:p>
      <text:p text:style-name="P69"/>
      <text:p text:style-name="P15"><text:span text:style-name="T3">Importante: O resultado aqui é um array de strings. Como o instrutor na aula original ressalta, isso não cria elementos DOM reais. É apenas uma demonstração de transformação de texto, e a criação de elementos na página requer funções específicas como </text:span><text:span text:style-name="Source_20_Text"><text:span text:style-name="T3">document.createElement()</text:span></text:span><text:span text:style-name="T3">.</text:span></text:p>
      <text:p text:style-name="P69"/>
      <text:p text:style-name="P15">Com essa base sólida, podemos explorar um caso de uso mais prático e avançado: a manipulação de elementos do DOM.</text:p>
      <text:p text:style-name="P15"/>
      <text:h text:style-name="P4" text:outline-level="2">4. Caso de Uso Avançado: <text:span text:style-name="Source_20_Text">map()</text:span> e a Manipulação do DOM</text:h>
      <text:p text:style-name="P3"/>
      <text:p text:style-name="P15">Embora <text:span text:style-name="Source_20_Text">map()</text:span> seja um método de <text:span text:style-name="Source_20_Text">Array</text:span>, frequentemente precisamos iterar sobre coleções de elementos da página (DOM). O desafio é que essas coleções nem sempre são arrays verdadeiros, o que exige um passo adicional para que possamos usar o <text:span text:style-name="Source_20_Text">map()</text:span>.</text:p>
      <text:p text:style-name="P15"/>
      <text:h text:style-name="P29" text:outline-level="4">O Desafio: A Limitação da <text:span text:style-name="Source_20_Text">HTMLCollection</text:span></text:h>
      <text:p text:style-name="P3"><text:span text:style-name="Source_20_Text"/></text:p>
      <text:p text:style-name="P15">Quando selecionamos elementos da página com métodos como <text:span text:style-name="Source_20_Text">getElementsByTagName</text:span>, o resultado não é um array, mas sim uma <text:span text:style-name="Source_20_Text">HTMLCollection</text:span>.</text:p>
      <text:p text:style-name="P15"/>
      <text:p text:style-name="P41"><text:span text:style-name="Source_20_Text">const elementos = document.getElementsByTagName("div");</text:span></text:p>
      <text:p text:style-name="P10"><text:span text:style-name="Source_20_Text"/></text:p>
      <text:p text:style-name="P15">Uma <text:span text:style-name="Source_20_Text">HTMLCollection</text:span> é um objeto "array-like" (parecido com um array): ela tem <text:span text:style-name="Source_20_Text">length</text:span> e seus itens podem ser acessados por índice (ex: <text:span text:style-name="Source_20_Text">elementos[0]</text:span>). No entanto, ela <text:span text:style-name="T1">não possui</text:span> os métodos de um array, como <text:span text:style-name="Source_20_Text">map()</text:span>, <text:span text:style-name="Source_20_Text">forEach()</text:span> ou <text:span text:style-name="Source_20_Text">filter()</text:span>. Tentar chamar <text:span text:style-name="Source_20_Text">elementos.map()</text:span> diretamente resultará no erro <text:span text:style-name="Source_20_Text">"map is not a function"</text:span>.</text:p>
      <text:p text:style-name="P15"/>
      <text:h text:style-name="P29" text:outline-level="4">A Solução: Convertendo para um Array com o Operador Spread</text:h>
      <text:p text:style-name="P3"/>
      <text:p text:style-name="P15">A solução moderna e elegante para esse problema é usar o <text:span text:style-name="T1">operador spread (</text:span><text:span text:style-name="Source_20_Text"><text:span text:style-name="T1">...</text:span></text:span><text:span text:style-name="T1">)</text:span>. Ele nos permite "espalhar" os itens da <text:span text:style-name="Source_20_Text">HTMLCollection</text:span> dentro de um novo array, convertendo-a efetivamente em um array genuíno sobre o qual podemos usar o <text:span text:style-name="Source_20_Text">map()</text:span>. O código a seguir demonstra o processo completo: obter os elementos, convertê-los e, finalmente, usar <text:span text:style-name="Source_20_Text">map()</text:span> para manipular o <text:span text:style-name="Source_20_Text">innerHTML</text:span> de cada <text:span text:style-name="Source_20_Text">div</text:span>.</text:p>
      <text:p text:style-name="P15"/>
      <text:p text:style-name="P9"><text:soft-page-break/><text:span text:style-name="Source_20_Text">let elementos = document.getElementsByTagName("div"); // Usar 'let' para permitir a reatribuição</text:span></text:p>
      <text:p text:style-name="P9"><text:span text:style-name="Source_20_Text">console.log("Antes da conversão:", elementos); // Retorna uma HTMLCollection</text:span></text:p>
      <text:p text:style-name="P9"/>
      <text:p text:style-name="P9"><text:span text:style-name="Source_20_Text">// O passo crucial: 'espalhamos' os itens da HTMLCollection em um novo array, </text:span></text:p>
      <text:p text:style-name="P9"><text:span text:style-name="Source_20_Text">// dando-lhe acesso a todos os métodos de Array, como .map()</text:span></text:p>
      <text:p text:style-name="P9"><text:span text:style-name="Source_20_Text">elementos = [...elementos];</text:span></text:p>
      <text:p text:style-name="P9"><text:span text:style-name="Source_20_Text">console.log("Depois da conversão:", elementos); // Agora é um Array de divs</text:span></text:p>
      <text:p text:style-name="P9"/>
      <text:p text:style-name="P9"><text:span text:style-name="Source_20_Text">elementos.map((el) =&gt; {</text:span></text:p>
      <text:p text:style-name="P9"><text:span text:style-name="Source_20_Text"><text:s text:c="2"/>// Agora podemos usar map para operar em cada elemento do DOM</text:span></text:p>
      <text:p text:style-name="P9"><text:span text:style-name="Source_20_Text"><text:s text:c="2"/>el.innerHTML = "CFB Cursos";</text:span></text:p>
      <text:p text:style-name="P9"><text:span text:style-name="Source_20_Text">});</text:span></text:p>
      <text:p text:style-name="P10"><text:span text:style-name="Source_20_Text"/></text:p>
      <text:p text:style-name="P25">Análise do Código:</text:p>
      <text:p text:style-name="P25"/>
      <text:list text:style-name="L33">
        <text:list-item>
          <text:p text:style-name="P70"><text:span text:style-name="Source_20_Text">document.getElementsByTagName("div")</text:span> coleta todas as <text:span text:style-name="Source_20_Text">divs</text:span> em uma <text:span text:style-name="Source_20_Text">HTMLCollection</text:span>.</text:p>
        </text:list-item>
        <text:list-item>
          <text:p text:style-name="P70"><text:span text:style-name="Source_20_Text">elementos = [...elementos]</text:span> é o passo crucial. Ele cria um novo array contendo todos os elementos que estavam na <text:span text:style-name="Source_20_Text">HTMLCollection</text:span>.</text:p>
        </text:list-item>
        <text:list-item>
          <text:p text:style-name="P70">Com um array verdadeiro em mãos, a chamada <text:span text:style-name="Source_20_Text">elementos.map(...)</text:span> funciona perfeitamente, permitindo-nos alterar o <text:span text:style-name="Source_20_Text">innerHTML</text:span> de cada <text:span text:style-name="Source_20_Text">div</text:span> para "CFB Cursos".</text:p>
          <text:p text:style-name="P70"/>
        </text:list-item>
      </text:list>
      <text:p text:style-name="P15">Essa técnica é um padrão fundamental no desenvolvimento front-end moderno, especialmente ao trabalhar com frameworks que incentivam atualizações declarativas da UI baseadas em transformações de dados.</text:p>
      <text:p text:style-name="P15"/>
      <text:h text:style-name="P4" text:outline-level="2">5. Técnicas Alternativas e Reutilização de Código</text:h>
      <text:p text:style-name="P3"/>
      <text:p text:style-name="P15">O JavaScript frequentemente oferece múltiplas maneiras de resolver o mesmo problema. Além do operador spread, existem outras técnicas para invocar o <text:span text:style-name="Source_20_Text">map()</text:span> e para organizar o código. Essas técnicas nos ajudam a resolver dois desafios distintos: <text:span text:style-name="T3">o que</text:span> podemos iterar (coleções "array-like") e <text:span text:style-name="T3">como</text:span> escrevemos uma lógica de iteração mais limpa e manutenível.</text:p>
      <text:p text:style-name="P15"/>
      <text:h text:style-name="P8" text:outline-level="3">Técnica 1: Usando <text:span text:style-name="Source_20_Text">Array.prototype.map.call()</text:span></text:h>
      <text:p text:style-name="P3"><text:span text:style-name="Source_20_Text"/></text:p>
      <text:p text:style-name="P15">Uma técnica mais avançada, porém poderosa, para situações específicas é usar <text:span text:style-name="Source_20_Text">Array.prototype.map.call()</text:span>. Este método permite "emprestar" a função <text:span text:style-name="Source_20_Text">map()</text:span> do protótipo de <text:span text:style-name="Source_20_Text">Array</text:span> e aplicá-la diretamente a um objeto "array-like", como uma <text:span text:style-name="Source_20_Text">HTMLCollection</text:span>, sem a necessidade de convertê-la primeiro.</text:p>
      <text:p text:style-name="P15"/>
      <text:p text:style-name="P15">A sintaxe funciona da seguinte forma: o primeiro argumento para <text:span text:style-name="Source_20_Text">.call()</text:span> especifica o que <text:span text:style-name="Source_20_Text">this</text:span> se tornará dentro da função <text:span text:style-name="Source_20_Text">map</text:span> (neste caso, nossa <text:span text:style-name="Source_20_Text">HTMLCollection</text:span>, <text:span text:style-name="Source_20_Text">elementos</text:span>). Todos os argumentos subsequentes são passados diretamente para a função <text:span text:style-name="Source_20_Text">map</text:span> (neste caso, nossa função de callback).</text:p>
      <text:p text:style-name="P15"/>
      <text:p text:style-name="P15"/>
      <text:p text:style-name="P15"/>
      <text:p text:style-name="P9"><text:soft-page-break/><text:span text:style-name="Source_20_Text">// Obtendo a coleção original (não é um array)</text:span></text:p>
      <text:p text:style-name="P9"><text:span text:style-name="Source_20_Text">const elementos = document.getElementsByTagName("div");</text:span></text:p>
      <text:p text:style-name="P9"/>
      <text:p text:style-name="P9"><text:span text:style-name="Source_20_Text">// Usando .call() para "emprestar" e aplicar a função map</text:span></text:p>
      <text:p text:style-name="P9"><text:span text:style-name="Source_20_Text">const valores = Array.prototype.map.call(elementos, (el) =&gt; el.innerHTML);</text:span></text:p>
      <text:p text:style-name="P9"/>
      <text:p text:style-name="P9"><text:span text:style-name="Source_20_Text">console.log(valores); // Retorna um array com o texto de cada div</text:span></text:p>
      <text:p text:style-name="P10"><text:span text:style-name="Source_20_Text"/></text:p>
      <text:h text:style-name="P8" text:outline-level="3">Técnica 2: Passando Funções Externas para o <text:span text:style-name="Source_20_Text">map()</text:span></text:h>
      <text:p text:style-name="P3"><text:span text:style-name="Source_20_Text"/></text:p>
      <text:p text:style-name="P15">Em vez de escrever uma <text:span text:style-name="T3">Arrow Function</text:span> anônima diretamente dentro do <text:span text:style-name="Source_20_Text">map()</text:span>, podemos passar uma função já existente e nomeada como callback. Essa abordagem melhora significativamente a legibilidade e a reutilização do código, especialmente quando a lógica de transformação é complexa ou usada em múltiplos lugares. No exemplo a seguir, criamos duas funções separadas: <text:span text:style-name="Source_20_Text">converterInt</text:span> e <text:span text:style-name="Source_20_Text">dobrar</text:span>. Em seguida, as passamos diretamente para o <text:span text:style-name="Source_20_Text">map()</text:span> para executar transformações em sequência.</text:p>
      <text:p text:style-name="P15"/>
      <text:p text:style-name="P9"><text:span text:style-name="Source_20_Text">const converterInt = (e) =&gt; parseInt(e);</text:span></text:p>
      <text:p text:style-name="P9"><text:span text:style-name="Source_20_Text">const dobrar = (e) =&gt; e * 2;</text:span></text:p>
      <text:p text:style-name="P9"/>
      <text:p text:style-name="P9"><text:span text:style-name="Source_20_Text">let num = ['1', '2', '3', '4', '5'];</text:span></text:p>
      <text:p text:style-name="P9"/>
      <text:p text:style-name="P9"><text:span text:style-name="Source_20_Text">// 1. Usando a função 'converterInt' para transformar as strings em números</text:span></text:p>
      <text:p text:style-name="P9"><text:span text:style-name="Source_20_Text">let numConvertidos = num.map(converterInt);</text:span></text:p>
      <text:p text:style-name="P9"><text:span text:style-name="Source_20_Text">console.log(numConvertidos); // Saída: [1, 2, 3, 4, 5]</text:span></text:p>
      <text:p text:style-name="P9"/>
      <text:p text:style-name="P9"><text:span text:style-name="Source_20_Text">// 2. Usando a função 'dobrar' no novo array de números</text:span></text:p>
      <text:p text:style-name="P9"><text:span text:style-name="Source_20_Text">let numDobrados = numConvertidos.map(dobrar);</text:span></text:p>
      <text:p text:style-name="P9"><text:span text:style-name="Source_20_Text">console.log(numDobrados); // Saída: [2, 4, 6, 8, 10]</text:span></text:p>
      <text:p text:style-name="P10"><text:span text:style-name="Source_20_Text"/></text:p>
      <text:p text:style-name="P15">Essa versatilidade demonstra como o <text:span text:style-name="Source_20_Text">map()</text:span> é uma peça central na escrita de um código JavaScript limpo, funcional e eficiente.</text:p>
      <text:p text:style-name="P15"/>
      <text:h text:style-name="P4" text:outline-level="2">6. Conclusão: Principais Aprendizados sobre o <text:span text:style-name="Source_20_Text">map()</text:span></text:h>
      <text:p text:style-name="P3"><text:span text:style-name="Source_20_Text"/></text:p>
      <text:p text:style-name="P15">Ao final desta análise, podemos sintetizar o poder e a utilidade do método <text:span text:style-name="Source_20_Text">map()</text:span> em alguns pontos críticos. Ele é uma ferramenta indispensável para qualquer desenvolvedor JavaScript moderno. Aqui estão os <text:span text:style-name="T1">3 principais aprendizados</text:span> sobre o método <text:span text:style-name="Source_20_Text">map()</text:span>:</text:p>
      <text:p text:style-name="P15"/>
      <text:list text:style-name="L34">
        <text:list-item>
          <text:p text:style-name="P71"><text:span text:style-name="T1">Iteração Completa e Retorno de um Novo Array:</text:span> Lembre-se sempre que o <text:span text:style-name="Source_20_Text">map()</text:span> percorre a coleção inteira, do primeiro ao último elemento, e seu principal objetivo é retornar um <text:span text:style-name="T1">novo array</text:span> com os resultados, deixando o original intacto (imutabilidade).</text:p>
        </text:list-item>
        <text:list-item>
          <text:p text:style-name="P71"><text:span text:style-name="T1">Ideal para Transformação de Dados:</text:span> É a ferramenta perfeita para quando você precisa aplicar uma mesma transformação a todos os elementos de uma lista, seja para formatar strings, calcular valores ou extrair propriedades de objetos.</text:p>
        </text:list-item>
        <text:list-item>
          <text:p text:style-name="P71"><text:soft-page-break/><text:span text:style-name="T1">Flexibilidade de Aplicação:</text:span> Sua utilidade vai além de arrays simples. Com as técnicas corretas (como o operador spread ou <text:span text:style-name="Source_20_Text">.call()</text:span>), ele pode ser aplicado a coleções do DOM. Além disso, ao aceitar funções nomeadas, ele promove a criação de um código mais limpo e reutilizável.</text:p>
        </text:list-item>
      </text:list>
      <text:p text:style-name="P15"/>
      <text:p text:style-name="P15">Agora, o desafio é seu: refatore um loop <text:span text:style-name="Source_20_Text">for</text:span> existente em seu projeto para usar <text:span text:style-name="Source_20_Text">map()</text:span> e sinta a diferença na clareza do seu código.</text:p>
      <text:h text:style-name="P48" text:outline-level="1"/>
      <text:h text:style-name="P48" text:outline-level="1">O Comportamento do Operador <text:span text:style-name="Source_20_Text">this</text:span> em Funções JavaScript</text:h>
      <text:p text:style-name="P15"/>
      <text:h text:style-name="P72" text:outline-level="3">Introdução</text:h>
      <text:p text:style-name="P73">Este documento resume uma aula sobre a aplicação prática do operador <text:span text:style-name="Source_20_Text">this</text:span> em JavaScript. O objetivo principal é esclarecer como o comportamento do <text:span text:style-name="Source_20_Text">this</text:span> se altera fundamentalmente entre funções tradicionais e <text:span text:style-name="T3">arrow functions</text:span>, especialmente ao lidar com contextos assíncronos, como o uso da função <text:span text:style-name="Source_20_Text">setTimeout</text:span>. A compreensão dessa diferença é crucial para escrever um código mais robusto e previsível.</text:p>
      <text:p text:style-name="P73"/>
      <text:h text:style-name="P74" text:outline-level="3"><text:span text:style-name="T1">1. Uso Básico do </text:span><text:span text:style-name="Source_20_Text"><text:span text:style-name="T1">this</text:span></text:span> <text:span text:style-name="T1">para Diferenciar Propriedades e Parâmetros</text:span></text:h>
      <text:p text:style-name="P73">Dentro de uma função, gerenciar os nomes de variáveis e parâmetros é uma tarefa fundamental. O operador <text:span text:style-name="Source_20_Text">this</text:span> oferece uma solução elegante para evitar conflitos de nomenclatura, principalmente ao adotar padrões de programação orientada a objetos. Ele permite distinguir claramente entre um parâmetro recebido por uma função e uma propriedade interna que armazena esse valor.</text:p>
      <text:p text:style-name="P73">No primeiro caso de uso apresentado, uma função construtora <text:span text:style-name="Source_20_Text">aluno(nome, nota)</text:span> é criada. Dentro dela, a instrução <text:span text:style-name="Source_20_Text">this.nome = nome</text:span> é utilizada para atribuir o valor do parâmetro de entrada <text:span text:style-name="Source_20_Text">nome</text:span> a uma propriedade no objeto que está sendo criado. O conceito fundamental aqui é a distinção de escopos:</text:p>
      <text:list text:style-name="L35">
        <text:list-item>
          <text:p text:style-name="P75"><text:span text:style-name="Source_20_Text">this.nome</text:span> refere-se a uma propriedade do objeto que está sendo criado pela função construtora <text:span text:style-name="Source_20_Text">aluno</text:span> quando invocada com o operador <text:span text:style-name="Source_20_Text">new</text:span>.</text:p>
        </text:list-item>
        <text:list-item>
          <text:p text:style-name="P76"><text:span text:style-name="Source_20_Text">nome</text:span> refere-se ao parâmetro que foi passado durante a chamada da função.</text:p>
        </text:list-item>
      </text:list>
      <text:p text:style-name="P73">Essa abordagem permite que ambos os elementos compartilhem o mesmo nome sem causar ambiguidades, estabelecendo uma prática comum e limpa para inicializar objetos. Embora este uso seja direto, o comportamento do <text:span text:style-name="Source_20_Text">this</text:span> se torna mais complexo em cenários assíncronos, como será explorado a seguir.</text:p>
      <text:p text:style-name="P73"/>
      <text:h text:style-name="P74" text:outline-level="3"><text:span text:style-name="T1">2. O Problema de Contexto: </text:span><text:span text:style-name="Source_20_Text"><text:span text:style-name="T1">this</text:span></text:span> <text:span text:style-name="T1">e </text:span><text:span text:style-name="Source_20_Text"><text:span text:style-name="T1">setTimeout</text:span></text:span> <text:span text:style-name="T1">em Funções Anônimas Tradicionais</text:span></text:h>
      <text:p text:style-name="P73">Um desafio comum em JavaScript é a perda do contexto de <text:span text:style-name="Source_20_Text">this</text:span> dentro de funções de <text:span text:style-name="T3">callback</text:span> assíncronas. Esse comportamento, quando não compreendido, pode levar a resultados inesperados e a bugs difíceis de depurar. O uso de <text:span text:style-name="Source_20_Text">setTimeout</text:span> com uma função anônima tradicional ilustra perfeitamente este problema.</text:p>
      <text:p text:style-name="P73"><text:soft-page-break/>No exemplo da aula, um método chamado <text:span text:style-name="Source_20_Text">dadosAnônimo</text:span> é criado. Dentro dele, uma função <text:span text:style-name="Source_20_Text">setTimeout</text:span> é configurada para exibir as propriedades <text:span text:style-name="Source_20_Text">this.nome</text:span> e <text:span text:style-name="Source_20_Text">this.nota</text:span> após um atraso de 2 segundos. O <text:span text:style-name="T3">callback</text:span> passado para <text:span text:style-name="Source_20_Text">setTimeout</text:span> é uma função anônima tradicional, declarada com a sintaxe <text:span text:style-name="Source_20_Text">function() { ... }</text:span>.</text:p>
      <text:p text:style-name="P73"/>
      <text:h text:style-name="P77" text:outline-level="4">Avaliação do Resultado e Causa Raiz</text:h>
      <text:list text:style-name="L36">
        <text:list-item>
          <text:p text:style-name="P78"><text:span text:style-name="T1">Resultado Observado:</text:span> Ao ser executado, o código imprime <text:span text:style-name="Source_20_Text">undefined</text:span> tanto para o nome quanto para a nota do aluno.</text:p>
        </text:list-item>
        <text:list-item>
          <text:p text:style-name="P79"><text:span text:style-name="T1">Causa Técnica:</text:span> Uma função tradicional (<text:span text:style-name="Source_20_Text">function</text:span>) estabelece seu próprio contexto de execução quando é invocada. No caso do <text:span text:style-name="Source_20_Text">setTimeout</text:span>, ele invoca o <text:span text:style-name="T3">callback</text:span> e, nesse novo contexto, o <text:span text:style-name="Source_20_Text">this</text:span> é redefinido. Em modo não-estrito, <text:span text:style-name="Source_20_Text">this</text:span> passa a se referir ao objeto global (<text:span text:style-name="Source_20_Text">window</text:span> nos navegadores), que não possui as propriedades <text:span text:style-name="Source_20_Text">nome</text:span> e <text:span text:style-name="Source_20_Text">nota</text:span>. Portanto, este novo <text:span text:style-name="Source_20_Text">this</text:span> "sombreia" (ou seja, mascara e se sobrepõe a) o <text:span text:style-name="Source_20_Text">this</text:span> original da função <text:span text:style-name="Source_20_Text">aluno</text:span>. A prova definitiva deste novo contexto é demonstrada na aula: ao atribuir valores a <text:span text:style-name="Source_20_Text">this.nome</text:span> e <text:span text:style-name="Source_20_Text">this.nota</text:span> <text:span text:style-name="T3">dentro</text:span> do <text:span text:style-name="T3">callback</text:span> do <text:span text:style-name="Source_20_Text">setTimeout</text:span>, esses novos valores são impressos com sucesso. Isso confirma que o <text:span text:style-name="Source_20_Text">this</text:span> sendo acessado é um contexto isolado e recém-criado, não o da função <text:span text:style-name="Source_20_Text">aluno</text:span>.</text:p>
        </text:list-item>
      </text:list>
      <text:p text:style-name="P73">Este problema de "sombreamento" de contexto, no entanto, tem uma solução moderna e eficaz com o uso de <text:span text:style-name="T3">arrow functions</text:span>.</text:p>
      <text:p text:style-name="P73"/>
      <text:h text:style-name="P72" text:outline-level="3">3. A Solução com Arrow Functions: Preservando o Contexto Léxico</text:h>
      <text:p text:style-name="P73">As <text:span text:style-name="T3">arrow functions</text:span>, introduzidas em versões mais recentes do JavaScript, são uma evolução sintática que resolve diretamente o problema de contexto do <text:span text:style-name="Source_20_Text">this</text:span>. Elas oferecem uma maneira mais intuitiva de lidar com escopos, tornando o código mais previsível e menos propenso a erros em operações assíncronas.</text:p>
      <text:p text:style-name="P73">Para demonstrar a solução, um segundo método, <text:span text:style-name="Source_20_Text">dadosArrow</text:span>, foi implementado. Sua estrutura é idêntica à do método anterior, com uma única e crucial diferença: o <text:span text:style-name="T3">callback</text:span> do <text:span text:style-name="Source_20_Text">setTimeout</text:span> é implementado como uma <text:span text:style-name="T3">arrow function</text:span>, utilizando a sintaxe <text:span text:style-name="Source_20_Text">() =&gt; { ... }</text:span>.</text:p>
      <text:h text:style-name="P77" text:outline-level="4">Análise da Solução</text:h>
      <text:list text:style-name="L37">
        <text:list-item>
          <text:p text:style-name="P80"><text:span text:style-name="T1">Resultado Obtido:</text:span> Com essa pequena modificação, o código funciona como esperado, imprimindo corretamente os valores "Bruno" e 100 após o atraso de 2 segundos.</text:p>
        </text:list-item>
        <text:list-item>
          <text:p text:style-name="P81"><text:span text:style-name="T1">Mecanismo Fundamental:</text:span> A razão para o sucesso é que as <text:span text:style-name="T3">arrow functions</text:span> não criam seu próprio contexto <text:span text:style-name="Source_20_Text">this</text:span>. Em vez disso, elas herdam o <text:span text:style-name="Source_20_Text">this</text:span> do seu escopo pai — o chamado "contexto léxico". No exemplo, a <text:span text:style-name="T3">arrow function</text:span> utiliza "o contexto do pai do Root aonde ele tá sendo executado". Em termos práticos, o "pai" ou "contexto léxico" é o contexto de execução da função <text:span text:style-name="Source_20_Text">aluno</text:span>. Portanto, o <text:span text:style-name="Source_20_Text">this</text:span> dentro da <text:span text:style-name="T3">arrow function</text:span> é o mesmo <text:span text:style-name="Source_20_Text">this</text:span> que se refere à instância de <text:span text:style-name="Source_20_Text">aluno</text:span>, que é precisamente onde <text:span text:style-name="Source_20_Text">this.nome</text:span> e <text:span text:style-name="Source_20_Text">this.nota</text:span> foram definidos.</text:p>
        </text:list-item>
      </text:list>
      <text:p text:style-name="P73">A demonstração prática evidencia a superioridade das <text:span text:style-name="T3">arrow functions</text:span> para preservar o contexto em cenários de <text:span text:style-name="T3">callbacks</text:span>, levando a conclusões claras sobre as melhores práticas de desenvolvimento.</text:p>
      <text:p text:style-name="P73"/>
      <text:h text:style-name="P72" text:outline-level="3"><text:soft-page-break/>4. Conclusões e Recomendações Principais</text:h>
      <text:p text:style-name="P73">A compreensão das nuances do operador <text:span text:style-name="Source_20_Text">this</text:span> é uma habilidade fundamental para o desenvolvimento em JavaScript. A escolha entre uma função tradicional e uma <text:span text:style-name="T3">arrow function</text:span> não é meramente estilística; ela tem implicações diretas na funcionalidade e na estabilidade do código, especialmente ao lidar com operações assíncronas. Os aprendizados essenciais desta aula podem ser sintetizados nos seguintes pontos:</text:p>
      <text:list text:style-name="L38">
        <text:list-item>
          <text:p text:style-name="P82"><text:span text:style-name="T1">O Problema do Contexto:</text:span> Funções anônimas tradicionais, quando usadas como <text:span text:style-name="T3">callbacks</text:span> em métodos como <text:span text:style-name="Source_20_Text">setTimeout</text:span>, criam um novo escopo <text:span text:style-name="Source_20_Text">this</text:span>, perdendo a referência ao contexto original do objeto ou função onde foram declaradas.</text:p>
        </text:list-item>
        <text:list-item>
          <text:p text:style-name="P82"><text:span text:style-name="T1">A Solução Léxica:</text:span> As <text:span text:style-name="T3">arrow functions</text:span> resolvem este problema de forma inerente. Elas não possuem seu próprio <text:span text:style-name="Source_20_Text">this</text:span>, herdando-o do escopo pai em que foram definidas. Isso garante que o contexto seja preservado, tornando o comportamento do código previsível e correto.</text:p>
        </text:list-item>
        <text:list-item>
          <text:p text:style-name="P83"><text:span text:style-name="T1">Recomendação Prática:</text:span> A recomendação é inequívoca: <text:span text:style-name="T1">utilize </text:span><text:span text:style-name="T11">arrow functions</text:span> <text:span text:style-name="T1">para </text:span><text:span text:style-name="T11">callbacks</text:span> <text:span text:style-name="T1">assíncronos</text:span> sempre que a preservação do contexto léxico for necessária. Esta prática não é apenas uma convenção moderna, mas uma solução robusta para uma classe comum de bugs em JavaScript.</text:p>
        </text:list-item>
      </text:list>
      <text:p text:style-name="P73">É importante notar que outros conceitos abordados na aula, como o operador <text:span text:style-name="Source_20_Text">new</text:span> e a simulação de classes, são temas de programação orientada a objetos em JavaScript que serão aprofundados em outros momentos. O foco principal desta lição foi demonstrar o comportamento distinto do <text:span text:style-name="Source_20_Text">this</text:span> e a vantagem clara das <text:span text:style-name="T3">arrow functions</text:span> na resolução de problemas de escopo.</text:p>
      <text:h text:style-name="P84" text:outline-level="1">Manipulando o DOM com <text:span text:style-name="Source_20_Text">getElementById</text:span></text:h>
      <text:p text:style-name="P73"><text:span text:style-name="Source_20_Text"/></text:p>
      <text:h text:style-name="P85" text:outline-level="2">1.0 Introdução ao DOM e à Manipulação de Elementos</text:h>
      <text:p text:style-name="P86"/>
      <text:p text:style-name="P73">O objetivo principal desta aula é apresentar o primeiro método fundamental para interagir com os elementos de uma página HTML usando JavaScript. A capacidade de manipular o Document Object Model (DOM) é o que nos permite criar páginas web dinâmicas e interativas, alterando seu conteúdo e estrutura em tempo real. Para iniciar essa jornada, exploraremos o método <text:span text:style-name="Source_20_Text">getElementById</text:span>, uma ferramenta precisa que serve como ponto de partida para selecionar e operar elementos específicos na página. Antes de podermos manipular qualquer elemento, no entanto, é crucial primeiro entender a estrutura em que eles estão organizados: a Árvore DOM.</text:p>
      <text:p text:style-name="P73"/>
      <text:h text:style-name="P85" text:outline-level="2">2.0 Compreendendo a Estrutura do DOM: A Árvore de Elementos</text:h>
      <text:p text:style-name="P86"/>
      <text:p text:style-name="P73">O Document Object Model, ou DOM, é uma representação estruturada do seu documento HTML. Compreender sua organização é estrategicamente importante, pois é essa estrutura que o JavaScript utiliza para navegar e modificar a página. A melhor forma de visualizar o DOM é como uma árvore genealógica, onde os elementos têm relações hierárquicas de pais, filhos e irmãos. Cada parte do documento — elementos, atributos e texto — é um "nó" nesta árvore.</text:p>
      <text:p text:style-name="P73"><text:soft-page-break/>A estrutura hierárquica fundamental segue um padrão claro, conforme ilustrado abaixo:</text:p>
      <text:list text:style-name="L39">
        <text:list-item>
          <text:p text:style-name="P87"><text:span text:style-name="T1">Nó Raiz (</text:span><text:span text:style-name="Source_20_Text"><text:span text:style-name="T1">Root</text:span></text:span><text:span text:style-name="T1">):</text:span> O elemento <text:span text:style-name="Source_20_Text">&lt;html&gt;</text:span> é a raiz de toda a árvore, contendo todos os outros elementos.</text:p>
        </text:list-item>
        <text:list-item>
          <text:p text:style-name="P87"><text:span text:style-name="T1">Filhos diretos de </text:span><text:span text:style-name="Source_20_Text"><text:span text:style-name="T1">&lt;html&gt;</text:span></text:span><text:span text:style-name="T1">:</text:span> Diretamente dentro da tag <text:span text:style-name="Source_20_Text">&lt;html&gt;</text:span>, encontramos seus filhos: os nós <text:span text:style-name="Source_20_Text">&lt;head&gt;</text:span> e <text:span text:style-name="Source_20_Text">&lt;body&gt;</text:span>.</text:p>
        </text:list-item>
        <text:list-item>
          <text:p text:style-name="P88"><text:span text:style-name="T1">Filhos de </text:span><text:span text:style-name="Source_20_Text"><text:span text:style-name="T1">&lt;body&gt;</text:span></text:span><text:span text:style-name="T1">:</text:span> Dentro do <text:span text:style-name="Source_20_Text">&lt;body&gt;</text:span>, residem os elementos visíveis da página, como as diversas <text:span text:style-name="Source_20_Text">&lt;div&gt;</text:span> e o elemento <text:span text:style-name="Source_20_Text">&lt;script&gt;</text:span> que conecta nosso código.</text:p>
        </text:list-item>
      </text:list>
      <text:p text:style-name="P73">Como o instrutor reforça, essa organização é a base de tudo:</text:p>
      <text:p text:style-name="P89">"Isso tá vendo que é o formato de uma árvore é árvore Dom beleza é Árvore dos elementos aqui da nossa página."</text:p>
      <text:p text:style-name="P73">Entender essa árvore é o que nos permite navegar por ela e selecionar com precisão os nós (elementos) que desejamos manipular.</text:p>
      <text:p text:style-name="P73"/>
      <text:h text:style-name="P85" text:outline-level="2">3.0 Selecionando Elementos com <text:span text:style-name="Source_20_Text">document.getElementById()</text:span></text:h>
      <text:p text:style-name="P86"><text:span text:style-name="Source_20_Text"/></text:p>
      <text:p text:style-name="P73">O método <text:span text:style-name="Source_20_Text">document.getElementById()</text:span> é a ferramenta precisa que nos permite "apontar" e capturar um único elemento da página com base em seu atributo <text:span text:style-name="Source_20_Text">id</text:span> exclusivo. A especificidade desse método é seu grande poder, pois garante que estamos selecionando exatamente o elemento desejado, sem ambiguidades.</text:p>
      <text:p text:style-name="P73"/>
      <text:h text:style-name="P90" text:outline-level="3">Sintaxe e Aplicação Prática</text:h>
      <text:p text:style-name="P86"/>
      <text:p text:style-name="P73">O processo para selecionar um elemento e armazená-lo para uso posterior em JavaScript é direto:</text:p>
      <text:list text:style-name="L40">
        <text:list-item>
          <text:p text:style-name="P91">Primeiro, declaramos uma variável ou constante para armazenar a referência ao elemento do DOM.</text:p>
        </text:list-item>
        <text:list-item>
          <text:p text:style-name="P92">Em seguida, utilizamos a expressão <text:span text:style-name="Source_20_Text">document.getElementById('ID_DO_ELEMENTO')</text:span>, passando como argumento o <text:span text:style-name="Source_20_Text">id</text:span> exato do elemento HTML que queremos capturar.</text:p>
        </text:list-item>
      </text:list>
      <text:p text:style-name="P73">O exemplo prático demonstrado na aula para selecionar a <text:span text:style-name="Source_20_Text">div</text:span> com <text:span text:style-name="Source_20_Text">id="C1"</text:span> é:</text:p>
      <text:p text:style-name="P73"/>
      <text:p text:style-name="P93"><text:span text:style-name="Source_20_Text">const dc1 = document.getElementById('C1');</text:span></text:p>
      <text:p text:style-name="P94"><text:span text:style-name="Source_20_Text"/></text:p>
      <text:p text:style-name="P73">É crucial notar que o nome da variável não precisa ser igual ao <text:span text:style-name="Source_20_Text">id</text:span> do elemento. O instrutor demonstra isso ao pensar inicialmente em nomear a variável como <text:span text:style-name="Source_20_Text">c1</text:span>, mas depois alterá-la deliberadamente para <text:span text:style-name="Source_20_Text">dc1</text:span> para enfatizar essa distinção. A variável é apenas um rótulo que usamos internamente no nosso código JavaScript para se referir ao elemento capturado.</text:p>
      <text:p text:style-name="P73"><text:span text:style-name="T1">Nota Importante:</text:span> Ao trabalhar com manipulação de DOM, o console do navegador é a ferramenta essencial para testes. O Node.js não é adequado para essa tarefa, pois é um ambiente do lado do servidor (<text:span text:style-name="Source_20_Text">server-</text:span><text:soft-page-break/><text:span text:style-name="Source_20_Text">side</text:span>) que não possui um Document Object Model (DOM) e, portanto, não pode manipular elementos do lado do cliente (<text:span text:style-name="Source_20_Text">client-side</text:span>).</text:p>
      <text:p text:style-name="P73">Uma vez que o elemento é selecionado e armazenado em uma variável, podemos começar a interagir com suas propriedades.</text:p>
      <text:p text:style-name="P73"/>
      <text:h text:style-name="P85" text:outline-level="2">4.0 Acessando e Modificando Propriedades do Elemento</text:h>
      <text:p text:style-name="P86"/>
      <text:p text:style-name="P73">Quando um elemento do DOM é capturado em uma variável, obtemos um objeto que nos dá acesso a todas as suas propriedades e métodos. Isso nos permite não apenas ler informações sobre o elemento, mas também modificá-las dinamicamente. Na aula, exploramos duas propriedades fundamentais: <text:span text:style-name="Source_20_Text">id</text:span> e <text:span text:style-name="Source_20_Text">innerHTML</text:span>.</text:p>
      <text:p text:style-name="P73"/>
      <text:h text:style-name="P90" text:outline-level="3">Acessando Propriedades</text:h>
      <text:p text:style-name="P86"/>
      <text:p text:style-name="P73">Podemos ler os valores das propriedades de um elemento para inspecionar seu estado atual. Por exemplo, podemos exibir o objeto do elemento inteiro, seu <text:span text:style-name="Source_20_Text">id</text:span> ou seu conteúdo HTML interno usando <text:span text:style-name="Source_20_Text">console.log</text:span>:</text:p>
      <text:p text:style-name="P73"/>
      <text:p text:style-name="P93"><text:span text:style-name="Source_20_Text">console.log(dc1); // Imprime o elemento HTML inteiro</text:span></text:p>
      <text:p text:style-name="P93"><text:span text:style-name="Source_20_Text">console.log(dc1.id); // Imprime o ID do elemento ('C1')</text:span></text:p>
      <text:p text:style-name="P93"><text:span text:style-name="Source_20_Text">console.log(dc1.innerHTML); // Imprime o conteúdo HTML interno do elemento</text:span></text:p>
      <text:p text:style-name="P94"><text:span text:style-name="Source_20_Text"/></text:p>
      <text:p text:style-name="P73">É importante entender a ordem de execução do código. No momento em que o <text:span text:style-name="Source_20_Text">console.log(dc1.innerHTML)</text:span> é executado, ele imprime o valor que o elemento possui <text:span text:style-name="T3">naquele instante</text:span>. Se uma linha de código subsequente modificar o <text:span text:style-name="Source_20_Text">innerHTML</text:span>, essa alteração ocorrerá <text:span text:style-name="T3">após</text:span> a impressão no console, o que explica por que o console pode mostrar o valor antigo enquanto a página já exibe o novo.</text:p>
      <text:p text:style-name="P73"/>
      <text:h text:style-name="P90" text:outline-level="3">Modificando Propriedades</text:h>
      <text:p text:style-name="P86"/>
      <text:p text:style-name="P73">A verdadeira força da manipulação do DOM reside na capacidade de alterar essas propriedades. Ao atribuir um novo valor à propriedade <text:span text:style-name="Source_20_Text">innerHTML</text:span> de um elemento, podemos alterar instantaneamente o conteúdo exibido na página.</text:p>
      <text:p text:style-name="P73">O código a seguir substitui o texto original da <text:span text:style-name="Source_20_Text">div</text:span> pelo conteúdo "cfb cursos", e a alteração é refletida visualmente no navegador de forma imediata.</text:p>
      <text:p text:style-name="P73"/>
      <text:p text:style-name="P93"><text:soft-page-break/><text:span text:style-name="Source_20_Text">dc1.innerHTML = 'cfb cursos';</text:span></text:p>
      <text:p text:style-name="P94"><text:span text:style-name="Source_20_Text"/></text:p>
      <text:p text:style-name="P73">Após dominar a manipulação de um único elemento, o próximo passo lógico é aprender a aplicar essas operações a múltiplos elementos de forma eficiente.</text:p>
      <text:p text:style-name="P73"/>
      <text:h text:style-name="P85" text:outline-level="2">5.0 Trabalhando com Múltiplos Elementos</text:h>
      <text:p text:style-name="P86"/>
      <text:p text:style-name="P73">Aplicar a mesma operação a vários elementos é um requisito comum no desenvolvimento web. A estratégia demonstrada na aula para lidar com isso envolve selecionar cada elemento individualmente e, em seguida, agrupá-los em uma estrutura de dados de fácil iteração, como um array. O processo é dividido em duas etapas claras:</text:p>
      <text:list text:style-name="L41">
        <text:list-item>
          <text:p text:style-name="P95"><text:span text:style-name="T1">Seleção Individual:</text:span> O método <text:span text:style-name="Source_20_Text">getElementById</text:span> é utilizado repetidamente para capturar cada um dos seis elementos do exemplo (<text:span text:style-name="Source_20_Text">C1</text:span> a <text:span text:style-name="Source_20_Text">C6</text:span>) e armazená-los em constantes separadas (<text:span text:style-name="Source_20_Text">dc1</text:span> a <text:span text:style-name="Source_20_Text">dc6</text:span>).</text:p>
        </text:list-item>
        <text:list-item>
          <text:p text:style-name="P96"><text:span text:style-name="T1">Agrupamento em um Array:</text:span> Em seguida, essas constantes são agrupadas em um único array, criando uma coleção organizada de todos os elementos-alvo.</text:p>
        </text:list-item>
      </text:list>
      <text:p text:style-name="P73">O principal benefício dessa abordagem é a centralização. Agora, temos uma única variável (<text:span text:style-name="Source_20_Text">arreiElementos</text:span>) que representa nossa coleção de elementos, pronta para ser percorrida com laços de repetição ou outros métodos de array. Isso abre as portas para a manipulação em lote de forma limpa e programática.</text:p>
      <text:p text:style-name="P73"/>
      <text:h text:style-name="P85" text:outline-level="2">6.0 Iterando sobre Coleções de Elementos: <text:span text:style-name="Source_20_Text">for...of</text:span> vs. <text:span text:style-name="Source_20_Text">Map</text:span></text:h>
      <text:p text:style-name="P86"><text:span text:style-name="Source_20_Text"/></text:p>
      <text:p text:style-name="P73">Com os elementos agrupados em um array, precisamos de uma forma programática para percorrer a coleção e aplicar uma operação a cada item. A aula apresentou duas estruturas eficazes para essa tarefa: o laço <text:span text:style-name="Source_20_Text">for...of</text:span> e o método de array <text:span text:style-name="Source_20_Text">.map()</text:span>.</text:p>
      <text:h text:style-name="P90" text:outline-level="3">Abordagem com <text:span text:style-name="Source_20_Text">for...of</text:span></text:h>
      <text:p text:style-name="P73">O laço <text:span text:style-name="Source_20_Text">for...of</text:span> é uma estrutura de repetição clara e legível, ideal para percorrer coleções iteráveis como arrays. No exemplo abaixo, o laço itera sobre cada elemento (<text:span text:style-name="Source_20_Text">d</text:span>) no <text:span text:style-name="Source_20_Text">arreiElementos</text:span> e modifica sua propriedade <text:span text:style-name="Source_20_Text">innerHTML</text:span>.</text:p>
      <text:p text:style-name="P73"/>
      <text:p text:style-name="P93"><text:span text:style-name="Source_20_Text">for (let d of arreiElementos) {</text:span></text:p>
      <text:p text:style-name="P93"><text:span text:style-name="Source_20_Text"><text:s text:c="4"/>d.innerHTML = 'cfb cursos';</text:span></text:p>
      <text:p text:style-name="P93"><text:span text:style-name="Source_20_Text">}</text:span></text:p>
      <text:h text:style-name="P90" text:outline-level="3"><text:soft-page-break/>Abordagem com <text:span text:style-name="Source_20_Text">.map()</text:span></text:h>
      <text:p text:style-name="P73">O método <text:span text:style-name="Source_20_Text">.map()</text:span> foi apresentado como uma alternativa mais eficaz. Embora <text:span text:style-name="Source_20_Text">map</text:span> seja tradicionalmente usado para criar um novo array a partir de um existente, ele também pode ser utilizado para executar uma função em cada elemento da coleção original. O código a seguir alcança o mesmo resultado do laço <text:span text:style-name="Source_20_Text">for...of</text:span>, modificando o conteúdo de todos os elementos.</text:p>
      <text:p text:style-name="P73"/>
      <text:p text:style-name="P93"><text:span text:style-name="Source_20_Text">arreiElementos.map((e) =&gt; {</text:span></text:p>
      <text:p text:style-name="P93"><text:span text:style-name="Source_20_Text"><text:s text:c="4"/>e.innerHTML = 'cfb cursos';</text:span></text:p>
      <text:p text:style-name="P93"><text:span text:style-name="Source_20_Text">});</text:span></text:p>
      <text:p text:style-name="P94"><text:span text:style-name="Source_20_Text"/></text:p>
      <text:p text:style-name="P73">Conforme a recomendação do instrutor, ao precisar percorrer e operar sobre todos os itens de um array, dê preferência ao <text:span text:style-name="Source_20_Text">.map()</text:span>. Ele é considerado uma estrutura "mais simples e mais moderna" para essa finalidade, oferecendo uma sintaxe limpa e alinhada com paradigmas de programação funcional. Com essa ferramenta, a manipulação de elementos em lote se torna uma tarefa simples e poderosa.</text:p>
      <text:p text:style-name="P73"/>
      <text:h text:style-name="P85" text:outline-level="2">7.0 Conclusão e Principais Aprendizados</text:h>
      <text:p text:style-name="P86"/>
      <text:p text:style-name="P73">Esta aula forneceu os blocos de construção essenciais para começar a manipular o DOM com JavaScript. Ao entender a estrutura da página e aprender a selecionar e modificar elementos, você ganha a capacidade de transformar páginas estáticas em experiências dinâmicas e interativas.</text:p>
      <text:p text:style-name="P73">Os principais aprendizados desta lição podem ser resumidos nos seguintes pontos:</text:p>
      <text:list text:style-name="L42">
        <text:list-item>
          <text:p text:style-name="P97"><text:span text:style-name="T1">A Estrutura do DOM:</text:span> Entender o DOM como uma árvore hierárquica é o primeiro passo para a manipulação de elementos.</text:p>
        </text:list-item>
        <text:list-item>
          <text:p text:style-name="P97"><text:span text:style-name="T1">Seleção com </text:span><text:span text:style-name="Source_20_Text"><text:span text:style-name="T1">getElementById</text:span></text:span><text:span text:style-name="T1">:</text:span> É o método direto e fundamental para capturar um elemento único e específico da página, servindo como ponto de partida para qualquer manipulação.</text:p>
        </text:list-item>
        <text:list-item>
          <text:p text:style-name="P97"><text:span text:style-name="T1">Acesso e Modificação:</text:span> Uma vez selecionado, é possível ler e alterar as propriedades de um elemento, como o <text:span text:style-name="Source_20_Text">innerHTML</text:span>, para criar interatividade.</text:p>
        </text:list-item>
        <text:list-item>
          <text:p text:style-name="P98"><text:span text:style-name="T1">Operação em Lote:</text:span> Agrupar elementos em um array e utilizar métodos como <text:span text:style-name="Source_20_Text">.map()</text:span> permite manipular múltiplos elementos de forma eficiente e moderna.</text:p>
        </text:list-item>
      </text:list>
      <text:p text:style-name="P73">É importante notar que, enquanto nesta aula criamos nosso array manualmente, algumas funções do DOM retornam uma <text:span text:style-name="Source_20_Text">HTML Collection</text:span>. Este tipo de coleção apresenta um desafio: ela "não é iterável" diretamente com métodos de array como <text:span text:style-name="Source_20_Text">.map()</text:span>. Para resolver isso, será necessário utilizar o operador <text:span text:style-name="Source_20_Text">spread</text:span> (<text:span text:style-name="Source_20_Text">`...`</text:span>) para converter a <text:span text:style-name="Source_20_Text">HTML Collection</text:span> em um <text:span text:style-name="Source_20_Text">Array</text:span> verdadeiro. Este é um tópico que será aprofundado em aulas futuras, preparando o caminho para conceitos mais avançados de manipulação do DOM.</text:p>
      <text:p text:style-name="P73"/>
      <text:p text:style-name="P15"/>
      <text:p text:style-name="P1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1" style:font-family-complex="'Noto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1" style:font-family-complex="'Noto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25cm" style:type="center"/>
          <style:tab-stop style:position="18.5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5cm" style:type="center"/>
          <style:tab-stop style:position="18.5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top="0cm" fo:margin-bottom="1cm" style:contextual-spacing="false" fo:line-height="100%" fo:text-align="end" style:justify-single-word="false" fo:text-indent="0cm" style:auto-text-indent="false"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line-height="200%" fo:text-indent="0cm" style:auto-text-indent="false">
        <style:tab-stops>
          <style:tab-stop style:position="18.5cm" style:type="right" style:leader-style="dotted" style:leader-text="."/>
        </style:tab-stops>
      </style:paragraph-properties>
      <style:text-properties fo:font-style="italic" fo:font-weight="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weight="bold" style:font-weight-asian="bold" style:font-weight-complex="bold"/>
    </style:style>
    <style:page-layout style:name="Mpm1">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251cm" fo:margin-right="1.25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footer>
        <text:p text:style-name="MP1"><text:page-number text:select-page="current">5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6T15:47:04.215061025</meta:creation-date>
    <dc:date>2026-01-11T11:10:14.995599005</dc:date>
    <meta:editing-duration>PT10H31M47S</meta:editing-duration>
    <meta:editing-cycles>16</meta:editing-cycles>
    <meta:generator>LibreOffice/25.8.4.2$Linux_X86_64 LibreOffice_project/290daaa01b999472f0c7a3890eb6a550fd74c6df</meta:generator>
    <meta:document-statistic meta:table-count="6" meta:image-count="0" meta:object-count="0" meta:page-count="58" meta:paragraph-count="983" meta:word-count="19833" meta:character-count="122692" meta:non-whitespace-character-count="103535"/>
  </office:meta>
</office:document-meta>
</file>